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style:font-size-asian="14pt" style:font-name-complex="Shofar" style:font-size-complex="14pt"/>
    </style:style>
    <style:style style:name="P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officeooo:paragraph-rsid="000715b5" style:font-size-asian="14pt" style:font-name-complex="Shofar" style:font-size-complex="14pt"/>
    </style:style>
    <style:style style:name="P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715b5" style:font-size-asian="14pt" style:font-name-complex="Shofar" style:font-size-complex="14pt" style:font-style-complex="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e647b" style:font-size-asian="14pt" style:font-name-complex="Shofar" style:font-size-complex="14pt" style:font-style-complex="normal" style:font-weight-complex="normal"/>
    </style:style>
    <style:style style:name="P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style>
    <style:style style:name="P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normal"/>
    </style:style>
    <style:style style:name="P1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715b5" style:font-size-asian="14pt" style:font-name-complex="Shofar" style:font-size-complex="14pt" style:font-style-complex="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bold"/>
    </style:style>
    <style:style style:name="P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fo:background-color="transparent" style:font-size-asian="14pt" style:font-name-complex="Shofar" style:font-size-complex="14pt" style:font-style-complex="normal" style:font-weight-complex="normal"/>
    </style:style>
    <style:style style:name="P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0.0028in" fo:font-style="normal" fo:font-weight="normal" officeooo:paragraph-rsid="0006f1e5" style:font-size-asian="14pt" style:font-name-complex="Shofar" style:font-size-complex="14pt" style:font-style-complex="normal" style:font-weight-complex="normal"/>
    </style:style>
    <style:style style:name="P1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1f546e" style:font-size-asian="12pt" style:font-name-complex="Shofar" style:font-size-complex="12pt" style:font-style-complex="normal" style:font-weight-complex="normal"/>
    </style:style>
    <style:style style:name="P1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23a8a7" style:font-size-asian="12pt" style:font-name-complex="Shofar" style:font-size-complex="12pt" style:font-style-complex="normal" style:font-weight-complex="normal"/>
    </style:style>
    <style:style style:name="P1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style>
    <style:style style:name="P1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1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20" style:family="paragraph" style:parent-style-name="Shemoneh_20_Esreh_20_Addition">
      <style:paragraph-properties fo:margin-left="0in" fo:margin-right="0in" fo:text-indent="0in" style:auto-text-indent="false"/>
      <style:text-properties officeooo:paragraph-rsid="00248111"/>
    </style:style>
    <style:style style:name="P21" style:family="paragraph" style:parent-style-name="Instruction">
      <style:paragraph-properties fo:margin-left="0in" fo:margin-right="0in" fo:text-indent="0in" style:auto-text-indent="false"/>
      <style:text-properties officeooo:paragraph-rsid="002becf4"/>
    </style:style>
    <style:style style:name="P22" style:family="paragraph" style:parent-style-name="Standard">
      <style:text-properties officeooo:paragraph-rsid="000b27ce"/>
    </style:style>
    <style:style style:name="P23" style:family="paragraph" style:parent-style-name="Standard">
      <style:text-properties officeooo:paragraph-rsid="0006f1e5"/>
    </style:style>
    <style:style style:name="P24" style:family="paragraph" style:parent-style-name="Standard">
      <style:text-properties officeooo:paragraph-rsid="000b851d"/>
    </style:style>
    <style:style style:name="P25" style:family="paragraph" style:parent-style-name="Standard">
      <style:text-properties officeooo:paragraph-rsid="000e4472"/>
    </style:style>
    <style:style style:name="P26" style:family="paragraph" style:parent-style-name="Standard">
      <style:text-properties officeooo:paragraph-rsid="000f8ddd"/>
    </style:style>
    <style:style style:name="P27" style:family="paragraph" style:parent-style-name="Standard">
      <style:text-properties officeooo:paragraph-rsid="0010acd2"/>
    </style:style>
    <style:style style:name="P28" style:family="paragraph" style:parent-style-name="Standard">
      <style:text-properties officeooo:paragraph-rsid="0011c8da"/>
    </style:style>
    <style:style style:name="P29" style:family="paragraph" style:parent-style-name="Standard">
      <style:text-properties officeooo:paragraph-rsid="00145e43"/>
    </style:style>
    <style:style style:name="P30" style:family="paragraph" style:parent-style-name="Standard">
      <style:text-properties officeooo:paragraph-rsid="001a0409"/>
    </style:style>
    <style:style style:name="P31" style:family="paragraph" style:parent-style-name="Standard">
      <style:text-properties officeooo:paragraph-rsid="001ba797"/>
    </style:style>
    <style:style style:name="P32" style:family="paragraph" style:parent-style-name="Standard">
      <style:text-properties officeooo:paragraph-rsid="001bd439"/>
    </style:style>
    <style:style style:name="P33" style:family="paragraph" style:parent-style-name="Standard">
      <style:paragraph-properties>
        <style:tab-stops>
          <style:tab-stop style:position="0.9945in"/>
          <style:tab-stop style:position="1.9984in"/>
        </style:tab-stops>
      </style:paragraph-properties>
      <style:text-properties officeooo:paragraph-rsid="001bd439"/>
    </style:style>
    <style:style style:name="P34" style:family="paragraph" style:parent-style-name="Standard">
      <style:text-properties officeooo:paragraph-rsid="001d4dd5"/>
    </style:style>
    <style:style style:name="P35" style:family="paragraph" style:parent-style-name="Standard">
      <style:text-properties officeooo:paragraph-rsid="001e45e8"/>
    </style:style>
    <style:style style:name="P36" style:family="paragraph" style:parent-style-name="Standard">
      <style:text-properties officeooo:paragraph-rsid="001f546e"/>
    </style:style>
    <style:style style:name="P37" style:family="paragraph" style:parent-style-name="Standard">
      <style:paragraph-properties fo:line-height="93%"/>
    </style:style>
    <style:style style:name="P38" style:family="paragraph" style:parent-style-name="Standard">
      <style:paragraph-properties fo:line-height="93%"/>
      <style:text-properties officeooo:paragraph-rsid="0016477d"/>
    </style:style>
    <style:style style:name="P39" style:family="paragraph" style:parent-style-name="Standard">
      <style:paragraph-properties fo:line-height="93%">
        <style:tab-stops>
          <style:tab-stop style:position="0.4972in"/>
          <style:tab-stop style:position="1.9571in"/>
        </style:tab-stops>
      </style:paragraph-properties>
      <style:text-properties officeooo:paragraph-rsid="0016477d"/>
    </style:style>
    <style:style style:name="P40" style:family="paragraph" style:parent-style-name="Standard">
      <style:paragraph-properties fo:line-height="93%">
        <style:tab-stops>
          <style:tab-stop style:position="0.4972in"/>
          <style:tab-stop style:position="1.9571in"/>
        </style:tab-stops>
      </style:paragraph-properties>
      <style:text-properties officeooo:paragraph-rsid="00248111"/>
    </style:style>
    <style:style style:name="P41" style:family="paragraph" style:parent-style-name="Standard">
      <style:paragraph-properties fo:line-height="93%"/>
      <style:text-properties officeooo:paragraph-rsid="00172bcd"/>
    </style:style>
    <style:style style:name="P42" style:family="paragraph" style:parent-style-name="Standard">
      <style:paragraph-properties fo:line-height="93%"/>
      <style:text-properties officeooo:paragraph-rsid="00248111"/>
    </style:style>
    <style:style style:name="P43" style:family="paragraph" style:parent-style-name="Standard">
      <style:text-properties fo:font-style="normal" fo:font-weight="normal" style:font-weight-complex="bold"/>
    </style:style>
    <style:style style:name="P44" style:family="paragraph" style:parent-style-name="Standard">
      <style:text-properties officeooo:paragraph-rsid="0023a8a7"/>
    </style:style>
    <style:style style:name="P45" style:family="paragraph" style:parent-style-name="Standard">
      <style:text-properties fo:font-size="18pt" officeooo:paragraph-rsid="0023a8a7" style:font-size-asian="18pt" style:font-size-complex="18pt"/>
    </style:style>
    <style:style style:name="P46" style:family="paragraph" style:parent-style-name="Standard">
      <style:paragraph-properties fo:text-align="justify" style:justify-single-word="false"/>
      <style:text-properties officeooo:paragraph-rsid="0023a8a7"/>
    </style:style>
    <style:style style:name="P47" style:family="paragraph" style:parent-style-name="Standard">
      <style:text-properties officeooo:paragraph-rsid="00248111"/>
    </style:style>
    <style:style style:name="P48" style:family="paragraph" style:parent-style-name="Standard">
      <style:text-properties officeooo:paragraph-rsid="00266860"/>
    </style:style>
    <style:style style:name="P49" style:family="paragraph" style:parent-style-name="Standard">
      <style:text-properties fo:letter-spacing="-0.0028in" officeooo:paragraph-rsid="0027634d"/>
    </style:style>
    <style:style style:name="P50" style:family="paragraph" style:parent-style-name="Standard">
      <style:text-properties fo:font-size="12pt" officeooo:paragraph-rsid="00266860" style:font-size-asian="12pt" style:font-size-complex="12pt"/>
    </style:style>
    <style:style style:name="P51" style:family="paragraph" style:parent-style-name="Standard">
      <style:paragraph-properties fo:text-align="end" style:justify-single-word="false"/>
      <style:text-properties fo:font-size="12pt" officeooo:paragraph-rsid="00266860" style:font-size-asian="12pt" style:font-size-complex="12pt"/>
    </style:style>
    <style:style style:name="P52" style:family="paragraph" style:parent-style-name="Standard">
      <style:text-properties officeooo:paragraph-rsid="0027634d"/>
    </style:style>
    <style:style style:name="P53" style:family="paragraph" style:parent-style-name="Standard">
      <style:text-properties fo:font-size="10pt" officeooo:paragraph-rsid="001e45e8" style:font-size-asian="10pt" style:font-size-complex="10pt"/>
    </style:style>
    <style:style style:name="P54" style:family="paragraph" style:parent-style-name="Standard">
      <style:paragraph-properties>
        <style:tab-stops>
          <style:tab-stop style:position="1.1457in"/>
        </style:tab-stops>
      </style:paragraph-properties>
      <style:text-properties fo:font-size="10pt" officeooo:paragraph-rsid="002becf4" style:font-size-asian="10pt" style:font-size-complex="10pt"/>
    </style:style>
    <style:style style:name="P55" style:family="paragraph" style:parent-style-name="Standard">
      <style:paragraph-properties>
        <style:tab-stops>
          <style:tab-stop style:position="1.1457in"/>
        </style:tab-stops>
      </style:paragraph-properties>
    </style:style>
    <style:style style:name="P56" style:family="paragraph" style:parent-style-name="Standard">
      <style:paragraph-properties>
        <style:tab-stops>
          <style:tab-stop style:position="2.25in"/>
        </style:tab-stops>
      </style:paragraph-properties>
      <style:text-properties officeooo:paragraph-rsid="002c590c"/>
    </style:style>
    <style:style style:name="P57" style:family="paragraph" style:parent-style-name="Standard">
      <style:text-properties officeooo:paragraph-rsid="002c590c"/>
    </style:style>
    <style:style style:name="P58" style:family="paragraph" style:parent-style-name="Standard">
      <style:text-properties fo:font-size="13pt" style:font-size-asian="13pt" style:font-size-complex="13pt"/>
    </style:style>
    <style:style style:name="P59" style:family="paragraph" style:parent-style-name="Standard">
      <style:text-properties officeooo:paragraph-rsid="002eae73"/>
    </style:style>
    <style:style style:name="P60" style:family="paragraph" style:parent-style-name="Standard">
      <style:text-properties officeooo:paragraph-rsid="003074c2"/>
    </style:style>
    <style:style style:name="P61" style:family="paragraph" style:parent-style-name="Standard">
      <style:text-properties officeooo:paragraph-rsid="002eae73" style:font-size-complex="10pt"/>
    </style:style>
    <style:style style:name="P62" style:family="paragraph" style:parent-style-name="Standard">
      <style:paragraph-properties>
        <style:tab-stops>
          <style:tab-stop style:position="1.75in" style:type="center"/>
          <style:tab-stop style:position="3.5in" style:type="right"/>
          <style:tab-stop style:position="3.6252in"/>
        </style:tab-stops>
      </style:paragraph-properties>
      <style:text-properties officeooo:paragraph-rsid="002eae73"/>
    </style:style>
    <style:style style:name="P63" style:family="paragraph" style:parent-style-name="Standard">
      <style:text-properties officeooo:paragraph-rsid="003a1800"/>
    </style:style>
    <style:style style:name="P64" style:family="paragraph" style:parent-style-name="Standard">
      <style:paragraph-properties>
        <style:tab-stops/>
      </style:paragraph-properties>
      <style:text-properties officeooo:paragraph-rsid="003ac276"/>
    </style:style>
    <style:style style:name="P65" style:family="paragraph" style:parent-style-name="Standard">
      <style:paragraph-properties>
        <style:tab-stops>
          <style:tab-stop style:position="4.5937in" style:type="right"/>
        </style:tab-stops>
      </style:paragraph-properties>
      <style:text-properties officeooo:paragraph-rsid="001e45e8"/>
    </style:style>
    <style:style style:name="P66" style:family="paragraph" style:parent-style-name="Standard">
      <style:paragraph-properties>
        <style:tab-stops>
          <style:tab-stop style:position="4.5937in" style:type="right"/>
        </style:tab-stops>
      </style:paragraph-properties>
      <style:text-properties officeooo:paragraph-rsid="003ac276"/>
    </style:style>
    <style:style style:name="P67" style:family="paragraph" style:parent-style-name="Standard">
      <style:paragraph-properties>
        <style:tab-stops>
          <style:tab-stop style:position="4.6043in" style:type="right"/>
        </style:tab-stops>
      </style:paragraph-properties>
      <style:text-properties officeooo:paragraph-rsid="001e45e8"/>
    </style:style>
    <style:style style:name="P68" style:family="paragraph" style:parent-style-name="Standard">
      <style:paragraph-properties>
        <style:tab-stops>
          <style:tab-stop style:position="4.6043in" style:type="right"/>
        </style:tab-stops>
      </style:paragraph-properties>
      <style:text-properties officeooo:paragraph-rsid="002c590c"/>
    </style:style>
    <style:style style:name="P69" style:family="paragraph" style:parent-style-name="Standard">
      <style:paragraph-properties>
        <style:tab-stops>
          <style:tab-stop style:position="4.6043in" style:type="right"/>
        </style:tab-stops>
      </style:paragraph-properties>
      <style:text-properties officeooo:paragraph-rsid="003ac276"/>
    </style:style>
    <style:style style:name="P70" style:family="paragraph" style:parent-style-name="Standard">
      <style:text-properties officeooo:paragraph-rsid="003ac276"/>
    </style:style>
    <style:style style:name="P71"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06f1e5"/>
    </style:style>
    <style:style style:name="P72"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in" style:auto-text-indent="false" fo:background-color="transparent" style:writing-mode="rl-tb"/>
      <style:text-properties officeooo:paragraph-rsid="0006f1e5"/>
    </style:style>
    <style:style style:name="P73" style:family="paragraph" style:parent-style-name="Shemoneh_20_Esreh_20_Addition">
      <style:text-properties officeooo:paragraph-rsid="000b27ce"/>
    </style:style>
    <style:style style:name="P74" style:family="paragraph" style:parent-style-name="Shemoneh_20_Esreh_20_Addition">
      <style:text-properties officeooo:paragraph-rsid="000b851d"/>
    </style:style>
    <style:style style:name="P75" style:family="paragraph" style:parent-style-name="Shemoneh_20_Esreh_20_Addition">
      <style:text-properties officeooo:paragraph-rsid="000e4472"/>
    </style:style>
    <style:style style:name="P76" style:family="paragraph" style:parent-style-name="Shemoneh_20_Esreh_20_Addition">
      <style:text-properties officeooo:paragraph-rsid="000f8ddd"/>
    </style:style>
    <style:style style:name="P77" style:family="paragraph" style:parent-style-name="Shemoneh_20_Esreh_20_Addition">
      <style:text-properties officeooo:paragraph-rsid="0010acd2"/>
    </style:style>
    <style:style style:name="P78" style:family="paragraph" style:parent-style-name="Shemoneh_20_Esreh_20_Addition">
      <style:paragraph-properties>
        <style:tab-stops>
          <style:tab-stop style:position="0.8354in"/>
        </style:tab-stops>
      </style:paragraph-properties>
    </style:style>
    <style:style style:name="P79" style:family="paragraph" style:parent-style-name="Shemoneh_20_Esreh_20_Addition">
      <style:paragraph-properties>
        <style:tab-stops>
          <style:tab-stop style:position="0.8354in"/>
        </style:tab-stops>
      </style:paragraph-properties>
      <style:text-properties officeooo:paragraph-rsid="001a0409"/>
    </style:style>
    <style:style style:name="P80" style:family="paragraph" style:parent-style-name="Shemoneh_20_Esreh_20_Addition">
      <style:text-properties officeooo:paragraph-rsid="001d4dd5"/>
    </style:style>
    <style:style style:name="P81" style:family="paragraph" style:parent-style-name="Shemoneh_20_Esreh_20_Addition">
      <style:text-properties officeooo:paragraph-rsid="001e45e8"/>
    </style:style>
    <style:style style:name="P82" style:family="paragraph" style:parent-style-name="Shemoneh_20_Esreh_20_Addition">
      <style:paragraph-properties fo:line-height="93%"/>
    </style:style>
    <style:style style:name="P83" style:family="paragraph" style:parent-style-name="Shemoneh_20_Esreh_20_Addition">
      <style:paragraph-properties fo:line-height="93%"/>
      <style:text-properties officeooo:paragraph-rsid="00145e43"/>
    </style:style>
    <style:style style:name="P84" style:family="paragraph" style:parent-style-name="Shemoneh_20_Esreh_20_Addition">
      <style:paragraph-properties fo:line-height="93%">
        <style:tab-stops>
          <style:tab-stop style:position="2.9043in"/>
        </style:tab-stops>
      </style:paragraph-properties>
    </style:style>
    <style:style style:name="P85" style:family="paragraph" style:parent-style-name="Shemoneh_20_Esreh_20_Addition">
      <style:paragraph-properties fo:line-height="93%">
        <style:tab-stops>
          <style:tab-stop style:position="2.9043in"/>
        </style:tab-stops>
      </style:paragraph-properties>
      <style:text-properties officeooo:paragraph-rsid="00145e43"/>
    </style:style>
    <style:style style:name="P86" style:family="paragraph" style:parent-style-name="Shemoneh_20_Esreh_20_Addition">
      <style:paragraph-properties fo:line-height="93%"/>
      <style:text-properties officeooo:paragraph-rsid="0014e751"/>
    </style:style>
    <style:style style:name="P87" style:family="paragraph" style:parent-style-name="Shemoneh_20_Esreh_20_Addition">
      <style:paragraph-properties fo:line-height="93%">
        <style:tab-stops>
          <style:tab-stop style:position="2.7075in"/>
        </style:tab-stops>
      </style:paragraph-properties>
    </style:style>
    <style:style style:name="P88" style:family="paragraph" style:parent-style-name="Shemoneh_20_Esreh_20_Addition">
      <style:text-properties officeooo:paragraph-rsid="0023a8a7"/>
    </style:style>
    <style:style style:name="P89" style:family="paragraph" style:parent-style-name="Shemoneh_20_Esreh_20_Addition">
      <style:text-properties officeooo:paragraph-rsid="00248111"/>
    </style:style>
    <style:style style:name="P90" style:family="paragraph" style:parent-style-name="Shemoneh_20_Esreh_20_Addition">
      <style:paragraph-properties fo:text-align="justify" style:justify-single-word="false"/>
    </style:style>
    <style:style style:name="P91" style:family="paragraph" style:parent-style-name="Shemoneh_20_Esreh_20_Addition">
      <style:paragraph-properties fo:line-height="93%"/>
      <style:text-properties fo:letter-spacing="-0.0028in" officeooo:paragraph-rsid="002d12fe"/>
    </style:style>
    <style:style style:name="P92" style:family="paragraph" style:parent-style-name="Shemoneh_20_Esreh_20_Addition">
      <style:text-properties officeooo:paragraph-rsid="002eae73"/>
    </style:style>
    <style:style style:name="P93" style:family="paragraph" style:parent-style-name="Shemoneh_20_Esreh_20_Addition">
      <style:text-properties officeooo:paragraph-rsid="003a1800"/>
    </style:style>
    <style:style style:name="P94"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25in" style:auto-text-indent="false" style:page-number="auto" fo:background-color="transparent" style:writing-mode="rl-tb"/>
      <style:text-properties officeooo:paragraph-rsid="001d4dd5"/>
    </style:style>
    <style:style style:name="P95"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ackground-color="transparent" style:writing-mode="rl-tb"/>
      <style:text-properties officeooo:paragraph-rsid="001d4dd5"/>
    </style:style>
    <style:style style:name="P96"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reak-before="page" fo:background-color="transparent" style:writing-mode="rl-tb"/>
      <style:text-properties officeooo:paragraph-rsid="001d4dd5"/>
    </style:style>
    <style:style style:name="P97" style:family="paragraph" style:parent-style-name="Standard">
      <style:paragraph-properties fo:break-before="page"/>
    </style:style>
    <style:style style:name="P98" style:family="paragraph" style:parent-style-name="Standard">
      <style:paragraph-properties fo:break-before="page"/>
      <style:text-properties officeooo:paragraph-rsid="000b27ce"/>
    </style:style>
    <style:style style:name="P99" style:family="paragraph" style:parent-style-name="Standard">
      <style:paragraph-properties fo:break-before="page"/>
      <style:text-properties officeooo:paragraph-rsid="000b851d"/>
    </style:style>
    <style:style style:name="P100" style:family="paragraph" style:parent-style-name="Standard">
      <style:paragraph-properties fo:break-before="page"/>
      <style:text-properties officeooo:paragraph-rsid="000f8ddd"/>
    </style:style>
    <style:style style:name="P101" style:family="paragraph" style:parent-style-name="Standard">
      <style:paragraph-properties fo:break-before="page"/>
      <style:text-properties officeooo:paragraph-rsid="001a0409"/>
    </style:style>
    <style:style style:name="P102" style:family="paragraph" style:parent-style-name="Standard">
      <style:paragraph-properties fo:break-before="page"/>
      <style:text-properties officeooo:paragraph-rsid="001bd439"/>
    </style:style>
    <style:style style:name="P103" style:family="paragraph" style:parent-style-name="Standard">
      <style:paragraph-properties fo:break-before="page"/>
      <style:text-properties officeooo:paragraph-rsid="001e45e8"/>
    </style:style>
    <style:style style:name="P104" style:family="paragraph" style:parent-style-name="Standard">
      <style:paragraph-properties fo:break-before="page"/>
      <style:text-properties officeooo:paragraph-rsid="0023a8a7"/>
    </style:style>
    <style:style style:name="P105" style:family="paragraph" style:parent-style-name="Standard">
      <style:paragraph-properties fo:break-before="page"/>
      <style:text-properties officeooo:paragraph-rsid="00248111"/>
    </style:style>
    <style:style style:name="P106" style:family="paragraph" style:parent-style-name="Standard">
      <style:paragraph-properties fo:break-before="page">
        <style:tab-stops>
          <style:tab-stop style:position="1.1457in"/>
        </style:tab-stops>
      </style:paragraph-properties>
      <style:text-properties officeooo:paragraph-rsid="002becf4"/>
    </style:style>
    <style:style style:name="P107" style:family="paragraph" style:parent-style-name="Standard">
      <style:paragraph-properties fo:break-before="page"/>
      <style:text-properties officeooo:paragraph-rsid="002eae73"/>
    </style:style>
    <style:style style:name="P108" style:family="paragraph" style:parent-style-name="Standard">
      <style:paragraph-properties fo:break-before="page"/>
      <style:text-properties officeooo:paragraph-rsid="0010acd2"/>
    </style:style>
    <style:style style:name="P109" style:family="paragraph" style:parent-style-name="Standard">
      <style:paragraph-properties fo:break-before="page">
        <style:tab-stops>
          <style:tab-stop style:position="4.5937in" style:type="right"/>
        </style:tab-stops>
      </style:paragraph-properties>
      <style:text-properties officeooo:paragraph-rsid="001e45e8"/>
    </style:style>
    <style:style style:name="P110" style:family="paragraph" style:parent-style-name="Shemoneh_20_Esreh_20_Addition">
      <style:paragraph-properties fo:break-before="page"/>
    </style:style>
    <style:style style:name="P111" style:family="paragraph" style:parent-style-name="Shemoneh_20_Esreh_20_Addition">
      <style:paragraph-properties fo:break-before="page"/>
      <style:text-properties officeooo:paragraph-rsid="001e45e8"/>
    </style:style>
    <style:style style:name="P112" style:family="paragraph" style:parent-style-name="Instruction">
      <style:paragraph-properties fo:break-before="page"/>
    </style:style>
    <style:style style:name="P113" style:family="paragraph" style:parent-style-name="Instruction">
      <style:paragraph-properties fo:line-height="93%" fo:break-before="page"/>
    </style:style>
    <style:style style:name="P114" style:family="paragraph" style:parent-style-name="Instruction">
      <style:paragraph-properties fo:break-before="page"/>
      <style:text-properties officeooo:paragraph-rsid="001f546e"/>
    </style:style>
    <style:style style:name="P115" style:family="paragraph" style:parent-style-name="Instruction">
      <style:paragraph-properties fo:line-height="93%"/>
    </style:style>
    <style:style style:name="P116" style:family="paragraph" style:parent-style-name="Instruction">
      <style:paragraph-properties fo:line-height="93%"/>
      <style:text-properties officeooo:paragraph-rsid="00248111"/>
    </style:style>
    <style:style style:name="P117" style:family="paragraph" style:parent-style-name="Instruction">
      <style:text-properties officeooo:paragraph-rsid="00248111"/>
    </style:style>
    <style:style style:name="P118" style:family="paragraph" style:parent-style-name="Instruction">
      <style:text-properties officeooo:paragraph-rsid="003a1800"/>
    </style:style>
    <style:style style:name="P119"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266860"/>
    </style:style>
    <style:style style:name="P120"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66860"/>
    </style:style>
    <style:style style:name="P121"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7634d"/>
    </style:style>
    <style:style style:name="P122"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66860"/>
    </style:style>
    <style:style style:name="P123"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7634d"/>
    </style:style>
    <style:style style:name="P124"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27634d"/>
    </style:style>
    <style:style style:name="P12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e647b" style:font-size-asian="14pt" style:font-name-complex="Shofar" style:font-size-complex="14pt" style:font-style-complex="normal" style:font-weight-complex="normal"/>
    </style:style>
    <style:style style:name="P126" style:family="paragraph" style:parent-style-name="Standard">
      <style:text-properties officeooo:paragraph-rsid="000e4472"/>
    </style:style>
    <style:style style:name="P127" style:family="paragraph" style:parent-style-name="Standard">
      <style:text-properties officeooo:paragraph-rsid="000f8ddd"/>
    </style:style>
    <style:style style:name="P128" style:family="paragraph" style:parent-style-name="Standard">
      <style:text-properties officeooo:paragraph-rsid="00248111"/>
    </style:style>
    <style:style style:name="P129" style:family="paragraph" style:parent-style-name="Standard">
      <style:paragraph-properties fo:break-before="page"/>
      <style:text-properties officeooo:paragraph-rsid="000e4472"/>
    </style:style>
    <style:style style:name="P130" style:family="paragraph" style:parent-style-name="Standard">
      <style:paragraph-properties fo:break-before="page"/>
      <style:text-properties officeooo:paragraph-rsid="000f8ddd"/>
    </style:style>
    <style:style style:name="P131" style:family="paragraph" style:parent-style-name="Standard">
      <style:paragraph-properties fo:break-before="page"/>
      <style:text-properties officeooo:paragraph-rsid="00248111"/>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style-complex="normal" style:font-weight-complex="normal"/>
    </style:style>
    <style:style style:name="T3" style:family="text">
      <style:text-properties fo:font-variant="normal" fo:text-transform="none" fo:color="#000000" fo:letter-spacing="normal"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tyle-complex="normal" style:font-weight-complex="bold"/>
    </style:style>
    <style:style style:name="T6" style:family="text">
      <style:text-properties fo:font-variant="normal" fo:text-transform="none" fo:color="#000000" fo:letter-spacing="normal" fo:font-style="normal" fo:font-weight="normal" style:font-style-complex="normal" style:font-weight-complex="normal"/>
    </style:style>
    <style:style style:name="T7" style:family="text">
      <style:text-properties fo:font-variant="normal" fo:text-transform="none" fo:color="#000000" style:font-name="Shofar" fo:font-size="14pt" fo:letter-spacing="normal" fo:language="he" fo:country="IL" fo:font-style="normal" fo:font-weight="normal" fo:background-color="transparent" loext:char-shading-value="0" style:font-size-asian="14pt" style:font-name-complex="Shofar" style:font-size-complex="14pt"/>
    </style:style>
    <style:style style:name="T8" style:family="text">
      <style:text-properties fo:font-variant="normal" fo:text-transform="none" fo:color="#000000" style:font-name="Shofar" fo:font-size="14pt" fo:letter-spacing="normal" fo:background-color="transparent" loext:char-shading-value="0" style:font-size-asian="14pt" style:font-name-complex="Shofar" style:font-size-complex="14pt" style:font-style-complex="normal" style:font-weight-complex="normal"/>
    </style:style>
    <style:style style:name="T9" style:family="text">
      <style:text-properties fo:font-variant="normal" fo:text-transform="none" fo:color="#000000" fo:letter-spacing="-0.0028in" fo:font-weight="normal" style:font-style-complex="normal" style:font-weight-complex="normal"/>
    </style:style>
    <style:style style:name="T10" style:family="text">
      <style:text-properties fo:font-style="normal" fo:font-weight="normal"/>
    </style:style>
    <style:style style:name="T11" style:family="text">
      <style:text-properties fo:font-style="normal" fo:font-weight="normal"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Frank Ruehl CLM" style:font-size-complex="10pt"/>
    </style:style>
    <style:style style:name="T14" style:family="text">
      <style:text-properties fo:font-size="10pt" fo:font-style="normal" fo:font-weight="normal" style:font-size-asian="10pt" style:font-size-complex="10pt"/>
    </style:style>
    <style:style style:name="T15" style:family="text">
      <style:text-properties fo:letter-spacing="-0.0028in"/>
    </style:style>
    <style:style style:name="T16" style:family="text">
      <style:text-properties fo:letter-spacing="-0.0028in" fo:font-weight="normal" style:font-weight-complex="normal"/>
    </style:style>
    <style:style style:name="T17" style:family="text">
      <style:text-properties fo:language="he" fo:country="IL" fo:font-style="normal" fo:font-weight="normal"/>
    </style:style>
    <style:style style:name="T18" style:family="text">
      <style:text-properties officeooo:rsid="00145e43"/>
    </style:style>
    <style:style style:name="T19" style:family="text">
      <style:text-properties officeooo:rsid="0014e751"/>
    </style:style>
    <style:style style:name="T20" style:family="text">
      <style:text-properties officeooo:rsid="001a0409"/>
    </style:style>
    <style:style style:name="T21" style:family="text">
      <style:text-properties fo:font-weight="bold" style:font-weight-asian="bold" style:font-weight-complex="bold"/>
    </style:style>
    <style:style style:name="T22" style:family="text">
      <style:text-properties style:font-style-complex="normal" style:font-weight-complex="bold"/>
    </style:style>
    <style:style style:name="T23" style:family="text">
      <style:text-properties style:font-style-complex="normal" style:font-weight-complex="normal"/>
    </style:style>
    <style:style style:name="T24" style:family="text">
      <style:text-properties fo:font-size="18pt"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5in" svg:y="25.9272in" svg:width="0.3126in" draw:z-index="0">
        <draw:text-box fo:min-height="0.0161in">
          <text:p text:style-name="Text_20_body"/>
        </draw:text-box>
      </draw:frame>
      <draw:frame draw:style-name="fr1" draw:name="Frame2" text:anchor-type="page" text:anchor-page-number="1" svg:x="-0.5in" svg:y="31.6665in" svg:width="0.3126in" draw:z-index="1">
        <draw:text-box fo:min-height="0.0161in">
          <text:p text:style-name="Text_20_body"/>
        </draw:text-box>
      </draw:frame>
      <text:p text:style-name="Standard">מנחה לימי החול</text:p>
      <text:p text:style-name="Standard"/>
      <text:p text:style-name="P15">לְשֵׁם יִחוּד קֻדְשָׁא בְּרִיךְ הוּא וּשְׁכִינְתֵּהּ,</text:p>
      <text:p text:style-name="P15">בִּדְחִילוּ וּרְחִימוּ, וּרְחִימוּ וּדְחִילוּ,</text:p>
      <text:p text:style-name="P15">לְיַחֲדָא שֵׁם יוֹד קֵ"י בְּוָא"ו קֵ"י</text:p>
      <text:p text:style-name="P15">בְּיִחוּדָא שְׁלִים בְּשֵׁם כָּל־יִשְׂרָאֵל.</text:p>
      <text:p text:style-name="P15">הִנֵּה אֲנַחְנוּ בָּאִים לְהִתְפַּלֵּל תְּפִלַּת מִנְחָה,</text:p>
      <text:p text:style-name="P15">שֶׁתִּקֵּן יִצְחָק אָבִינוּ עָלָיו הַשָּׁלוֹם,</text:p>
      <text:p text:style-name="P15">עִם כָּל־הַמִּצְוֹת הַכְּלוּלוֹת בָּהּ,</text:p>
      <text:p text:style-name="P16">לְתַקֵּן אֶת־שָׁרְשָׁהּ בְּמָקוֹם עֶלְיוֹן,</text:p>
      <text:p text:style-name="P16">לַעֲשׂוֹת נַחַת רוּחַ לְיוֹצְרֵנוּ וְלַעֲשׂוֹת רְצוֹן בּוֹרְאֵנוּ.</text:p>
      <text:p text:style-name="P15">וִיהִ֤י ׀ נֹ֤עַם אֲדֹנָ֥י אֱלֹהֵ֗ינוּ עָ֫לֵ֥ינוּ</text:p>
      <text:p text:style-name="P15">וּמַעֲשֵׂ֣ה יָ֭דֵינוּ כּוֹנְנָ֥ה עָלֵ֑ינוּ וּֽמַעֲשֵׂ֥ה יָ֝דֵ֗ינוּ כּוֹנְנֵֽהוּ׃</text:p>
      <text:p text:style-name="P1"/>
      <text:p text:style-name="P1"><text:span text:style-name="T2">לַמְנַצֵּ֥חַ עַֽל־הַגִּתִּ֑ית לִבְנֵי־קֹ֥רַח מִזְמֽוֹר׃</text:span><text:line-break/><text:span text:style-name="T2">מַה־יְּדִיד֥וֹת מִשְׁכְּנוֹתֶ֗יךָ    יְהוָ֥ה צְבָאֽוֹת׃</text:span><text:line-break/><text:span text:style-name="T2">נִכְסְפָ֬ה וְגַם־כָּֽלְתָ֨ה ׀ נַפְשִׁי֮    לְחַצְר֪וֹת יְה֫וָ֥ה</text:span><text:line-break/><text:span text:style-name="T2">לִבִּ֥י וּבְשָׂרִ֑י    יְ֝רַנְּנ֗וּ אֶ֣ל אֵֽל־חָֽי׃</text:span><text:line-break/><text:span text:style-name="T9">גַּם־צִפּ֨וֹר מָ֪צְאָה בַ֡יִת וּדְר֤וֹר ׀ קֵ֥ן לָהּ֮ אֲשֶׁר־שָׁ֪תָה אֶפְרֹ֫חֶ֥יהָ</text:span><text:span text:style-name="T16"><text:line-break/></text:span><text:span text:style-name="T2">אֶֽת־מִ֭זְבְּחוֹתֶיךָ יְהוָ֣ה צְבָא֑וֹת    מַ֝לְכִּ֗י וֵֽאלֹהָֽי׃</text:span><text:line-break/><text:span text:style-name="T2">אַ֭שְׁרֵי יֽוֹשְׁבֵ֣י בֵיתֶ֑ךָ    ע֝֗וֹד יְֽהַלְל֥וּךָ סֶּֽלָה׃</text:span><text:line-break/><text:span text:style-name="T2">אַשְׁרֵ֣י אָ֭דָם עֽוֹז־ל֥וֹ בָ֑ךְ    מְ֝סִלּ֗וֹת בִּלְבָבָֽם׃</text:span><text:line-break/><text:span text:style-name="T2">עֹֽבְרֵ֤י ׀ בְּעֵ֣מֶק הַ֭בָּכָא    מַעְיָ֣ן יְשִׁית֑וּהוּ</text:span><text:line-break/><text:span text:style-name="T2">גַּם־בְּ֝רָכ֗וֹת    יַעְטֶ֥ה מוֹרֶֽה׃</text:span><text:line-break/><text:span text:style-name="T2">יֵֽ֭לְכוּ מֵחַ֣יִל אֶל־חָ֑יִל    יֵֽרָאֶ֖ה אֶל־אֱלֹהִ֣ים בְּצִיּֽוֹן׃</text:span><text:line-break/><text:span text:style-name="T2">יְה֘וָ֤ה אֱלֹהִ֣ים צְ֭בָאוֹת    שִׁמְעָ֣ה תְפִלָּתִ֑י</text:span><text:line-break/><text:span text:style-name="T2">הַֽאֲזִ֨ינָה אֱלֹהֵ֖י יַֽעֲקֹ֣ב    סֶֽלָה׃</text:span><text:line-break/><text:span text:style-name="T2">מָֽ֭גִנֵּנוּ רְאֵ֣ה אֱלֹהִ֑ים    וְ֝הַבֵּ֗ט פְּנֵ֣י מְשִׁיחֶֽךָ׃</text:span><text:line-break/><text:span text:style-name="T2">כִּ֤י טֽוֹב־י֥וֹם בַּֽחֲצֵרֶ֗יךָ    מֵ֫אָ֥לֶף</text:span><text:line-break/><text:span text:style-name="T2">בָּחַ֗רְתִּי הִ֭סְתּוֹפֵף בְּבֵ֣ית אֱלֹהַ֑י    מִ֝דּ֗וּר בְּאָֽהֳלֵי־רֶֽשַׁע׃</text:span><text:line-break/><text:span text:style-name="T2">כִּ֤י שֶׁ֨מֶשׁ ׀ וּמָגֵן֮    יְהוָ֪ה אֱלֹ֫הִ֥ים</text:span><text:line-break/><text:span text:style-name="T2">חֵ֣ן וְ֭כָבוֹד    יִתֵּ֣ן יְהוָ֑ה</text:span><text:line-break/><text:span text:style-name="T2">לֹ֥א יִמְנַע־ט֝֗וֹב    לַֽהֹלְכִ֥ים בְּתָמִֽים׃</text:span><text:line-break/><text:bookmark text:name="13"/><text:span text:style-name="T2">יְהוָ֥ה צְבָא֑וֹת    אַֽשְׁרֵ֥י אָ֝דָ֗ם בֹּטֵ֥חַ בָּֽךְ׃</text:span></text:p>
      <text:p text:style-name="P18">וַיְדַבֵּ֥ר יְהוָ֖ה אֶל־מֹשֶׁ֥ה לֵּאמֹֽר׃</text:p>
      <text:p text:style-name="P4">צַ֚ו אֶת־בְּנֵ֣י יִשְׂרָאֵ֔ל וְאָֽמַרְתָּ֖ אֲלֵהֶ֑ם</text:p>
      <text:p text:style-name="P3">אֶת־קָרְבָּנִ֨י לַחְמִ֜י לְאִשַּׁ֗י רֵ֚יחַ נִֽיחֹחִ֔י</text:p>
      <text:p text:style-name="P3">תִּשְׁמְר֕וּ לְהַקְרִ֥יב לִ֖י בְּמֽוֹעֲדֽוֹ׃</text:p>
      <text:p text:style-name="P4">וְאָֽמַרְתָּ֣ לָהֶ֔ם זֶ֚ה הָֽאִשֶּׁ֔ה אֲשֶׁ֥ר תַּקְרִ֖יבוּ לַֽיהוָ֑ה</text:p>
      <text:p text:style-name="P4">כְּבָשִׂ֨ים בְּנֵֽי־שָׁנָ֧ה תְמִימִ֛ם שְׁנַ֥יִם לַיּ֖וֹם עֹלָ֥ה תָמִֽיד׃</text:p>
      <text:p text:style-name="P3">אֶת־הַכֶּ֥בֶשׂ אֶחָ֖ד תַּֽעֲשֶׂ֣ה בַבֹּ֑קֶר</text:p>
      <text:p text:style-name="P3">וְאֵת֙ הַכֶּ֣בֶשׂ הַשֵּׁנִ֔י תַּֽעֲשֶׂ֖ה בֵּ֥ין הָֽעַרְבָּֽיִם׃</text:p>
      <text:p text:style-name="P3">וַֽעֲשִׂירִ֧ית הָֽאֵיפָ֛ה סֹ֖לֶת לְמִנְחָ֑ה</text:p>
      <text:p text:style-name="P3">בְּלוּלָ֛ה בְּשֶׁ֥מֶן כָּתִ֖ית רְבִיעִ֥ת הַהִֽין׃</text:p>
      <text:p text:style-name="P4">עֹלַ֖ת תָּמִ֑יד הָֽעֲשֻׂיָה֙ בְּהַ֣ר סִינַ֔י לְרֵ֣יחַ נִיחֹ֔חַ אִשֶּׁ֖ה לַֽיהוָֽה׃</text:p>
      <text:p text:style-name="P3">וְנִסְכּוֹ֙ רְבִיעִ֣ת הַהִ֔ין לַכֶּ֖בֶשׂ הָֽאֶחָ֑ד</text:p>
      <text:p text:style-name="P3">בַּקֹּ֗דֶשׁ הַסֵּ֛ךְ נֶ֥סֶךְ שֵׁכָ֖ר לַֽיהוָֽה׃</text:p>
      <text:p text:style-name="P4">וְאֵת֙ הַכֶּ֣בֶשׂ הַשֵּׁנִ֔י תַּֽעֲשֶׂ֖ה בֵּ֣ין הָֽעַרְבָּ֑יִם</text:p>
      <text:p text:style-name="P4">כְּמִנְחַ֨ת הַבֹּ֤קֶר וּכְנִסְכּוֹ֙ תַּֽעֲשֶׂ֔ה אִשֵּׁ֛ה רֵ֥יחַ נִיחֹ֖חַ לַֽיהוָֽה׃</text:p>
      <text:p text:style-name="P1"/>
      <text:p text:style-name="P2"><text:span text:style-name="T3">אַתָּה</text:span><text:span text:style-name="T1"> </text:span><text:span text:style-name="T2">הוּא יְהֹוָה אֱלֹהֵֽינוּ</text:span><text:span text:style-name="T4">, </text:span><text:span text:style-name="T2">שֶׁהִקְטִֽירוּ אֲבוֹתֵֽינוּ לְפָנֶֽיךָ</text:span></text:p>
      <text:p text:style-name="P2"><text:span text:style-name="T2">אֶת קְטֹֽרֶת הַסַּמִּים</text:span><text:span text:style-name="T4">, </text:span><text:span text:style-name="T2">בִּזְמַן שֶׁבֵּית הַמִּקְדָשׁ קַיָּם</text:span><text:span text:style-name="T4">,</text:span></text:p>
      <text:p text:style-name="P2"><text:span text:style-name="T2">כַּאֲשֶׁר צִוִּֽיתָ אוֹתָם עַל־יַד מֹשֶׁה נְבִיאָךְ</text:span><text:span text:style-name="T4">,</text:span></text:p>
      <text:p text:style-name="P2"><text:span text:style-name="T2">כַּכָּתוּב בְּתֽוֹרָתָךְ</text:span><text:span text:style-name="T4">:</text:span></text:p>
      <text:p text:style-name="P7"/>
      <text:p text:style-name="P1"><text:span text:style-name="T5">וַיֹּ֩אמֶר֩ </text:span><text:span text:style-name="T4"> </text:span><text:span text:style-name="T6">יְהֹוָ֨ה אֶל־מֹשֶׁ֜ה קַח־לְךָ֣ סַמִּ֗ים נָטָ֤ף </text:span><text:span text:style-name="T4">| </text:span><text:span text:style-name="T6">וּשְׁחֵ֙לֶת֙ וְחֶלְבְּנָ֔ה סַמִּ֖ים וּלְבֹנָ֣ה זַכָּ֑ה בַּ֥ד בְּבַ֖ד יִהְיֶֽה׃ וְעָשִׂ֤יתָ אֹתָהּ֙ קְטֹ֔רֶת רֹ֖קַח מַעֲשֵׂ֣ה רוֹקֵ֑חַ מְמֻלָּ֖ח טָה֥וֹר קֹֽדֶשׁ׃ וְשָֽׁחַקְתָּ֣ מִמֶּ֘נָּה֮ הָדֵק֒ וְנָתַתָּ֨ה מִמֶּ֜נָּה לִפְנֵ֤י הָעֵדֻת֙ בְּאֹ֣הֶל מוֹעֵ֔ד אֲשֶׁ֛ר אִוָּעֵ֥ד לְךָ֖ שָׁ֑מָּה קֹ֥דֶשׁ קׇֽדָשִׁ֖ים תִּהְיֶ֥ה לָכֶֽם׃</text:span></text:p>
      <text:p text:style-name="P8"/>
      <text:p text:style-name="P8">וְנֶֽאֱמַר</text:p>
      <text:p text:style-name="P9">וְהִקְטִ֥יר עָלָ֛יו אַהֲרֹ֖ן קְטֹ֣רֶת סַמִּ֑ים בַּבֹּ֣קֶר בַּבֹּ֗קֶר בְּהֵיטִיב֛וֹ אֶת־הַנֵּרֹ֖ת יַקְטִירֶֽנָּה׃ וּבְהַעֲלֹ֨ת אַהֲרֹ֧ן אֶת־הַנֵּרֹ֛ת בֵּ֥ין הָעַרְבַּ֖יִם יַקְטִירֶ֑נָּה קְטֹ֧רֶת תָּמִ֛יד לִפְנֵ֥י יְהֹוָ֖ה לְדֹרֹתֵיכֶֽם׃</text:p>
      <text:p text:style-name="P9"/>
      <text:p text:style-name="P3"><text:soft-page-break/><text:span text:style-name="T11">תָּנוּ</text:span><text:span text:style-name="T10"> רַבָּנָן:פִּטּוּם הַקְּטֹֽרֶת כֵּיצַד?</text:span></text:p>
      <text:p text:style-name="P10">שְׁלֹשׁ מֵאוֹת וְשִׁשִּׁים וּשְׁמוֹנָה מָנִים הָיוּ בָהּ.</text:p>
      <text:p text:style-name="P10">שְׁלֹשׁ מֵאוֹת וְשִׁשִּׁים וַֽחֲמִשָּׁה כְּמִנְיַן יְמוֹת הַחַמָּה,</text:p>
      <text:p text:style-name="P10">מָנֶה בְּכָל־יוֹם, מַֽחֲצִיתוֹ בַּבֹּֽקֶר וּמַֽחֲצִיתוֹ בָּעֶרֶב.</text:p>
      <text:p text:style-name="P10">וּשְׁלֹשָׁה מָנִים יְתֵרִים, שֶׁמֵּהֶם מַכְנִיס כֹּהֵן גָּדוֹל,</text:p>
      <text:p text:style-name="P10">וְנוֹטֵל מֵהֶם מְלֹא חָפְנָיו בְּיוֹם הַכִּפּוּרִים,</text:p>
      <text:p text:style-name="P10">וּמַֽחֲזִירָן לְמַכְתֶּֽשֶׁת בְּעֶֽרֶב יוֹם הַכִּפּוּרִים,</text:p>
      <text:p text:style-name="P10">כְּדֵי לְקַיֵּם מִצְוַת דַקָּה מִן הַדַּקָּה. </text:p>
      <text:p text:style-name="P10"/>
      <text:p text:style-name="P10">וְאַחַד־עָשָׂר סַמָּנִים הָיוּ בָהּ, וְאֵֽלּוּ הֵן:</text:p>
      <text:p text:style-name="P3"><text:span text:style-name="T14">א</text:span><text:span text:style-name="T10"> הַצֳּרִי </text:span><text:span text:style-name="T14">ב</text:span><text:span text:style-name="T10"> וְהַצִּפֹּֽרֶן </text:span><text:span text:style-name="T14">ג</text:span><text:span text:style-name="T10"> וְהַחֶלְבְּנָה </text:span><text:span text:style-name="T14">ד</text:span><text:span text:style-name="T10"> וְהַלְּבוֹנָה,</text:span></text:p>
      <text:p text:style-name="P10"><text:tab/>מִשְׁקַל שִׁבְעִים שִׁבְעִים מָנֶה</text:p>
      <text:p text:style-name="P3"><text:span text:style-name="T14">ה</text:span><text:span text:style-name="T10"> מוֹר, </text:span><text:span text:style-name="T14">ו</text:span><text:span text:style-name="T10"> וּקְצִיעָה </text:span><text:span text:style-name="T14">ז</text:span><text:span text:style-name="T10"> וְשִׁבֹּֽלֶת נֵרְדְּ </text:span><text:span text:style-name="T14">ח</text:span><text:span text:style-name="T10"> וְכַרְכֹּם,</text:span></text:p>
      <text:p text:style-name="P10"><text:tab/>מִשְׁקַל שִׁשָּׁה עָשָׂר שִׁשָּׁה עָשָׂר מָנֶה.</text:p>
      <text:p text:style-name="P3"><text:span text:style-name="T14">ט</text:span><text:span text:style-name="T10"> קֹשְׁטְ שְׁנֵים עָשָׂר, </text:span><text:span text:style-name="T14">י</text:span><text:span text:style-name="T10"> קִלּוּפָה שְׁלֹשָׁה, </text:span><text:span text:style-name="T14">יא</text:span><text:span text:style-name="T10"> קִנָּמוֹן תִּשְׁעָה,</text:span></text:p>
      <text:p text:style-name="P9">בּוֹרִית־כַּרְשִׁינָה תִּשְׁעָה קַבִּין.</text:p>
      <text:p text:style-name="P9">יֵין קַפְרִיסִין סְאִין תְּלָת וְקַבִּין תְּלָתָא.</text:p>
      <text:p text:style-name="P9">וְאִם לֹא מָצָא יֵין קַפְרִיסִין, מֵבִיא חֲמַר חִיוָר עַתִּיק.</text:p>
      <text:p text:style-name="P9">מֶֽלַח סְדוֹמִית, רֽוֹבַע. מַעֲלֶה עָשָׁן, כָּל־שֶׁהוּא,</text:p>
      <text:p text:style-name="P9">רִבִּי נָתָן הַבַּבְלִי אוֹמֵר: אַף כִּפַּת הַיַּרְדֵּן כָּל־שֶׁהִיא,</text:p>
      <text:p text:style-name="P11">אִם נָתַן בָּהּ דְּבַשׁ פְּסָלָהּ, וְאִם חִסֵּר אַחַת מִכָּל־סַמְמָנֶֽיהָ,</text:p>
      <text:p text:style-name="P11">חַיָּיב מִיתָה:</text:p>
      <text:p text:style-name="P9"/>
      <text:p text:style-name="P6"><text:span text:style-name="T11">רַבָּן</text:span><text:span text:style-name="T10"> שִׁמְעוֹן בֶּן־גַּמְלִיאֵל אוֹמֵר:</text:span></text:p>
      <text:p text:style-name="P125">הַצֳּרִי אֵינוֹ אֶלָּא שְׁרָף, הַנּוֹטֵף מֵֽעֲצֵי הַקְּטָף.</text:p>
      <text:p text:style-name="P125">בֹּרִית כַּרְשִׁינָה, לְמָה הִיא בָֽאָה?</text:p>
      <text:p text:style-name="P11">כְּדֵי לְשַׁפּוֹת בָּהּ אֶת־הַצִּפֹּֽרֶן, כְּדֵי שֶׁתְּהֵא נָאָה.</text:p>
      <text:p text:style-name="P11">יֵין קַפְרִיסִין, לְמָה הוּא בָא?</text:p>
      <text:p text:style-name="P11">כְּדֵי לִשְׁרוֹת בּוֹ אֶת־הַצִּפֹּֽרֶן כְּדֵי שֶׁתְּהֵא עַזָּה.</text:p>
      <text:p text:style-name="P11">וַהֲלֹא מֵי רַגְלַֽיִם יָפִין לָהּ?</text:p>
      <text:p text:style-name="P11">אֶלָּא שֶׁאֵין מַכְנִיסִין מֵי רַגְלַֽיִם בַּמִּקְדָּשׁ, מִפְּנֵי הַכָּבוֹד:</text:p>
      <text:p text:style-name="P12"/>
      <text:p text:style-name="P19"><text:span text:style-name="T11">תַּנְיָא</text:span><text:span text:style-name="T10"> רִבִּי נָתָן אוֹמֵר:</text:span></text:p>
      <text:p text:style-name="P11">כְּשֶׁהוּא שׁוֹחֵק, אוֹמֵר: הָדֵק הֵיטֵב, הֵיטֵב הָדֵק. </text:p>
      <text:p text:style-name="P11">מִפְּנֵי שֶׁהַקּוֹל יָפֶה לַבְּשָׂמִים.</text:p>
      <text:p text:style-name="P9">פִּטְּמָהּ לַֽחֲצָאִין, כְּשֵׁרָה. לְשָׁלִישׁ וּלְרָבִֽיעַ, לֹא שָׁמַֽעְנוּ.</text:p>
      <text:p text:style-name="P9">אָמַר רִבִּי יְהוּדָה: זֶה הַכְּלָל, אִם כְּמִדָּתָהּ, כְּשֵׁרָה לַֽחֲצָאִין. וְאִם חִסֵּר אַחַת מִכָּל־סַמְמָנֶֽיהָ, חַיָּיב מִיתָה:</text:p>
      <text:p text:style-name="P9"/>
      <text:p text:style-name="P5"><text:span text:style-name="T11">תָּנֵי</text:span><text:span text:style-name="T10"> בַר־קַפָּרָא: </text:span></text:p>
      <text:p text:style-name="P11">אַחַת לְשִׁשִּׁים אוֹ לְשִׁבְעִים שָׁנָה, הָֽיְתָה בָֽאָה שֶׁל שִׁירַֽיִם לַֽחֲצָאִין.</text:p>
      <text:p text:style-name="P11">וְעוֹד תָּנֵי בַר־קַפָּרָא:</text:p>
      <text:p text:style-name="P11">אִלּוּ הָיָה נוֹתֵן בָּהּ קָרְטוֹב שֶׁל דְּבַשׁ,</text:p>
      <text:p text:style-name="P11">אֵין אָדָם יָכוֹל לַֽעֲמֹד מִפְּנֵי רֵיחָהּ.</text:p>
      <text:p text:style-name="P11">וְלָֽמָּה אֵין מְעָֽרְבִין בָּהּ דְּבַש? מִפְּנֵי שֶׁהַתּוֹרָה אָֽמְרָה:</text:p>
      <text:p text:style-name="P11">כִּ֤י כָל־שְׂאֹר֙ וְכָל־דְּבַ֔שׁ לֹֽא־תַקְטִ֧ירוּ מִמֶּ֛נּוּ אִשֶּׁ֖ה לַֽיהֹוָֽה:</text:p>
      <text:p text:style-name="P9"/>
      <text:p text:style-name="P17">יְהֹוָ֣ה צְבָא֣וֹת עִמָּ֑נוּ מִשְׂגָּֽב־לָ֨נוּ אֱלֹהֵ֖י יַֽעֲקֹ֣ב סֶֽלָה</text:p>
      <text:p text:style-name="P9">יְהֹוָ֥ה צְבָא֑וֹת אַֽשְׁרֵ֥י אָ֝דָ֗ם בֹּטֵ֥חַ בָּֽךְ</text:p>
      <text:p text:style-name="P9">יְהֹוָ֥ה הוֹשִׁ֑יעָה הַ֝מֶּ֗לֶךְ יַעֲנֵ֥נוּ בְיוֹם־קׇרְאֵֽנוּ:</text:p>
      <text:p text:style-name="P14">וְעָֽרְבָה֙ לַֽיהֹוָ֔ה מִנְחַ֥ת יְהוּדָ֖ה וִירֽוּשָׁלָ֑‍ִם כִּימֵ֣י עוֹלָ֔ם וּכְשָׁנִ֖ים קַדְמֹנִיֹּֽת:</text:p>
      <text:p text:style-name="P13"/>
      <text:p text:style-name="P43"/>
      <text:p text:style-name="P97"><text:span text:style-name="T11">אַ֭שְׁרֵי</text:span><text:span text:style-name="T10"> יוֹשְׁבֵ֣י בֵיתֶ֑ךָ ע֝֗וֹד יְֽהַלְל֥וּךָ סֶּֽלָה</text:span><text:span text:style-name="T17">:</text:span></text:p>
      <text:p text:style-name="Standard"><text:span text:style-name="T10">אַשְׁרֵ֣י הָ֭עָם שֶׁכָּ֣כָה לּ֑וֹ אַֽשְׁרֵ֥י הָ֝עָ֗ם שֱׁיְהֹוָ֥ה אֱלֹהָֽיו</text:span><text:span text:style-name="T17">:</text:span></text:p>
      <text:p text:style-name="Standard">תְּהִלָּ֗ה לְדָ֫וִ֥ד</text:p>
      <text:p text:style-name="P71">אֲרוֹמִמְךָ֣ אֱלוֹהַ֣י הַמֶּ֑לֶךְ וַאֲבָרְכָ֥ה שִׁ֝מְךָ֗ לְעוֹלָ֥ם וָעֶֽד׃</text:p>
      <text:p text:style-name="P72">בְּכָל־י֥וֹם אֲבָֽרְכֶ֑ךָּ וַאֲהַֽלְלָ֥ה שִׁ֝מְךָ֗ לְעוֹלָ֥ם וָעֶֽד׃</text:p>
      <text:p text:style-name="P72">גָּ֘ד֤וֹל יְהֹוָ֣ה וּמְהֻלָּ֣ל מְאֹ֑ד וְ֝לִגְדֻלָּת֗וֹ אֵ֣ין חֵֽקֶר׃</text:p>
      <text:p text:style-name="P72">דּ֣וֹר לְ֭דוֹר יְשַׁבַּ֣ח מַעֲשֶׂ֑יךָ וּגְב֖וּרֹתֶ֣יךָ יַגִּֽידוּ׃</text:p>
      <text:p text:style-name="P72">הֲ֭דַר כְּב֣וֹד הוֹדֶ֑ךָ וְדִבְרֵ֖י נִפְלְאֹתֶ֣יךָ אָשִֽׂיחָה׃</text:p>
      <text:p text:style-name="P72"><text:span text:style-name="T8">וֶעֱז֣וּז נֽוֹרְאֹתֶ֣יךָ יֹאמֵ֑רוּ וּגְדֻלָּתְךָ֥</text:span><text:span text:style-name="T7"> </text:span><text:span text:style-name="T8">אֲסַפְּרֶֽנָּה׃</text:span></text:p>
      <text:p text:style-name="P72">זֵ֣כֶר רַב־טוּבְךָ֣ יַבִּ֑יעוּ וְצִדְקָתְךָ֥ יְרַנֵּֽנוּ׃</text:p>
      <text:p text:style-name="P72">חַנּ֣וּן וְרַח֣וּם יְהֹוָ֑ה אֶ֥רֶךְ אַ֝פַּ֗יִם וּגְדׇל־חָֽסֶד׃</text:p>
      <text:p text:style-name="P72">טוֹב־יְהֹוָ֥ה לַכֹּ֑ל וְ֝רַחֲמָ֗יו עַל־כׇּל־מַעֲשָֽׂיו׃</text:p>
      <text:p text:style-name="P72">יוֹד֣וּךָ יְ֭הֹוָה כׇּל־מַעֲשֶׂ֑יךָ וַ֝חֲסִידֶ֗יךָ יְבָרְכֽוּכָה׃</text:p>
      <text:p text:style-name="P72">כְּב֣וֹד מַלְכוּתְךָ֣ יֹאמֵ֑רוּ וּגְבוּרָתְךָ֥ יְדַבֵּֽרוּ׃</text:p>
      <text:p text:style-name="P72">לְהוֹדִ֤יעַ ׀ לִבְנֵ֣י הָ֭אָדָם גְּבוּרֹתָ֑יו וּ֝כְב֗וֹד הֲדַ֣ר מַלְכוּתֽוֹ׃</text:p>
      <text:p text:style-name="P72">מַֽלְכוּתְךָ֗ מַלְכ֥וּת כׇּל־עֹלָמִ֑ים וּ֝מֶֽמְשַׁלְתְּךָ֗ בְּכׇל־דּ֥וֹר וָדֹֽר׃</text:p>
      <text:p text:style-name="P72">סוֹמֵ֣ךְ יְ֭הֹוָה לְכׇל־הַנֹּפְלִ֑ים וְ֝זוֹקֵ֗ף לְכׇל־הַכְּפוּפִֽים׃</text:p>
      <text:p text:style-name="P72">עֵֽינֵי־כֹ֭ל אֵלֶ֣יךָ יְשַׂבֵּ֑רוּ וְאַתָּ֤ה נֽוֹתֵן־לָהֶ֖ם אֶת־אׇכְלָ֣ם בְּעִתּֽוֹ׃</text:p>
      <text:p text:style-name="P72">פּוֹתֵ֥חַ אֶת־יָדֶ֑ךָ וּמַשְׂבִּ֖יעַ לְכׇל־חַ֣י רָצֽוֹן׃</text:p>
      <text:p text:style-name="P72">צַדִּ֣יק יְ֭הֹוָה בְּכׇל־דְּרָכָ֑יו וְ֝חָסִ֗יד בְּכׇל־מַעֲשָֽׂיו׃</text:p>
      <text:p text:style-name="P72">קָר֣וֹב יְ֭הֹוָה לְכׇל־קֹרְאָ֑יו לְכֹ֤ל אֲשֶׁ֖ר יִקְרָאֻ֣הוּ בֶֽאֱמֶֽת׃</text:p>
      <text:p text:style-name="P72">רְצוֹן־יְרֵאָ֥יו יַעֲשֶׂ֑ה וְֽאֶת־שַׁוְעָתָ֥ם יִ֝שְׁמַ֗ע וְיוֹשִׁיעֵֽם׃</text:p>
      <text:p text:style-name="P72">שׁוֹמֵ֣ר יְ֭הֹוָה אֶת־כׇּל־אֹהֲבָ֑יו וְאֵ֖ת כׇּל־הָרְשָׁעִ֣ים יַשְׁמִֽיד׃</text:p>
      <text:p text:style-name="P72">תְּהִלַּ֥ת יְהֹוָ֗ה יְֽדַבֶּ֫ר פִּ֥י וִיבָרֵ֣ךְ כׇּל־בָּ֭שָׂר שֵׁ֥ם קׇדְשׁ֗וֹ לְעוֹלָ֥ם וָעֶֽד׃</text:p>
      <text:p text:style-name="Standard">וַאֲנַ֤חְנוּ ׀ נְבָ֘רֵ֤ךְ יָ֗הּ מֵעַתָּ֥ה וְעַד־עוֹלָ֗ם הַֽלְלוּיָֽהּ׃</text:p>
      <text:p text:style-name="Standard"/>
      <text:p text:style-name="Standard"><text:span text:style-name="T22">תִּכּ֤וֹן</text:span><text:span text:style-name="T23"> תְּפִלָּתִ֣י קְטֹ֣רֶת לְפָנֶ֑יךָ מַֽשְׂאַ֥ת כַּ֝פַּ֗י מִנְחַת־עָֽרֶב</text:span><text:span text:style-name="T17">:</text:span></text:p>
      <text:p text:style-name="P36"><text:span text:style-name="T23">הַקְשִׁ֤יבָה ׀ לְק֬וֹל שַׁוְעִ֗י מַלְכִּ֥י וֵאלֹהָ֑י כִּֽי־אֵ֝לֶ֗יךָ אֶתְפַּלָּֽל</text:span><text:span text:style-name="T17">:</text:span></text:p>
      <text:p text:style-name="Standard"/>
      <text:p text:style-name="Shemoneh_20_Esreh_20_Addition"/>
      <text:p text:style-name="P110">יִתְגַּדַּל וְיִתְקַדַּשׁ שְׁמֵהּ רַבָּא. [אָמֵן]</text:p>
      <text:p text:style-name="Shemoneh_20_Esreh_20_Addition">בְּעָלְמָא דִּי בְרָא, כִּרְעוּתֵה, וְיַמְלִיךְ מַלְכוּתֵה,</text:p>
      <text:p text:style-name="Shemoneh_20_Esreh_20_Addition">וְיַצְמַח פֻּרְקָנֵה, וִיקָרֵב מְשִׁיחֵהּ. [אָמֵן]</text:p>
      <text:p text:style-name="Shemoneh_20_Esreh_20_Addition">בְּחַיֵּיכוֹן וּבְיוֹמֵיכוֹן וּבְחַיֵּי דְכָל בֵּית יִשְׂרָאֵל,</text:p>
      <text:p text:style-name="Shemoneh_20_Esreh_20_Addition">בַּעֲגָלָא וּבִזְמַן קָרִיב, וְאִמְרוּ אָמֵן. [אָמֵן] </text:p>
      <text:p text:style-name="Shemoneh_20_Esreh_20_Addition"/>
      <text:p text:style-name="Shemoneh_20_Esreh_20_Addition">יְהֵא שְׁמֵיהּ רַבָּא מְבָרַךְ לְעָלַם וּלְעָלְמֵי עָלְמַיָּא יִתְבָּרַךְ.</text:p>
      <text:p text:style-name="Shemoneh_20_Esreh_20_Addition">וְיִשְׁתַּבַּח. וְיִתְפָּאַר. וְיִתְרוֹמַם. וְיִתְנַשֵּׂא.</text:p>
      <text:p text:style-name="Shemoneh_20_Esreh_20_Addition">וְיִתְהַדָּר. וְיִתְעַלֶּה. וְיִתְהַלָּל שְׁמֵהּ דְּקֻדְשָׁא, בְּרִיךְ הוּא. [אָמֵן]</text:p>
      <text:p text:style-name="Shemoneh_20_Esreh_20_Addition">לְעֵלָּא מִן כָּל בִּרְכָתָא שִׁירָתָא,</text:p>
      <text:p text:style-name="Shemoneh_20_Esreh_20_Addition">תֻּשְׁבְּחָתָא וְנֶחֱמָתָא, דַּאֲמִירָן בְּעָלְמָא, וְאִמְרוּ אָמֵן. [אָמֵן]</text:p>
      <text:p text:style-name="Shemoneh_20_Esreh_20_Addition"/>
      <text:p text:style-name="Standard">אֲ֭דֹנָי שְׂפָתַ֣י תִּפְתָּ֑ח וּ֝פִ֗י יַגִּ֥יד תְּהִלָּתֶֽךָ׃</text:p>
      <text:p text:style-name="Standard"/>
      <text:p text:style-name="P22">בָּרוּךְ אַתָּה יְהֹוָה, אֱלֹהֵֽינוּ וֵֽאלֹהֵי אֲבוֹתֵֽינוּ, </text:p>
      <text:p text:style-name="P22">אֱלֹהֵי אַבְרָהָם, אֱלֹהֵי יִצְחָק, וֵֽאלֹהֵי יַעֲקֹב.</text:p>
      <text:p text:style-name="P22">הָאֵל הַגָּדוֹל הַגִּבּוֹר וְהַנּוֹרָא, אֵל עֶלְיוֹן,</text:p>
      <text:p text:style-name="P22">גּוֹמֵל חֲסָדִים טוֹבִים, קוֹנֵה הַכֹּל,</text:p>
      <text:p text:style-name="P22">וְזוֹכֵר חַסְדֵּי אָבוֹת, </text:p>
      <text:p text:style-name="P22">וּמֵבִיא גוֹאֵל לִבְנֵי בְנֵיהֶם לְמַֽעַן שְׁמוֹ בְּאַֽהֲבָה: </text:p>
      <text:p text:style-name="P22"/>
      <text:p text:style-name="Instruction">בעשרת ימי תשובה אומרים:</text:p>
      <text:p text:style-name="P75">זָכְרֵנוּ לְחַיִּים, מֶלֶךְ חָפֵץ בַּחַיִּים,</text:p>
      <text:p text:style-name="Shemoneh_20_Esreh_20_Addition">כָּתְבֵנוּ בְּסֵפֶר חַיִּים, לְמַעַנָךְ אֱלֹהִים חַיִּים.</text:p>
      <text:p text:style-name="P22"/>
      <text:p text:style-name="P22">מֶֽלֶךְ עוֹזֵר וּמוֹשִֽׁיעַ וּמָגֵן:</text:p>
      <text:p text:style-name="P22">בָּרוּךְ אַתָּה יַהַוַהַ, מָגֵן אַבְרָהָם:</text:p>
      <text:p text:style-name="P22"/>
      <text:p text:style-name="P22"/>
      <text:p text:style-name="P98">אַתָּה גִבּוֹר לְעוֹלָם אֲדֹנָי,</text:p>
      <text:p text:style-name="P22">מְחַיֶּה מֵתִים אַתָּה, רַב לְהוֹשִֽׁיעַ.</text:p>
      <text:p text:style-name="P22"/>
      <text:p text:style-name="Standard">מוֹרִיד הַטָּל. / מַשִּׁיב הָרֽוּחַ וּמוֹרִיד הַגֶּֽשֶׁם.</text:p>
      <text:p text:style-name="Standard"/>
      <text:p text:style-name="P22">מְכַלְכֵּל חַיִּים בְּחֶֽסֶד, מְחַיֵּה מֵתִים בְּרַֽחֲמִים רַבִּים,</text:p>
      <text:p text:style-name="P22">סוֹמֵךְ נֽוֹפְלִים, וְרוֹפֵא חוֹלִים, וּמַתִּיר אֲסוּרִים, </text:p>
      <text:p text:style-name="P22">וּמְקַיֵּם אֱמֽוּנָתוֹ לִֽישֵׁנֵי עָפָר.</text:p>
      <text:p text:style-name="P22">מִי כָמֽוֹךָ בַּֽעַל גְּבוּרוֹת, וּמִי דֽוֹמֶה לָךְ,</text:p>
      <text:p text:style-name="P22">מֶֽלֶךְ מֵמִית וּמְחַיֶּה וּמַצְמִֽיחַ יְשׁוּעָה. </text:p>
      <text:p text:style-name="P22"/>
      <text:p text:style-name="Instruction">בעשרת ימי תשובה אומרים:</text:p>
      <text:p text:style-name="P75">מִי כָמוֹךָ אָב הָרַחֲמָן, זוֹכֵר יְצוּרָיו בְּרַחֲמִים לְחַיִּים.</text:p>
      <text:p text:style-name="P22"/>
      <text:p text:style-name="P22">וְנֶֽאֱמָן אַתָּה לְהַֽחֲיוֹת מֵתִים:</text:p>
      <text:p text:style-name="P22">בָּרוּךְ אַתָּה יֵהֵוֵהֵ, מְחַיֵּה הַמֵּתִים:</text:p>
      <text:p text:style-name="P22"/>
      <text:p text:style-name="Standard">קדושה </text:p>
      <text:p text:style-name="Standard"/>
      <text:p text:style-name="P73">נַקְדִּישָׁךְ וְנַעֲרִיצָךְ, כְּנֹֽעַם שִֽׂיחַ סוֹד שַׂרְפֵי קֹֽדֶשׁ,</text:p>
      <text:p text:style-name="P74">הַמְשַׁלְּשִׁים לְךָ קְדֻשָּׁה, וְכֵן כָּתוּב עַל יַד נְבִיאָךְ: </text:p>
      <text:p text:style-name="P74">וְקָרָ֨א זֶ֤ה אֶל־זֶה֙ וְאָמַ֔ר </text:p>
      <text:p text:style-name="P74"><text:tab/>קָד֧וֹשׁ ׀ קָד֛וֹשׁ קָד֖וֹשׁ יְהֹוָ֣ה צְבָא֑וֹת מְלֹ֥א כָל־הָאָ֖רֶץ כְּבוֹדֽוֹ׃</text:p>
      <text:p text:style-name="P74">לְעֻמָּתָם מְשַׁבְּחִים וְאוֹמְרִים:</text:p>
      <text:p text:style-name="P74"><text:tab/>בָּר֥וּךְ כְּבוֹד־יְהֹוָ֖ה מִמְּקוֹמֽוֹ׃</text:p>
      <text:p text:style-name="P74">וּבְדִבְרֵי קָדְשָׁךְ כָּתוּב לֵאמֹר:</text:p>
      <text:p text:style-name="P74"><text:tab/>יִמְלֹ֤ךְ יְהֹוָ֨ה ׀ לְעוֹלָ֗ם אֱלֹהַ֣יִךְ צִ֭יּוֹן לְדֹ֥ר וָדֹ֗ר הַֽלְלוּיָֽהּ:</text:p>
      <text:p text:style-name="P23"/>
      <text:p text:style-name="P24">אַתָּה קָדוֹשׁ וְשִׁמְךָ קָדוֹשׁ, וּקְדוֹשִׁים בְּכָל־יוֹם יְהַֽלְלֽוּךָ סֶּֽלָה:</text:p>
      <text:p text:style-name="P24">בָּרוּךְ אַתָּה יֹהֵוָהֵ, הָאֵל הַקָּדוֹשׁ: </text:p>
      <text:p text:style-name="P75"><text:span text:style-name="T12">בעשרת ימי תשובה אומרים: </text:span>הַמֶּלֶךְ הַקָּדוֹשׁ:</text:p>
      <text:p text:style-name="Standard"/>
      <text:p text:style-name="P24"/>
      <text:p text:style-name="P99">אַתָּה חוֹנֵן לְאָדָם דַּֽעַת וּמְלַמֵּד לֶאֱנוֹשׁ בִּינָה.</text:p>
      <text:p text:style-name="P24">וְחָנֵּֽנוּ מֵאִתְּךָ חָכְמָה בִּינָה וָדָֽעַת:</text:p>
      <text:p text:style-name="P24">בָּרוּךְ אַתָּה יַהַוַהַ, חוֹנֵן הַדָּֽעַת:</text:p>
      <text:p text:style-name="Standard"/>
      <text:p text:style-name="P24">הֲשִׁיבֵֽנוּ אָבִֽינוּ לְתֽוֹרָתֶֽךָ, וְקָֽרְבֵֽנוּ מַלְכֵּֽנוּ לַֽעֲבֽוֹדָתֶֽךָ,</text:p>
      <text:p text:style-name="P24">וְהַֽחֲזִירֵֽנוּ בִּתְשׁוּבָה שְׁלֵמָה לְפָנֶֽיךָ:</text:p>
      <text:p text:style-name="P24">בָּרוּךְ אַתָּה יֵהֵוֵהֵ, הָרוֹצֶה בִּתְשׁוּבָה:</text:p>
      <text:p text:style-name="P24"/>
      <text:p text:style-name="P25">סְלַח לָֽנוּ אָבִֽינוּ כִּי חָטָֽאנוּ,</text:p>
      <text:p text:style-name="P25">מְחוֹל לָֽנוּ מַלְכֵּֽנוּ כִּי פָשָֽׁעְנוּ,</text:p>
      <text:p text:style-name="P25">כִּי אֵל טוֹב וְסַלָּח אָֽתָּה:</text:p>
      <text:p text:style-name="P25">בָּרוּךְ אַתָּה יֶהֶוֶהֶ, חַנּוּן הַמַּרְבֶּה לִסְלֹחַ:</text:p>
      <text:p text:style-name="P25"/>
      <text:p text:style-name="P25">רְאֵה נָא בְעָנְיֵֽנוּ, וְרִיבָֽה רִיבֵֽנוּ,</text:p>
      <text:p text:style-name="P25">וּמַהֵר לְגָאֳלֵֽנוּ גְאוּלָּה שְׁלֵמָה לְמַֽעַן שְׁמֶֽךָ,</text:p>
      <text:p text:style-name="P25">כִּי אֵל גּוֹאֵל חָזָק אָֽתָּה:</text:p>
      <text:p text:style-name="P25">בָּרוּךְ אַתָּה יְהְוְהְ, גּוֹאֵל יִשְׂרָאֵל:</text:p>
      <text:p text:style-name="Standard"/>
      <text:p text:style-name="P75">עֲנֵֽנוּ אָבִינוּ עֲנֵֽנוּ בְּיוֹם צוֹם הַתַּֽעֲנִית הַזֶּה, כִּי בְצָרָה גְדוֹלָה אֲנָֽחְנוּ.</text:p>
      <text:p text:style-name="P75">אַל־תֵּֽפֶן לְרִשְׁעֵֽנוּ, וְאַל־תִּתְעַלָּם מַלְכֵּֽנוּ מִבַּקָּשָׁתֵֽנוּ</text:p>
      <text:p text:style-name="P75">הֱיֵה נָא קָרוֹב לְשַׁוְעָתֵֽנוּ, טֶֽרֶם נִקְרָא אֵלֶֽיךָ אַתָּה תַעֲנֶה,</text:p>
      <text:p text:style-name="P75">נְדַבֵּר וְאַתָּה תִשְׁמַע, כַּדָּבָר שֶׁנֶּאֱמַר:</text:p>
      <text:p text:style-name="P75">וְהָיָ֥ה טֶֽרֶם־יִקְרָ֖אוּ וַאֲנִ֣י אֶעֱנֶ֑ה ע֛וֹד הֵ֥ם מְדַבְּרִ֖ים וַאֲנִ֥י אֶשְׁמָֽע:</text:p>
      <text:p text:style-name="P75">כִּי אַתָּה יְהֹוָה פּוֹדֶה וּמַצִּיל, וְעוֹנֶה וּמְרַחֵם בְּכָל־עֵת צָרָה וְצוּקָה:</text:p>
      <text:p text:style-name="Shemoneh_20_Esreh_20_Addition">בָּרוּךְ אַתָּה יְהֹוָה הָעוֹנֶה לְעַמּוֹ יִשְׂרָאֵל בְּעֵת צָרָה:</text:p>
      <text:p text:style-name="Standard"/>
      <text:p text:style-name="P25">רְפָאֵֽנוּ יְהֹוָה וְנֵֽרָפֵא, הֽוֹשִׁיעֵֽנוּ וְנִוָּשֵֽׁעָה, כִּי תְהִלָּתֵֽנוּ אָֽתָּה,</text:p>
      <text:p text:style-name="P25">וְהַֽעֲלֵה אֲרוּכָה וּמַרְפֵּא</text:p>
      <text:p text:style-name="P25">לְכָל־תַּֽחֲלוּאֵֽינוּ וּלְכָל־מַכְאוֹבֵֽינוּ וּלְכָל־מַכּוֹתֵֽינוּ.</text:p>
      <text:p text:style-name="P25">כִּי אֵל רוֹפֵא רַחְמָן וְנֶֽאֱמָן אָֽתָּה:</text:p>
      <text:p text:style-name="P25">בָּרוּךְ אַתָּה יֹהֹוֹהֹ, רוֹפֵא חוֹלֵי עַמּוֹ יִשְׂרָאֵל:</text:p>
      <text:p text:style-name="Standard"/>
      <text:p text:style-name="Shemoneh_20_Esreh_20_Addition"/>
      <text:p text:style-name="P110">בקיץ:</text:p>
      <text:p text:style-name="P25">בָּֽרְכֵֽנוּ יְהֹוָה אֱלֹהֵֽינוּ בְּכָל־מַֽעֲשֵׂי יָדֵֽינוּ,</text:p>
      <text:p text:style-name="P25">וּבָרֵךְ שְׁנָתֵֽנוּ בְּטַֽלְלֵי רָצוֹן בְּרָכָה וּנְדָבָה,</text:p>
      <text:p text:style-name="P25">וּתְהִי אַֽחֲרִיתָהּ חַיִּים וְשָׂבָע וְשָׁלוֹם</text:p>
      <text:p text:style-name="P25">כַּשָּׁנִים הַטּוֹבוֹת לִבְרָכָה</text:p>
      <text:p text:style-name="P25">כִּי אֵל טוֹב וּמֵטִיב אַתָּה וּמְבָרֵךְ הַשָּׁנִים:</text:p>
      <text:p text:style-name="P25">בָּרוּךְ אַתָּה יִהִוִהִ, מְבָרֵךְ הַשָּׁנִים:</text:p>
      <text:p text:style-name="P25"/>
      <text:p text:style-name="P25"/>
      <text:p text:style-name="P25"/>
      <text:p text:style-name="Shemoneh_20_Esreh_20_Addition">בחורף:</text:p>
      <text:p text:style-name="P25">בָּרֵךְ עָלֵֽינוּ יְהֹוָה אֱלֹהֵֽינוּ אֶת־הַשָּׁנָה הַזֹּאת</text:p>
      <text:p text:style-name="P25">וְאֶת־כָּל־מִינֵי תְּבוּאָתָהּ לְטוֹבָה</text:p>
      <text:p text:style-name="P25">וְתֵן טַל וּמָטָר לִבְרָכָה עַל כָּל־פְּנֵי הָאֲדָמָה,</text:p>
      <text:p text:style-name="P25">וְרַוֵּה פְּנֵי תֵבֵל</text:p>
      <text:p text:style-name="P25">וְשַׁבַּע אֶת־הָעוֹלָם כֻּלּוֹ מִטּוּבָךְ,</text:p>
      <text:p text:style-name="P25">וּמַלֵּא יָדֵֽינוּ מִבִּרְכוֹתֶֽיךָ וּמֵעֹֽשֶׁר מַתְּנוֹת יָדֶֽיךָ.</text:p>
      <text:p text:style-name="P25">שָׁמְרָה וְהַצִּֽילָה שָׁנָה זוֹ מִכָּל־דָּבָר רָע,</text:p>
      <text:p text:style-name="P25">וּמִכָּל־מִינֵי מַשְׁחִית וּמִכָּל־מִינֵי פֻרְעָנוּת,</text:p>
      <text:p text:style-name="P25">וַעֲשֵׂה לָהּ תִּקְוָה טוֹבָה וְאַחֲרִית שָׁלוֹם.</text:p>
      <text:p text:style-name="P25">חוּס וְרַחֵם עָלֶֽיהָ וְעַל כָּל־תְּבוּאָתָהּ וּפֵירוֹתֶיהָ,</text:p>
      <text:p text:style-name="P25">וּבָֽרְכָֽהּ בְּגִשְׁמֵי רָצוֹן בְּרָכָה וּנְדָבָה,</text:p>
      <text:p text:style-name="P25">וּתְהִי אַחֲרִיתָהּ חַיִּים וְשָׂבָע וְשָׁלוֹם.</text:p>
      <text:p text:style-name="P25">כַּשָּׁנִים הַטּוֹבוֹת לִבְרָכָה</text:p>
      <text:p text:style-name="P25">כִּי אֵל טוֹב וּמֵטִיב אַתָּה וּמְבָרֵךְ הַשָּׁנִים.</text:p>
      <text:p text:style-name="P25">בָּרוּךְ אַתָּה יִהִוִהִ, מְבָרֵךְ הַשָּׁנִים:</text:p>
      <text:p text:style-name="Standard"/>
      <text:p text:style-name="P25"/>
      <text:p text:style-name="P129">תְּקַע בְּשׁוֹפָר גָּדוֹל לְחֵֽרוּתֵֽנוּ,</text:p>
      <text:p text:style-name="P25">וְשָׂא נֵס לְקַבֵּץ גָּֽלֻיּוֹתֵֽינוּ,</text:p>
      <text:p text:style-name="P25">וְקַבְּצֵֽנוּ יַֽחַד מֵאַרְבַּע כַּנְפוֹת הָאָֽרֶץ לְאַרְצֵֽנוּ:</text:p>
      <text:p text:style-name="P25">בָּרוּךְ אַתָּה יֻהֻוֻהֻ, מְקַבֵּץ נִדְחֵי עַמּוֹ יִשְׂרָאֵל:</text:p>
      <text:p text:style-name="P25"/>
      <text:p text:style-name="P25">הָשִֽׁיבָה שֽׁוֹפְטֵֽינוּ כְּבָרִֽאשׁוֹנָה,וְיֽוֹעֲצֵֽינוּ כְּבַתְּחִלָּה,</text:p>
      <text:p text:style-name="P25">וְהָסֵר מִמֶּֽנּוּ יָגוֹן וַֽאֲנָחָה</text:p>
      <text:p text:style-name="P25">וּמְלוֹךְ עָלֵֽינוּ מְהֵרָה אַתָּה יְהֹוָה לְבַדְּךָ,</text:p>
      <text:p text:style-name="P25">בְּחֶֽסֶד וּבְרַֽחֲמִים, בְּצֶֽדֶק וּבְמִשְׁפָּט:</text:p>
      <text:p text:style-name="P25">בָּרוּךְ אַתָּה יוּהוּווּהוּ, מֶֽלֶךְ אוֹהֵב צְדָקָה וּמִשְׁפָּט:</text:p>
      <text:p text:style-name="P73"><text:span text:style-name="T12">בעשרת ימי תשובה אומרים:</text:span> הַמֶּלֶךְ הַמִּשְׁפָּט:</text:p>
      <text:p text:style-name="P73"/>
      <text:p text:style-name="P26">לַמִּינִים וְלַמַּלְשִׁינִים אַל־תְּהִי תִקְוָה,</text:p>
      <text:p text:style-name="P26">וְכָל־הַזֵּדִים כְּרֶֽגַע יֹאבֵֽדוּ,</text:p>
      <text:p text:style-name="P26">וְכָל־אֽוֹיְבֶֽיךָ וְכָל־שֽׂוֹנְאֶֽיךָ מְהֵרָה יִכָּרֵֽתוּ,</text:p>
      <text:p text:style-name="P26">וּמַלְכוּת הָֽרִשְׁעָה מְהֵרָה תְעַקֵּר וּתְשַׁבֵּר</text:p>
      <text:p text:style-name="P26">וּתְכַלֵּם וְתַכְנִיעֵם בִּמְהֵרָה בְיָמֵֽינוּ:</text:p>
      <text:p text:style-name="P26">בָּרוּךְ אַתָּה יָהָוָהָ, שׁוֹבֵר אוֹיְבִים וּמַכְנִֽיעַ מִינִים:</text:p>
      <text:p text:style-name="P26"/>
      <text:p text:style-name="P26">עַל הַצַּדִּיקִים וְעַל הַֽחֲסִידִים,</text:p>
      <text:p text:style-name="P26">וְעַל שְׁאֵרִית עַמְּךָ בֵּית יִשְׂרָאֵל, וְעַל פְּלֵיטַת בֵּית סֽוֹפְרֵיהֶם,</text:p>
      <text:p text:style-name="P26">וְעַל גֵּרֵי הַצֶּֽדֶק וְעָלֵֽינוּ,</text:p>
      <text:p text:style-name="P26">יֶֽהֱמוּ נָא רַֽחֲמֶֽיךָ, יְהֹוָה אֱלֹהֵֽינוּ,</text:p>
      <text:p text:style-name="P26">וְתֵן שָׂכָר טוֹב לְכָל־הַבּֽוֹטְחִים בְּשִׁמְךָ בֶּֽאֱמֶת,</text:p>
      <text:p text:style-name="P26">וְשִׂים חֶלְקֵֽנוּ עִמָּהֶם.</text:p>
      <text:p text:style-name="P26">וּלְעוֹלָם לֹא נֵבוֹשׁ כִּי בְךָ בָטָֽחְנוּ,</text:p>
      <text:p text:style-name="P26">וְעַל חַסְדְּךָ הַגָּדוֹל בֶּֽאֱמֶת נִשְׁעָֽנְנוּ:</text:p>
      <text:p text:style-name="P26">בָּרוּךְ אַתָּה יוּהוּווּהוּ, מִשְׁעָן וּמִבְטָח לַצַּדִּיקִים:</text:p>
      <text:p text:style-name="Standard"/>
      <text:p text:style-name="P26"/>
      <text:p text:style-name="P100">תִּשְׁכּוֹן בְּתוֹךְ יְרוּשָׁלַֽיִם עִֽירְךָ כַּאֲשֶׁר דִּבַּֽרְתָּ,</text:p>
      <text:p text:style-name="P26">וְכִסֵּא דָוִד עַבְדְּךָ מְהֵרָה בְּתוֹכָהּ תָּכִין,</text:p>
      <text:p text:style-name="P26">וּבְנֵה אוֹתָהּ בִּנְיַן עוֹלָם בִּמְהֵרָה בְיָמֵֽינוּ:</text:p>
      <text:p text:style-name="P26">בָּרוּךְ אַתָּה יֻהֻוֻהֻ, בּוֹנֵה יְרוּשָׁלָיִם:</text:p>
      <text:p text:style-name="P26"/>
      <text:p text:style-name="P26">אֶת צֶֽמַח דָּוִד עַבְדְּךָ מְהֵרָה תַצְמִֽיחַ,</text:p>
      <text:p text:style-name="P26">וְקַרְנוֹ תָּרוּם בִּישֽׁוּעָתֶֽךָ,</text:p>
      <text:p text:style-name="P26">כִּי לִֽישׁוּעָֽתְךָ קִוִּֽינוּ כָּל־הַיּוֹם:</text:p>
      <text:p text:style-name="P26">בָּרוּךְ אַתָּה יִהִוִהִ, מַצְמִֽיחַ קֶֽרֶן יְשׁוּעָה:</text:p>
      <text:p text:style-name="P26"/>
      <text:p text:style-name="P26">שְׁמַע קוֹלֵֽנוּ, יְהֹוָה אֱלֹהֵֽינוּ,</text:p>
      <text:p text:style-name="P26">אָב הָרַֽחֲמָן, רַחֵם עָלֵֽינוּ,</text:p>
      <text:p text:style-name="P26">וְקַבֵּל בְּרַֽחֲמִים וּבְרָצוֹן אֶת־תְּפִלָּתֵֽנוּ,</text:p>
      <text:p text:style-name="P26">כִּי אֵל שׁוֹמֵֽעַ תְּפִלּוֹת וְתַֽחֲנוּנִים אָֽתָּה.</text:p>
      <text:p text:style-name="P26">וּמִלְּפָנֶֽיךָ מַלְכֵּֽנוּ, רֵיקָם אַל־תְּשִׁיבֵֽנוּ,</text:p>
      <text:p text:style-name="P26">חָנֵּֽנוּ וַֽעֲנֵֽנוּ וּשְׁמַע תְּפִלָּתֵֽנוּ.</text:p>
      <text:p text:style-name="P26"/>
      <text:p text:style-name="Instruction">בתענית יחיד ובתענית ציבור אומר כאן היחיד עננו, וכן שליח ציבור ששכח יאמר כאן עננו ללא חתימה</text:p>
      <text:p text:style-name="P76">עֲנֵֽנוּ אָבִינוּ עֲנֵֽנוּ בְּיוֹם צוֹם הַתַּֽעֲנִית הַזֶּה, כִּי בְצָרָה גְדוֹלָה אֲנָֽחְנוּ.</text:p>
      <text:p text:style-name="P76">אַל־תֵּֽפֶן לְרִשְׁעֵֽנוּ, וְאַל־תִּתְעַלָּם מַלְכֵּֽנוּ מִבַּקָּשָׁתֵֽנוּ</text:p>
      <text:p text:style-name="P76">הֱיֵה נָא קָרוֹב לְשַׁוְעָתֵֽנוּ, טֶֽרֶם נִקְרָא אֵלֶֽיךָ אַתָּה תַעֲנֶה,</text:p>
      <text:p text:style-name="P76">נְדַבֵּר וְאַתָּה תִשְׁמַע, כַּדָּבָר שֶׁנֶּאֱמַר:</text:p>
      <text:p text:style-name="P76">וְהָיָ֥ה טֶֽרֶם־יִקְרָ֖אוּ וַאֲנִ֣י אֶעֱנֶ֑ה ע֛וֹד הֵ֥ם מְדַבְּרִ֖ים וַאֲנִ֥י אֶשְׁמָֽע:</text:p>
      <text:p text:style-name="P76">כִּי אַתָּה יְהֹוָה פּוֹדֶה וּמַצִּיל, וְעוֹנֶה וּמְרַחֵם בְּכָל־עֵת צָרָה וְצוּקָה:.</text:p>
      <text:p text:style-name="P23"/>
      <text:p text:style-name="P26">כִּי אַתָּה שׁוֹמֵעַ תְּפִלַּת כָּל־פֶּה:</text:p>
      <text:p text:style-name="P26">בָּרוּךְ אַתָּה יֹהְוָה, שׁוֹמֵֽעַ תְּפִלָּה:</text:p>
      <text:p text:style-name="P23"/>
      <text:p text:style-name="P26"/>
      <text:p text:style-name="P100">רְצֵה יְהֹוָה אֱלֹהֵֽינוּ בְּעַמְּךָ יִשְׂרָאֵל</text:p>
      <text:p text:style-name="P26">וְלִתְפִלָּתָם שְׁעֵה,</text:p>
      <text:p text:style-name="P26">וְהָשֵׁב הָֽעֲבוֹדָה לִדְבִיר בֵּיתֶֽךָ,</text:p>
      <text:p text:style-name="P26">וְאִשֵּׁי יִשְׂרָאֵל וּתְפִלָּתָם, מְהֵרָה בְּאַֽהֲבָה תְקַבֵּל בְּרָצוֹן,</text:p>
      <text:p text:style-name="P26">וּתְהִי לְרָצוֹן תָּמִיד עֲבוֹדַת יִשְׂרָאֵל עַמֶּֽךָ:</text:p>
      <text:p text:style-name="Standard"/>
      <text:p text:style-name="Instruction">בראש חודש ובחול המועד מוסיפים:</text:p>
      <text:p text:style-name="Shemoneh_20_Esreh_20_Addition">אֱלֹהֵֽינוּ וֵאלֹהֵי אֲבוֹתֵֽינוּ,</text:p>
      <text:p text:style-name="Shemoneh_20_Esreh_20_Addition">יַעֲלֶה וְיָבֹא, וְיַגִּֽיעַ וְיֵרָאֶה,</text:p>
      <text:p text:style-name="Shemoneh_20_Esreh_20_Addition">וְיֵרָצֶה וְיִשָּׁמַע, וְיִפָּקֵד וְיִזָּכֵר, זִכְרוֹנֵֽנוּ</text:p>
      <text:p text:style-name="Shemoneh_20_Esreh_20_Addition">וְזִכְרוֹן אֲבוֹתֵֽינוּ, זִכְרוֹן יְרוּשָׁלַֽיִם עִירָךְ,</text:p>
      <text:p text:style-name="Shemoneh_20_Esreh_20_Addition">וְזִכְרוֹן מָשִֽׁיחַ בֶּן־דָּוִד עַבְדָּךְ,</text:p>
      <text:p text:style-name="Shemoneh_20_Esreh_20_Addition">וְזִכְרוֹן כָּל־עַמְּךָ בֵּית יִשְׂרָאֵל לְפָנֶֽיךָ, לִפְלֵיטָה,</text:p>
      <text:p text:style-name="Shemoneh_20_Esreh_20_Addition">לְטוֹבָה, לְחֵן, לְחֶֽסֶד וּלְרַחֲמִים,</text:p>
      <text:p text:style-name="P73">לְחַיִּים טוֹבִים וּלְשָׁלוֹם, </text:p>
      <text:p text:style-name="Shemoneh_20_Esreh_20_Addition"/>
      <text:p text:style-name="P77"><text:span text:style-name="T13">בראש חדש:</text:span> בְּיוֹם רֹאשׁ חֹֽדֶשׁ הַזֶּה,</text:p>
      <text:p text:style-name="P77"><text:span text:style-name="T13">בחוה"מ פסח:</text:span> בְּיוֹם חַג הַמַּצּוֹת הַזֶּה בְּיוֹם מִקְרָא קֹֽדֶשׁ הַזֶּה,</text:p>
      <text:p text:style-name="P77"><text:span text:style-name="T13">בחוה"מ סוכות:</text:span> בְּיוֹם חַג הַסֻּכּוֹת הַזֶּה, בְּיוֹם מִקְרָא קֹֽדֶשׁ הַזֶּה,</text:p>
      <text:p text:style-name="P77"/>
      <text:p text:style-name="P77">לְרַחֵם בּוֹ עָלֵֽינוּ וּלְהוֹשִׁיעֵֽנוּ.</text:p>
      <text:p text:style-name="P77">זָכְרֵֽנוּ יְהֹוָה אֱלֹהֵֽינוּ בּוֹ לְטוֹבָה,</text:p>
      <text:p text:style-name="P77">וּפָקְדֵֽנוּ בוֹ לִבְרָכָה, וְהוֹשִׁיעֵֽנוּ בוֹ לְחַיִּים טוֹבִים,</text:p>
      <text:p text:style-name="P77">בִּדְבַר יְשׁוּעָה וְרַחֲמִים.</text:p>
      <text:p text:style-name="P77">חוּס וְחָנֵּֽנוּ, וַחֲמוֹל וְרַחֵם עָלֵֽינוּ, וְהוֹשִׁיעֵֽנוּ </text:p>
      <text:p text:style-name="P77">כִּי אֵלֶֽיךָ עֵינֵֽינוּ, כִּי אֵל מֶֽלֶךְ חַנּוּן וְרַחוּם אָֽתָּה:</text:p>
      <text:p text:style-name="P77"/>
      <text:p text:style-name="P27"/>
      <text:p text:style-name="P108">וְאַתָּה בְּרַֽחֲמֶֽיךָ הָרַבִּים, תַּחְפֹּץ בָּֽנוּ וְתִרְצֵֽנוּ,</text:p>
      <text:p text:style-name="P27">וְתֶֽחֱזֶֽינָה עֵינֵֽינוּ בְּשֽׁוּבְךָ לְצִיּוֹן בְּרַֽחֲמִים:</text:p>
      <text:p text:style-name="P27">בָּרוּךְ אַתָּה יִהִוִהִ, הַמַּֽחֲזִיר שְׁכִֽינָתוֹ לְצִיּוֹן:</text:p>
      <text:p text:style-name="Standard"/>
      <text:p text:style-name="Standard"/>
      <text:p text:style-name="P28">מוֹדִים אֲנַֽחְנוּ לָךְ,שֶׁאַתָּה הוּא</text:p>
      <text:p text:style-name="P28">יְהֹוָה אֱלֹהֵֽינוּ וֵֽאלֹהֵי אֲבוֹתֵֽינוּ לְעוֹלָם וָעֶד,</text:p>
      <text:p text:style-name="P28">צוּרֵֽנוּ צוּר חַיֵּֽינוּ וּמָגֵן יִשְׁעֵֽנוּ אַתָּה הוּא,</text:p>
      <text:p text:style-name="P28">לְדוֹר וָדוֹר נוֹדֶה לְךָ וּנְסַפֵּר תְּהִלָּתֶֽךָ,</text:p>
      <text:p text:style-name="P28">עַל חַיֵּֽינוּ הַמְּסוּרִים בְּיָדֶֽךָ,</text:p>
      <text:p text:style-name="P28">וְעַל נִשְׁמוֹתֵֽינוּ הַפְּקוּדוֹת לָךְ,</text:p>
      <text:p text:style-name="P28">וְעַל נִסֶּֽיךָ שֶׁבְּכָל־יוֹם עִמָּֽנוּ,</text:p>
      <text:p text:style-name="P28">וְעַל נִפְלְאוֹתֶֽיךָ וְטֽוֹבוֹתֶֽיךָ שֶׁבְּכָל־עֵת,</text:p>
      <text:p text:style-name="P28">עֶֽרֶב וָבֹֽקֶר וְצָֽהֳרָֽיִם.</text:p>
      <text:p text:style-name="P28">הַטּוֹב, כִּי לֹא כָלוּ רַחֲמֶֽיךָ,</text:p>
      <text:p text:style-name="P28">הַמְּרַחֵם, כִּי לֹא תַֽמּוּ חֲסָדֶֽיךָ,</text:p>
      <text:p text:style-name="P28">כִּי מֵֽעוֹלָם קִוִּֽינוּ לָךְ:</text:p>
      <text:p text:style-name="Standard"/>
      <text:p text:style-name="Standard"/>
      <text:p text:style-name="Standard"/>
      <text:p text:style-name="Standard"/>
      <text:p text:style-name="Standard"/>
      <text:p text:style-name="P118">מודים דרבנן </text:p>
      <text:p text:style-name="P93">מוֹדִים אֲנַחְנוּ לָךְ,</text:p>
      <text:p text:style-name="P93">שָׁאַתָּה הוּא יְהֹוָה אֱלֹהֵינוּ וֵאלֹהֵי אֲבוֹתֵינוּ,</text:p>
      <text:p text:style-name="P93"><text:tab/>אֱלֹהֵי כָל בָּשָׁר, יוֹצְרֵנוּ יוֹצֵר בְּרֵאשִׁית.</text:p>
      <text:p text:style-name="P93">בְּרָכוֹת וְהוֹדָאוֹת לְשִׁמְךָ הַגָּדוֹל וְהַקָּדוֹשׁ,</text:p>
      <text:p text:style-name="P93"><text:tab/>עַל שֶׁהֶחֱיִיתָנוּ וְקִיַּמְתָּנוּ.</text:p>
      <text:p text:style-name="P93">כֵּן תְּחַיֵּנוּ וּתְחָנֵּנוּ וְתֶאֱסוֹף גָּלֻיּוֹתֵינוּ לְחַצְרוֹת קָדְשֶׁךָ,</text:p>
      <text:p text:style-name="P93"><text:tab/>לִשְׁמֹר חֻקֶּיךָ וְלַעֲשׂוֹת רְצוֹנְךָ וּלְעָבְדְךָ בְלֵבָב שָׁלֵם,</text:p>
      <text:p text:style-name="P93">עַל שֶׁאֲנַחְנוּ מוֹדִים לָךְ,</text:p>
      <text:p text:style-name="P93">בָּרוּךְ אֵל הַהוֹדָאוֹת.</text:p>
      <text:p text:style-name="P63"/>
      <text:p text:style-name="P112">בחנוכה ופורים אומרים כאן על הניסים:</text:p>
      <text:p text:style-name="P90">עַל הַנִּסִּים וְעַל הַפֻּרְקָן וְעַל הַגְּבוּרוֹת וְעַל הַתְּשׁוּעוֹת וְעַל הַנִּפְלָאוֹת וְעַל הַנֶּחָמוֹת שֶׁעָשִֽׂיתָ לַאֲבוֹתֵֽינוּ בַּיָּמִים הָהֵם בַּזְּמַן הַזֶּה:</text:p>
      <text:p text:style-name="Standard"/>
      <text:p text:style-name="Instruction">בחנוכה אומרים:</text:p>
      <text:p text:style-name="P90">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Shemoneh_20_Esreh_20_Addition"/>
      <text:p text:style-name="Instruction">בפורים אומרים:</text:p>
      <text:p text:style-name="P90">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Shemoneh_20_Esreh_20_Addition"/>
      <text:p text:style-name="P29">וְעַל כֻּלָּם יִתְבָּרַךְ, וְיִתְרוֹמָם, וְיִתְנַשֵּׂא,</text:p>
      <text:p text:style-name="P29">תָּמִיד, שִׁמְךָ מַלְכֵּֽנוּ, לְעוֹלָם וָעֶד.</text:p>
      <text:p text:style-name="P29">וְכָל־הַחַיִּים יוֹדֽוּךָ סֶּֽלָה:</text:p>
      <text:p text:style-name="Instruction"/>
      <text:p text:style-name="Instruction">בעשרת ימי תשובה:</text:p>
      <text:p text:style-name="Shemoneh_20_Esreh_20_Addition">וּכְתֹב לְחַיִּים טוֹבִים כָּל בְּנֵי בְרִיתֶךָ.</text:p>
      <text:p text:style-name="Instruction"/>
      <text:p text:style-name="P29">וִֽיהַֽלְלוּ וִֽיבָֽרְכוּ אֶת־שִׁמְךָ הַגָּדוֹל בֶּֽאֱמֶת לְעוֹלָם כִּי טוֹב,</text:p>
      <text:p text:style-name="P29">הָאֵל יְשֽׁוּעָתֵֽנוּ וְעֶזְרָתֵֽנוּ סֶֽלָה, הָאֵל הַטּוֹב:</text:p>
      <text:p text:style-name="P29">בָּרוּךְ אַתָּה יֻהֻוֻהֻ, הַטּוֹב שִׁמְךָ וּלְךָ נָאֶה לְהוֹדוֹת:</text:p>
      <text:p text:style-name="Shemoneh_20_Esreh_20_Addition"/>
      <text:p text:style-name="Instruction"/>
      <text:p text:style-name="P113">ברכת כהנים בתענית ציבור</text:p>
      <text:p text:style-name="P83">כֹּהֲנִים:</text:p>
      <text:p text:style-name="P115"/>
      <text:p text:style-name="P83">בָּרוּךְ אַתָּה יְהֹוָה, אֱלֹהֵֽינוּ מֶֽלֶךְ הָֽעוֹלָם,</text:p>
      <text:p text:style-name="P83">אֲשֶׁר קִדְּשָֽׁנוּ בִּקְדֻשָּׁתוֹ שֶׁל־אַֽהֲרֹן,</text:p>
      <text:p text:style-name="P83">וְצִוָּֽנוּ לְבָרֵךְ אֶת־עַמּוֹ יִשְׂרָאֵל בְּאַֽהֲבָה: <text:span text:style-name="T18">[</text:span>אמן<text:span text:style-name="T18">]</text:span></text:p>
      <text:p text:style-name="P82"/>
      <text:p text:style-name="P85">יְבָרֶכְךָ֥ יְהֹוָ֖ה וְיִשְׁמְרֶֽךָ׃<text:tab/><text:span text:style-name="T18">[</text:span>אמן<text:span text:style-name="T18">]</text:span></text:p>
      <text:p text:style-name="P84">יָאֵ֨ר יְהֹוָ֧ה ׀ פָּנָ֛יו אֵלֶ֖יךָ וִֽיחֻנֶּֽךָּ׃<text:tab/><text:span text:style-name="T18">[</text:span>אמן<text:span text:style-name="T18">]</text:span></text:p>
      <text:p text:style-name="P84">יִשָּׂ֨א יְהֹוָ֤ה ׀ פָּנָיו֙ אֵלֶ֔יךָ וְיָשֵׂ֥ם לְךָ֖ שָׁלֽוֹם׃<text:tab/><text:span text:style-name="T18">[</text:span>אמן<text:span text:style-name="T18">]</text:span></text:p>
      <text:p text:style-name="P82"/>
      <text:p text:style-name="P115">אם אין עולים כהנים בתענית ציבור</text:p>
      <text:p text:style-name="P86">אֱלֹהֵינוּ וֵאלֹהֵי אֲבוֹתֵינוּ,</text:p>
      <text:p text:style-name="P86">בָּרְכֵנוּ בַּבְּרָכָה הַמְשֻׁלֶּשֶת בַּתּוֹרָה הַכְּתוּבָה עַל יְדֵי מֹשֶׁה עַבְדָּךְ,</text:p>
      <text:p text:style-name="P86">הָאֲמוּרָה מִפִּי אַהֲרֹן וּבָנָיו הַכֹּהֲנִים עִם קְדוֹשֶׁיךָ כָּאָמוּר:</text:p>
      <text:p text:style-name="P82"/>
      <text:p text:style-name="P87">יְבָרֶכְךָ֥ יְהֹוָ֖ה וְיִשְׁמְרֶֽךָ׃<text:tab/><text:span text:style-name="T19">[</text:span>כן יהי רצון:<text:span text:style-name="T19">]</text:span></text:p>
      <text:p text:style-name="P87">יָאֵ֨ר יְהֹוָ֧ה ׀ פָּנָ֛יו אֵלֶ֖יךָ וִֽיחֻנֶּֽךָּ׃<text:tab/><text:span text:style-name="T19">[</text:span>כן יהי רצון:<text:span text:style-name="T19">]</text:span></text:p>
      <text:p text:style-name="P87">יִשָּׂ֨א יְהֹוָ֤ה ׀ פָּנָיו֙ אֵלֶ֔יךָ וְיָשֵׂ֥ם לְךָ֖ שָׁלֽוֹם׃<text:tab/><text:span text:style-name="T19">[</text:span>כן יהי רצון:<text:span text:style-name="T19">]</text:span></text:p>
      <text:p text:style-name="P87">וְשָׂמ֥וּ אֶת־שְׁמִ֖י עַל־בְּנֵ֣י יִשְׂרָאֵ֑ל וַֽאֲנִ֖י אֲבָֽרְכֵֽם׃</text:p>
      <text:p text:style-name="P115"/>
      <text:p text:style-name="P38">שִׂים שָׁלוֹם טוֹבָה וּבְרָכָה, חַיִּים חֵן וָחֶֽסֶד וְרַֽחֲמִים,</text:p>
      <text:p text:style-name="P38">עָלֵֽינוּ וְעַל כָּל־יִשְׂרָאֵל עַמֶּֽךָ.</text:p>
      <text:p text:style-name="P38">וּבָֽרְכֵֽנוּ אָבִֽינוּ כֻּלָּֽנוּ כְּאֶחָד בְּאוֹר פָּנֶֽיךָ,</text:p>
      <text:p text:style-name="P38">כִּי בְאוֹר פָּנֶֽיךָ נָתַֽתָּ לָּֽנוּ יְהֹוָה אֱלֹהֵֽינוּ</text:p>
      <text:p text:style-name="P39"><text:tab/>תּוֹרָה וְחַיִּים,<text:tab/>אַֽהֲבָה וָחֶֽסֶד,</text:p>
      <text:p text:style-name="P39"><text:tab/>צְדָקָה וְרַֽחֲמִים,<text:tab/>בְּרָכָה וְשָׁלוֹם.</text:p>
      <text:p text:style-name="P38">וְטוֹב בְּעֵינֶֽיךָ לְבָֽרְכֵֽנוּ וּלְבָרֵךְ אֶת־כָּל־עַמְּךָ יִשְׂרָאֵל,</text:p>
      <text:p text:style-name="P38">בְּרֹב עֹז וְשָׁלוֹם:</text:p>
      <text:p text:style-name="P115"/>
      <text:p text:style-name="P115">בעשרת ימי תשובה:</text:p>
      <text:p text:style-name="P91">וּבְסֵפֶר חַיִּים, בְּרָכָה וְשָׁלוֹם, וּפַרְנָסָה טוֹבָה וִישׁוּעָה וְנֶחָמָה, וּגְזֵרוֹת טוֹבוֹת,</text:p>
      <text:p text:style-name="P91">נִזָּכֵר וְנִכָּתֵב לְפָנֶיךָ, אֲנַחְנוּ וְכָל עַמְּךָ בֵּית יִשְׂרָאֵל, לְחַיִּים טוֹבִים וּלְשָׁלוֹם.</text:p>
      <text:p text:style-name="P115"/>
      <text:p text:style-name="P41">בָּרוּךְ אַתָּה יוּהוּווּהוּ,</text:p>
      <text:p text:style-name="P41">הַמְּבָרֵךְ אֶת עַמּוֹ יִשְׂרָאֵל בַּשָּׁלוֹם. אָמֵן:</text:p>
      <text:p text:style-name="P37"/>
      <text:p text:style-name="P37">יִֽהְי֥וּ לְרָצ֨וֹן ׀ אִמְרֵי־פִ֡י וְהֶגְי֣וֹן לִבִּ֣י לְפָנֶ֑יךָ יְ֝הֹוָ֗ה צוּרִ֥י וְגֹאֲלִֽי׃</text:p>
      <text:p text:style-name="P101">אֱלֹהַי,</text:p>
      <text:p text:style-name="P30">נְצֹר לְשׁוֹנִי מֵרָע וְשִׂפְתוֹתַי מִדַּבֵּר מִרְמָה,</text:p>
      <text:p text:style-name="P30">וְלִמְקַלְלַי נַפְשִׁי תִדֹּם, וְנַפְשִׁי כֶּֽעָפָר לַכֹּל תִּֽהְיֶה,</text:p>
      <text:p text:style-name="P30">פְּתַח לִבִּי בְּתוֹרָתֶֽךָ, וְאַחֲרֵי מִצְוֹתֶֽיךָ תִּרְדֹּף נַפְשִׁי.</text:p>
      <text:p text:style-name="P30">וְכָל־הַקָּמִים עָלַי לְרָעָה, מְהֵרָה הָפֵר עֲצָתָם וְקַלְקֵל מַחְשְׁבוֹתָם. </text:p>
      <text:p text:style-name="P30"><text:tab/>עֲשֵׂה לְמַֽעַן שְׁמָךְ,<text:tab/>עֲשֵׂה לְמַֽעַן יְמִינָךְ,</text:p>
      <text:p text:style-name="P30"><text:tab/>עֲשֵׂה לְמַֽעַן תּֽוֹרָתָךְ,<text:tab/>עֲשֵׂה לְמַֽעַן קְדֻשָּׁתָךְ.</text:p>
      <text:p text:style-name="P30"/>
      <text:p text:style-name="P30">לְ֭מַעַן יֵחָלְצ֣וּן יְדִידֶ֑יךָ הוֹשִׁ֖יעָה יְמִֽינְךָ֣ וַעֲנֵֽנִי:</text:p>
      <text:p text:style-name="P30">יִֽהְי֥וּ לְרָצ֨וֹן ׀ אִמְרֵי־פִ֡י וְהֶגְי֣וֹן לִבִּ֣י לְפָנֶ֑יךָ יְ֝הֹוָ֗ה צוּרִ֥י וְגֹאֲלִֽי׃</text:p>
      <text:p text:style-name="P30"/>
      <text:p text:style-name="P30">עֹשֶׂה שָׁלוֹם <text:span text:style-name="T20">[</text:span>הַשָּׁלוֹם<text:span text:style-name="T20">] </text:span>בִּמְרוֹמָיו,</text:p>
      <text:p text:style-name="P30">הוּא בְּרַחֲמָיו יַעֲשֶׂה שָׁלוֹם עָלֵֽינוּ,</text:p>
      <text:p text:style-name="P30">וְעַל כָּל־עַמּוֹ יִשְׂרָאֵל, וְאִמְרוּ אָמֵן:</text:p>
      <text:p text:style-name="P30"/>
      <text:p text:style-name="P30">יְהִי רָצוֹן מִלְּפָנֶֽיךָ, יְהֹוָה אֱלֹהֵֽינוּ וֵֽאלֹהֵי אֲבוֹתֵֽינוּ,</text:p>
      <text:p text:style-name="P30">שֶׁתִּבְנֶה בֵּית הַמִּקְדָשׁ בִּמְהֵרָה בְיָמֵֽינוּ, וְתֵן חֶלְקֵֽנוּ בְתוֹרָתָךְ</text:p>
      <text:p text:style-name="P30">לַעֲשׂוֹת חֻקֵּי רְצוֹנָךְ וּלְעָבְדָךְ בְּלֵבָב שָׁלֵם:</text:p>
      <text:p text:style-name="P30"/>
      <text:p text:style-name="Instruction"/>
      <text:p text:style-name="P112">בעשרת ימי תשובה אומרים אבינו מלכנו:</text:p>
      <text:p text:style-name="P78">אָבִינוּ מַלְכֵּנוּ חָטָאנוּ לְפָנֶיךָ רַחֵם עָלֵינוּ:</text:p>
      <text:p text:style-name="P78">אָבִינוּ מַלְכֵּנוּ אֵין לָנוּ מֶלֶךְ אֶלָּא אָתָּה:</text:p>
      <text:p text:style-name="P78">אָבִינוּ מַלְכֵּנוּ עֲשֵׂה עִמָּנוּ לְמַעַן שְׁמֶךָ:</text:p>
      <text:p text:style-name="P78">אָבִינוּ מַלְכֵּנוּ חַדֵּשׁ עָלֵינוּ שָׁנָה טוֹבָה:</text:p>
      <text:p text:style-name="P78">אָבִינוּ מַלְכֵּנוּ בַּטֵּל מֵעָלֵינוּ כָּל גְּזֵרוֹת קָשׁוֹת וְרָעוֹת:</text:p>
      <text:p text:style-name="P78">אָבִינוּ מַלְכֵּנוּ בַּטֵּל מַחְשְׁבוֹת שֹׂנְאֵינוּ:</text:p>
      <text:p text:style-name="P78">אָבִינוּ מַלְכֵּנוּ הָפֵר עֲצַת אוֹיְבֵינוּ:</text:p>
      <text:p text:style-name="P78">אָבִינוּ מַלְכֵּנוּ כַּלֵּה כָּל צַר וּמַשְׂטִין מֵעָלֵינוּ:</text:p>
      <text:p text:style-name="P79">אָבִינוּ מַלְכֵּנוּ כַּלֵּה דֶבֶר וְחֶרֶב וְרָעָה וְרָעָב</text:p>
      <text:p text:style-name="P79"><text:tab/>וּשְׁבִי וּבִזָּה וּמַשְׁחִית וּמַגֵּפָה</text:p>
      <text:p text:style-name="P79"><text:tab/>וְיֵצֶר הָרָע וְחוֹלָאִים רָעִים מִבְּנֵי בְרִיתֶךָ:</text:p>
      <text:p text:style-name="P78">אָבִינוּ מַלְכֵּנוּ שְׁלַח רְפוּאָה שְׁלֵמָה לְכָל חוֹלֵי עַמֶּךָ:</text:p>
      <text:p text:style-name="P78">אָבִינוּ מַלְכֵּנוּ מְנַע מַגֵּפָה מִנַּחֲלָתֶךָ:</text:p>
      <text:p text:style-name="P78">אָבִינוּ מַלְכֵּנוּ זָכוּר כִּי עָפָר אֲנָחְנוּ:</text:p>
      <text:p text:style-name="P78">אָבִינוּ מַלְכֵּנוּ מְחוֹל וּסְלַח לְכָל עֲוֹנוֹתֵינוּ:</text:p>
      <text:p text:style-name="P78">אָבִינוּ מַלְכֵּנוּ קְרַע רוֹעַ גְּזַר דִּינֵנוּ:<text:span text:style-name="T12"> (יכוין בשם קר"ע שט"ן)</text:span></text:p>
      <text:p text:style-name="P78">אָבִינוּ מַלְכֵּנוּ מְחוֹק בְּרַחֲמֶיךָ הָרַבִּים כָּל שִׁטְרֵי חוֹבוֹתֵינוּ:</text:p>
      <text:p text:style-name="P78">אָבִינוּ מַלְכֵּנוּ מְחֵה וְהַעֲבֵר פְּשָׁעֵינוּ מִנֶּגֶד עֵינֶיךָ:</text:p>
      <text:p text:style-name="P78">אָבִינוּ מַלְכֵּנוּ כָּתְבֵנוּ בְּסֵפֶר חַיִּים טוֹבִים:</text:p>
      <text:p text:style-name="P78">אָבִינוּ מַלְכֵּנוּ כָּתְבֵנוּ בְּסֵפֶר צַדִּיקִים וַחֲסִידִים:</text:p>
      <text:p text:style-name="P78">אָבִינוּ מַלְכֵּנוּ כָּתְבֵנוּ בְּסֵפֶר יְשָׁרִים וּתְמִימִים:</text:p>
      <text:p text:style-name="P78">אָבִינוּ מַלְכֵּנוּ כָּתְבֵנוּ בְּסֵפֶר פַּרְנָסָה וְכַלְכָּלָה טוֹבָה:</text:p>
      <text:p text:style-name="P78">אָבִינוּ מַלְכֵּנוּ כָּתְבֵנוּ בְּסֵפֶר מְחִילָה וּסְלִיחָה וְכַפָּרָה:</text:p>
      <text:p text:style-name="P78">אָבִינוּ מַלְכֵּנוּ כָּתְבֵנוּ בְּסֵפֶר גְּאֻלָּה וִישׁוּעָה:</text:p>
      <text:p text:style-name="P78">אָבִינוּ מַלְכֵּנוּ זָכְרֵנוּ בְּזִכְרוֹן טוֹב מִלְּפָנֶיךָ:</text:p>
      <text:p text:style-name="P78">אָבִינוּ מַלְכֵּנוּ הַצְמַח לָנוּ יְשׁוּעָה בְּקָרוֹב:</text:p>
      <text:p text:style-name="P78">אָבִינוּ מַלְכֵּנוּ הָרֵם קֶרֶן יִשְׂרָאֵל עַמֶּךָ:</text:p>
      <text:p text:style-name="P78">אָבִינוּ מַלְכֵּנוּ וְהָרֵם קֶרֶן מְשִׁיחֶךָ:</text:p>
      <text:p text:style-name="P78">אָבִינוּ מַלְכֵּנוּ חָנֵּנוּ וַעֲנֵנוּ:</text:p>
      <text:p text:style-name="P78">אָבִינוּ מַלְכֵּנוּ הַחֲזִירֵנוּ בִּתְשׁוּבָה שְׁלֵמָה לְפָנֶיךָ:</text:p>
      <text:p text:style-name="P78">אָבִינוּ מַלְכֵּנוּ שְׁמַע קוֹלֵנוּ חוּס וְרַחֵם עָלֵינוּ:</text:p>
      <text:p text:style-name="P78">אָבִינוּ מַלְכֵּנוּ עֲשֵׂה לְמַעֲנָךְ אִם לֹא לְמַעֲנֵנוּ:</text:p>
      <text:p text:style-name="P78">אָבִינוּ מַלְכֵּנוּ קַבֵּל בְּרַחֲמִים וּבְרָצוֹן אֶת תְּפִלָּתֵנוּ:</text:p>
      <text:p text:style-name="P78">אָבִינוּ מַלְכֵּנוּ אַל תְּשִׁיבֵנוּ רֵיקָם מִלְּפָנֶיךָ:</text:p>
      <text:p text:style-name="P78"/>
      <text:p text:style-name="Instruction"/>
      <text:p text:style-name="P102">אָנָּא יְהֹוָה אֱלֹהֵינוּ וֵאלֹהֵי אֲבוֹתֵינוּ.</text:p>
      <text:p text:style-name="P32">תָּבֹא לְפָנֶיךָ תְּפִלָּתֵנוּ. וְאַל־תִּתְעַלַּם מַלְכֵּנוּ מִתְּחִנָּתֵנוּ.</text:p>
      <text:p text:style-name="P32">שֶׁאֵין אֲנַחְנוּ עַזֵּי פָנִים וּקְשֵׁי עֹרֶף</text:p>
      <text:p text:style-name="P32">לוֹמַר לְפָנֶיךָ יְהֹוָה אֱלֹהֵינוּ וֵאלֹהֵי אֲבוֹתֵינוּ</text:p>
      <text:p text:style-name="P32">צַדִּיקִים אֲנַחְנוּ וְלֹא חָטָאנוּ.</text:p>
      <text:p text:style-name="P32">אֲבָל חָטָאנוּ. עָוִינוּ. פָּשַׁעְנוּ. אֲנַחְנוּ וַאֲבוֹתֵינוּ וְאַנְשֵׁי בֵיתֵנוּ:</text:p>
      <text:p text:style-name="P32"/>
      <text:p text:style-name="P33"><text:span text:style-name="T21">אָ</text:span>שַׁמְנוּ. <text:span text:style-name="T21">בָּ</text:span>גַדְנוּ. <text:span text:style-name="T21">גָּ</text:span>זַלְנוּ. <text:span text:style-name="T21">דִּ</text:span>בַּרְנוּ דֹפִי וְלָשׁוֹן הָרָע.</text:p>
      <text:p text:style-name="P33"><text:span text:style-name="T21">הֶ</text:span>עֱוִינוּ. <text:span text:style-name="T21">וְ</text:span>הִרְשַׁעְנוּ. <text:span text:style-name="T21">זַ</text:span>דְנוּ. <text:span text:style-name="T21">חָ</text:span>מַסְנוּ. <text:span text:style-name="T21">טָ</text:span>פַלְנוּ שֶׁקֶר וּמִרְמָה.</text:p>
      <text:p text:style-name="P33"><text:span text:style-name="T21">יָ</text:span>עַצְנוּ עֵצוֹת רָעוֹת.</text:p>
      <text:p text:style-name="P33"><text:span text:style-name="T21">כִּ</text:span>זַּבְנוּ. <text:span text:style-name="T21">כָּ</text:span>עַסְנוּ. <text:span text:style-name="T21">לַ</text:span>צְנוּ. <text:span text:style-name="T21">מָ</text:span>רַדְנוּ. <text:span text:style-name="T21">מָ</text:span>רִינוּ דְבָרֶיךָ.</text:p>
      <text:p text:style-name="P33"><text:span text:style-name="T21">נִ</text:span>אַצְנוּ. <text:span text:style-name="T21">נִ</text:span>אַפְנוּ. <text:span text:style-name="T21">סָ</text:span>רַרְנוּ. <text:span text:style-name="T21">עָ</text:span>וִינוּ. <text:span text:style-name="T21">פָּ</text:span>שַׁעְנוּ. <text:span text:style-name="T21">פָּ</text:span>גַמְנוּ.</text:p>
      <text:p text:style-name="P33"><text:span text:style-name="T21">צָ</text:span>רַרְנוּ. <text:span text:style-name="T21">צִ</text:span>עַרְנוּ אָב וָאֵם. <text:span text:style-name="T21">קִ</text:span>שִּׁינוּ עֹרֶף.</text:p>
      <text:p text:style-name="P33"><text:span text:style-name="T21">רָ</text:span>שַׁעְנוּ. <text:span text:style-name="T21">שִׁ</text:span>חַתְנוּ. <text:span text:style-name="T21">תִּ</text:span>עַבְנוּ. <text:span text:style-name="T21">תָּ</text:span>עִינוּ וְ<text:span text:style-name="T21">תִ</text:span>עֲתַעְנוּ.</text:p>
      <text:p text:style-name="P32">וְסַרְנוּ מִמִּצְוֹתֶיךָ וּמִמִּשְׁפָּטֶיךָ הַטּוֹבִים וְלֹא שָׁוָה לָנוּ.</text:p>
      <text:p text:style-name="P32">וְאַתָּה צַדִּיק עַל־כָּל־הַבָּא עָלֵינוּ. כִּי אֱמֶת עָשִׂיתָ. וַאֲנַחְנוּ הִרְשָׁעְנוּ:</text:p>
      <text:p text:style-name="P32"/>
      <text:p text:style-name="P32">אֵל אֶרֶךְ אַפַּיִם אַתָּה וּבַעַל הָרַחֲמִים.</text:p>
      <text:p text:style-name="P32">גְּדֻלַּת רַחֲמֶיךָ וַחֲסָדֶיךָ הוֹדַעְתָּ לֶעָנָו מִקֶּדֶם.</text:p>
      <text:p text:style-name="P32">וְכֵן כָּתוּב בְּתוֹרָתָךְ.</text:p>
      <text:p text:style-name="P32"><text:tab/>וַיֵּ֤רֶד יְהֹוָה֙ בֶּֽעָנָ֔ן וַיִּתְיַצֵּ֥ב עִמּ֖וֹ שָׁ֑ם וַיִּקְרָ֥א בְשֵׁ֖ם יְהֹוָֽה:</text:p>
      <text:p text:style-name="P32">וְשָׁם נֶאֱמַר:</text:p>
      <text:p text:style-name="P32"><text:tab/>וַיַּעֲבֹ֨ר יְהֹוָ֥ה ׀ עַל־פָּנָיו֮ וַיִּקְרָא֒</text:p>
      <text:p text:style-name="P32"><text:tab/>יְהֹוָ֣ה ׀  יְהֹוָ֔ה אֵ֥ל רַח֖וּם וְחַנּ֑וּן אֶ֥רֶךְ אַפַּ֖יִם וְרַב־חֶ֥סֶד וֶאֱמֶֽת׃</text:p>
      <text:p text:style-name="P32"><text:tab/>נֹצֵ֥ר‏ חֶ֙סֶד֙ לָאֲלָפִ֔ים נֹשֵׂ֥א עָוֺ֛ן וָפֶ֖שַׁע וְחַטָּאָ֑ה וְנַקֵּה֙:</text:p>
      <text:p text:style-name="P31">רַחוּם וְחַנּוּן חָטָאנוּ לְפָנֶיךָ רַחֵם עָלֵינוּ וְהושִׁיעֵנוּ:</text:p>
      <text:p text:style-name="P31"/>
      <text:p text:style-name="P94"/>
      <text:p text:style-name="P96">לְדָוִ֡ד אֵלֶ֥יךָ יְ֝הֹוָ֗ה נַפְשִׁ֥י אֶשָּֽׂא׃</text:p>
      <text:p text:style-name="P95">אֱֽלֹהַ֗י בְּךָ֣ בָ֭טַחְתִּי אַל־אֵב֑וֹשָׁה אַל־יַעַלְצ֖וּ אוֹיְבַ֣י לִֽי׃</text:p>
      <text:p text:style-name="P95">גַּ֣ם כָּל־קֹ֭וֶיךָ לֹ֣א יֵבֹ֑שׁוּ יֵ֝בֹ֗שׁוּ הַבּוֹגְדִ֥ים רֵיקָֽם׃</text:p>
      <text:p text:style-name="P95">דְּרָכֶ֣יךָ יְ֭הֹוָה הוֹדִיעֵ֑נִי אֹ֖רְחוֹתֶ֣יךָ לַמְּדֵֽנִי׃</text:p>
      <text:p text:style-name="P95">הַדְרִ֘יכֵ֤נִי בַאֲמִתֶּ֨ךָ ׀ וְֽלַמְּדֵ֗נִי כִּֽי־אַ֭תָּה אֱלֹהֵ֣י יִשְׁעִ֑י <text:line-break/>אוֹתְךָ֥ קִ֝וִּ֗יתִי כׇּל־הַיּֽוֹם׃</text:p>
      <text:p text:style-name="P95">זְכֹר־רַחֲמֶ֣יךָ יְ֭הֹוָה וַחֲסָדֶ֑יךָ כִּ֖י מֵעוֹלָ֣ם הֵֽמָּה׃</text:p>
      <text:p text:style-name="P95">חַטֹּ֤אות נְעוּרַ֨י ׀ וּפְשָׁעַ֗י אַל־תִּ֫זְכֹּ֥ר <text:line-break/>כְּחַסְדְּךָ֥ זְכׇר־לִי־אַ֑תָּה לְמַ֖עַן טוּבְךָ֣ יְהֹוָֽה׃</text:p>
      <text:p text:style-name="P95">טוֹב־וְיָשָׁ֥ר יְהֹוָ֑ה עַל־כֵּ֤ן יוֹרֶ֖ה חַטָּאִ֣ים בַּדָּֽרֶךְ׃</text:p>
      <text:p text:style-name="P95">יַדְרֵ֣ךְ עֲ֭נָוִים בַּמִּשְׁפָּ֑ט וִילַמֵּ֖ד עֲנָוִ֣ים דַּרְכּֽוֹ׃</text:p>
      <text:p text:style-name="P95">כׇּל־אׇרְח֣וֹת יְ֭הֹוָה חֶ֣סֶד וֶאֱמֶ֑ת לְנֹצְרֵ֥י בְ֝רִית֗וֹ וְעֵדֹתָֽיו׃</text:p>
      <text:p text:style-name="P95">לְמַֽעַן־שִׁמְךָ֥ יְהֹוָ֑ה וְֽסָלַחְתָּ֥ לַ֝עֲוֺנִ֗י כִּ֣י רַב־הֽוּא׃</text:p>
      <text:p text:style-name="P95">מִי־זֶ֣ה הָ֭אִישׁ יְרֵ֣א יְהֹוָ֑ה י֝וֹרֶ֗נּוּ בְּדֶ֣רֶךְ יִבְחָֽר׃</text:p>
      <text:p text:style-name="P95">נַ֭פְשׁוֹ בְּט֣וֹב תָּלִ֑ין וְ֝זַרְע֗וֹ יִ֣ירַשׁ אָֽרֶץ׃</text:p>
      <text:p text:style-name="P95">ס֣וֹד יְ֭הֹוָה לִירֵאָ֑יו וּ֝בְרִית֗וֹ לְהוֹדִיעָֽם׃</text:p>
      <text:p text:style-name="P95">עֵינַ֣י תָּ֭מִיד אֶל־יְהֹוָ֑ה כִּ֤י הֽוּא־יוֹצִ֖יא מֵרֶ֣שֶׁת רַגְלָֽי׃</text:p>
      <text:p text:style-name="P95">פְּנֵה־אֵלַ֥י וְחׇנֵּ֑נִי כִּֽי־יָחִ֖יד וְעָנִ֣י אָֽנִי׃</text:p>
      <text:p text:style-name="P95">צָר֣וֹת לְבָבִ֣י הִרְחִ֑יבוּ מִ֝מְּצוּקוֹתַ֗י הוֹצִיאֵֽנִי׃</text:p>
      <text:p text:style-name="P95">רְאֵ֣ה עׇ֭נְיִי וַעֲמָלִ֑י וְ֝שָׂ֗א לְכׇל־חַטֹּאותָֽי׃</text:p>
      <text:p text:style-name="P95">רְאֵֽה־אֹיְבַ֥י כִּי־רָ֑בּוּ וְשִׂנְאַ֖ת חָמָ֣ס שְׂנֵאֽוּנִי׃</text:p>
      <text:p text:style-name="P95">שׇׁמְרָ֣ה נַ֭פְשִׁי וְהַצִּילֵ֑נִי אַל־אֵ֝ב֗וֹשׁ כִּֽי־חָסִ֥יתִי בָֽךְ׃</text:p>
      <text:p text:style-name="P95">תֹּם־וָיֹ֥שֶׁר יִצְּר֑וּנִי כִּ֝֗י קִוִּיתִֽיךָ׃</text:p>
      <text:p text:style-name="P95">פְּדֵ֣ה אֱ֭לֹהִים אֶת־יִשְׂרָאֵ֑ל מִ֝כֹּ֗ל צָרוֹתָֽיו׃ </text:p>
      <text:p text:style-name="P95"/>
      <text:p text:style-name="P95">וְ֭הוּא יִפְדֶּ֣ה אֶת־יִשְׂרָאֵ֑ל מִ֝כֹּ֗ל עֲוֺנֹתָֽיו׃</text:p>
      <text:p text:style-name="P95"/>
      <text:p text:style-name="P95"/>
      <text:p text:style-name="P96">יְהֹוָה אֱלֹהֵי יִשְׂרָאֵל שׁוּב מֵחֲרוֹן אַפֶּךָ. וְהִנָּחֵם עַל הָרָעָה לְעַמֶּךָ:</text:p>
      <text:p text:style-name="P95"/>
      <text:p text:style-name="P95">אָבִינוּ מַלְכֵּנוּ, אָבִינוּ אָתָּה.</text:p>
      <text:p text:style-name="P95">אָבִינוּ מַלְכֵּנוּ אֵין לָנוּ מֶלֶךְ אֶלָּא אָתָּה.</text:p>
      <text:p text:style-name="P95">אָבִינוּ מַלְכֵּנוּ רַחֵם עָלֵינוּ:</text:p>
      <text:p text:style-name="P95">אָבִינוּ מַלְכֵּנוּ חָנֵּנוּ וַעֲנֵנוּ כִּי אֵין בָּנוּ מַעֲשִׂים.<text:line-break/>עֲשֵׂה עִמָּנוּ צְדָקָה וָחֶסֶד לְמַעַן שִׁמְךָ הַגָּדוֹל וְהוֹשִׁיעֵנוּ:</text:p>
      <text:p text:style-name="Standard"/>
      <text:p text:style-name="Standard">וַאֲנַ֗חְנוּ לֹ֤א נֵדַע֙ מַֽה־נַּעֲשֶׂ֔ה כִּ֥י עָלֶ֖יךָ עֵינֵֽינוּ׃</text:p>
      <text:p text:style-name="Standard">זְכֹר־רַחֲמֶ֣יךָ יְ֭הֹוָה וַחֲסָדֶ֑יךָ כִּ֖י מֵעוֹלָ֣ם הֵֽמָּה:</text:p>
      <text:p text:style-name="Standard">יְהִי־חַסְדְּךָ֣ יְהֹוָ֣ה עָלֵ֑ינוּ כַּ֝אֲשֶׁ֗ר יִחַ֥לְנוּ לָֽךְ׃</text:p>
      <text:p text:style-name="Standard">אַֽל־תִּזְכׇּר־לָנוּ֮ עֲוֺנֹ֢ת רִאשֹׁ֫נִ֥ים</text:p>
      <text:p text:style-name="Standard">מַ֭הֵר יְקַדְּמ֣וּנוּ רַחֲמֶ֑יךָ כִּ֖י דַלּ֣וֹנוּ מְאֹֽד׃</text:p>
      <text:p text:style-name="Standard">עֶ֭זְרֵנוּ בְּשֵׁ֣ם יְהֹוָ֑ה עֹ֝שֵׂ֗ה שָׁמַ֥יִם וָאָֽרֶץ׃</text:p>
      <text:p text:style-name="Standard">חׇנֵּ֣נוּ יְהֹוָ֣ה חׇנֵּ֑נוּ כִּי־רַ֗֝ב שָׂבַ֥עְנוּ בֽוּז׃</text:p>
      <text:p text:style-name="P34">בְּרֹגֶז רַחֵם תִּזְכּוֹר. בְּרֹגֶז אַהֲבָה תִּזְכּוֹר.</text:p>
      <text:p text:style-name="P34">בְּרֹגֶז עֲקֵדָה תִּזְכּוֹר. בְּרֹגֶז תְּמִימוּת תִּזְכּוֹר:</text:p>
      <text:p text:style-name="P34">יְהֹוָ֥ה הוֹשִׁ֑יעָה הַ֝מֶּ֗לֶךְ יַעֲנֵ֥נוּ בְיוֹם־קׇרְאֵֽנוּ׃</text:p>
      <text:p text:style-name="P34">כִּי־ה֭וּא יָדַ֣ע יִצְרֵ֑נוּ זָ֝כ֗וּר כִּי־עָפָ֥ר אֲנָֽחְנוּ׃</text:p>
      <text:p text:style-name="P34">עׇזְרֵ֤נוּ ׀ אֱלֹ֘הֵ֤י יִשְׁעֵ֗נוּ עַֽל־דְּבַ֥ר כְּבֽוֹד־שְׁמֶ֑ךָ</text:p>
      <text:p text:style-name="P34">וְהַצִּילֵ֥נוּ וְכַפֵּ֥ר עַל־חַ֝טֹּאתֵ֗ינוּ לְמַ֣עַן שְׁמֶֽךָ׃</text:p>
      <text:p text:style-name="Standard"/>
      <text:p text:style-name="P114">בימים שאין בהם תחנון אומרים</text:p>
      <text:p text:style-name="P36">יְהִ֤י שֵׁ֣ם יְהֹוָ֣ה מְבֹרָ֑ךְ מֵ֝עַתָּ֗ה וְעַד־עוֹלָֽם׃ </text:p>
      <text:p text:style-name="P36">מִמִּזְרַח־שֶׁ֥מֶשׁ עַד־מְבוֹא֑וֹ מְ֝הֻלָּ֗ל שֵׁ֣ם יְהֹוָֽה׃</text:p>
      <text:p text:style-name="P36">רָ֖ם עַל־כׇּל־גּוֹיִ֥ם ׀ יְהֹוָ֑ה עַ֖ל הַשָּׁמַ֣יִם כְּבוֹדֽוֹ׃</text:p>
      <text:p text:style-name="P36">יְהֹוָ֥ה אֲדֹנֵ֑ינוּ מָה־אַדִּ֥יר שִׁ֝מְךָ֗ בְּכׇל־הָאָֽרֶץ׃</text:p>
      <text:p text:style-name="Standard"/>
      <text:p text:style-name="P80">יִתְגַּדַּל וְיִתְקַדַּשׁ שְׁמֵהּ רַבָּא. [אָמֵן]</text:p>
      <text:p text:style-name="P80">בְּעָלְמָא דִּי בְרָא, כִּרְעוּתֵה, וְיַמְלִיךְ מַלְכוּתֵה,</text:p>
      <text:p text:style-name="P80">וְיַצְמַח פֻּרְקָנֵה, וִיקָרֵב מְשִׁיחֵהּ. [אָמֵן]</text:p>
      <text:p text:style-name="P80">בְּחַיֵּיכוֹן וּבְיוֹמֵיכוֹן וּבְחַיֵּי דְכָל בֵּית יִשְׂרָאֵל,</text:p>
      <text:p text:style-name="P80">בַּעֲגָלָא וּבִזְמַן קָרִיב, וְאִמְרוּ אָמֵן. [אָמֵן] </text:p>
      <text:p text:style-name="P80"/>
      <text:p text:style-name="P80">יְהֵא שְׁמֵיהּ רַבָּא מְבָרַךְ לְעָלַם וּלְעָלְמֵי עָלְמַיָּא יִתְבָּרַךְ.</text:p>
      <text:p text:style-name="P80">וְיִשְׁתַּבַּח. וְיִתְפָּאַר. וְיִתְרוֹמַם. וְיִתְנַשֵּׂא.</text:p>
      <text:p text:style-name="P80">וְיִתְהַדָּר. וְיִתְעַלֶּה. וְיִתְהַלָּל שְׁמֵהּ דְּקֻדְשָׁא, בְּרִיךְ הוּא. [אָמֵן]</text:p>
      <text:p text:style-name="P80">לְעֵלָּא מִן כָּל בִּרְכָתָא שִׁירָתָא,</text:p>
      <text:p text:style-name="P80">תֻּשְׁבְּחָתָא וְנֶחֱמָתָא, דַּאֲמִירָן בְּעָלְמָא, וְאִמְרוּ אָמֵן. [אָמֵן]</text:p>
      <text:p text:style-name="P80"/>
      <text:p text:style-name="P80">תִּתְקַבַּל צְלוֹתָֽנָא וּבָֽעוּתָֽנָא,</text:p>
      <text:p text:style-name="P80">עִם צְלֽוֹתְהוֹן וּבָעֽוּתְהוֹן דְּכָל־בֵּית יִשְׂרָאֵל,</text:p>
      <text:p text:style-name="P80">קֳדָם אֲבוּנָא דְּבִשְׁמַיָּא וְאַרְעָא, וְאִמְרוּ אָמֵן. [אָמֵן]</text:p>
      <text:p text:style-name="P80"/>
      <text:p text:style-name="P80">יְהֵא שְׁלָמָא רַבָּא מִן שְׁמַיָּא.</text:p>
      <text:p text:style-name="P80">חַיִּים וְשָׂבָע וִישׁוּעָה וְנֶחָמָה. וְשֵׁיזָבָא</text:p>
      <text:p text:style-name="P80">וּרְפוּאָה וּגְאוּלָה וּסְלִיחָה וְכַפָּרָה</text:p>
      <text:p text:style-name="P80">וְרֶוַח וְהַצָּלָה לָנוּ וּלְכָל עַמּוֹ יִשְׂרָאֵל. וְאִמְרוּ אָמֵן. [אָמֵן]</text:p>
      <text:p text:style-name="Shemoneh_20_Esreh_20_Addition"/>
      <text:p text:style-name="P80">עוֹשֶׂה שָׁלוֹם בִּמְרוֹמָיו.</text:p>
      <text:p text:style-name="P80">הוּא בְּרַחֲמָיו יַעֲשֶׂה שָׁלוֹם עָלֵינוּ</text:p>
      <text:p text:style-name="P80">וְעַל כָּל עַמּוֹ יִשְׂרָאֵל. וְאִמְרוּ אָמֵן. [אָמֵן]</text:p>
      <text:p text:style-name="P80"/>
      <text:p text:style-name="P35"/>
      <text:p text:style-name="P103"/>
      <text:p text:style-name="P35">לַמְנַצֵּ֥חַ בִּנְגִינֹ֗ת מִזְמ֥וֹר שִֽׁיר׃ </text:p>
      <text:p text:style-name="P35">אֱֽלֹהִ֗ים יְחׇנֵּ֥נוּ וִיבָרְכֵ֑נוּ יָ֤אֵֽר פָּנָ֖יו אִתָּ֣נוּ סֶֽלָה׃ </text:p>
      <text:p text:style-name="P35">לָדַ֣עַת בָּאָ֣רֶץ דַּרְכֶּ֑ךָ בְּכׇל־גּ֝וֹיִ֗ם יְשׁוּעָתֶֽךָ׃ </text:p>
      <text:p text:style-name="P35">יוֹד֖וּךָ עַמִּ֥ים ׀ אֱלֹהִ֑ים י֝וֹד֗וּךָ עַמִּ֥ים כֻּלָּֽם׃ </text:p>
      <text:p text:style-name="P35">יִ֥שְׂמְח֥וּ וִירַנְּנ֗וּ לְאֻ֫מִּ֥ים כִּֽי־תִשְׁפֹּ֣ט עַמִּ֣ים מִישֹׁ֑ר</text:p>
      <text:p text:style-name="P35">וּלְאֻמִּ֓ים ׀ בָּאָ֖רֶץ תַּנְחֵ֣ם סֶֽלָה׃ </text:p>
      <text:p text:style-name="P35">יוֹד֖וּךָ עַמִּ֥ים ׀ אֱלֹהִ֑ים י֝וֹד֗וּךָ עַמִּ֥ים כֻּלָּֽם׃ </text:p>
      <text:p text:style-name="P35">אֶ֭רֶץ נָתְנָ֣ה יְבוּלָ֑הּ יְ֝בָרְכֵ֗נוּ אֱלֹהִ֥ים אֱלֹהֵֽינוּ׃ </text:p>
      <text:p text:style-name="P35">יְבָרְכֵ֥נוּ אֱלֹהִ֑ים וְיִֽירְא֥וּ א֝וֹת֗וֹ כׇּל־אַפְסֵי־אָֽרֶץ׃</text:p>
      <text:p text:style-name="P35"/>
      <text:p text:style-name="Instruction">בערב שבת אומרים מזמור ''יהוה מלך'' במקום ''למנצח''</text:p>
      <text:p text:style-name="P81">יְהֹוָ֣ה מָלָךְ֮ גֵּא֢וּת לָ֫בֵ֥שׁ</text:p>
      <text:p text:style-name="P81">לָבֵ֣שׁ יְ֭הֹוָה עֹ֣ז הִתְאַזָּ֑ר אַף־תִּכּ֥וֹן תֵּ֝בֵ֗ל בַּל־תִּמּֽוֹט׃</text:p>
      <text:p text:style-name="P81">נָכ֣וֹן כִּסְאֲךָ֣ מֵאָ֑ז מֵעוֹלָ֣ם אָֽתָּה׃</text:p>
      <text:p text:style-name="P81">נָשְׂא֤וּ נְהָר֨וֹת ׀ יְֽהֹוָ֗ה נָשְׂא֣וּ נְהָר֣וֹת קוֹלָ֑ם יִשְׂא֖וּ נְהָר֣וֹת דׇּכְיָֽם׃</text:p>
      <text:p text:style-name="P81">מִקֹּל֨וֹת ׀ מַ֤יִם רַבִּ֗ים אַדִּירִ֣ים מִשְׁבְּרֵי־יָ֑ם אַדִּ֖יר בַּמָּר֣וֹם יְהֹוָֽה׃</text:p>
      <text:p text:style-name="P81">עֵֽדֹתֶ֨יךָ ׀ נֶאֶמְנ֬וּ מְאֹ֗ד לְבֵיתְךָ֥ נַאֲוָה־קֹ֑דֶשׁ יְ֝הֹוָ֗ה לְאֹ֣רֶךְ יָמִֽים׃</text:p>
      <text:p text:style-name="P35"/>
      <text:p text:style-name="Instruction"/>
      <text:p text:style-name="P112">בתענית ציבור אומרים</text:p>
      <text:p text:style-name="Shemoneh_20_Esreh_20_Addition">תְּ֭פִלָּה לְעָנִ֣י כִֽי־יַעֲטֹ֑ף <text:s text:c="3"/>וְלִפְנֵ֥י יְ֝הוָ֗ה יִשְׁפֹּ֥ךְ שִׂיחֽוֹ׃</text:p>
      <text:p text:style-name="Shemoneh_20_Esreh_20_Addition">יְ֭הוָה שִׁמְעָ֣ה תְפִלָּתִ֑י <text:s text:c="3"/>וְ֝שַׁוְעָתִ֗י אֵלֶ֥יךָ תָבֽוֹא׃</text:p>
      <text:p text:style-name="Shemoneh_20_Esreh_20_Addition">אַל־תַּסְתֵּ֬ר פָּנֶ֨יךָ ׀ מִמֶּנִּי֮ <text:s text:c="3"/>בְּי֪וֹם צַ֫ר לִ֥י</text:p>
      <text:p text:style-name="Shemoneh_20_Esreh_20_Addition">הַטֵּֽה־אֵלַ֥י אָזְנֶ֑ךָ <text:s text:c="3"/>בְּי֥וֹם אֶ֝קְרָ֗א מַהֵ֥ר עֲנֵֽנִי׃</text:p>
      <text:p text:style-name="Shemoneh_20_Esreh_20_Addition">כִּֽי־כָל֣וּ בְעָשָׁ֣ן יָמָ֑י <text:s text:c="3"/>וְ֝עַצְמוֹתַ֗י כְּמוֹקֵ֥ד נִחָֽרוּ׃</text:p>
      <text:p text:style-name="Shemoneh_20_Esreh_20_Addition">הוּכָּֽה־כָעֵ֣שֶׂב וַיִּבַ֣שׁ לִבִּ֑י <text:s text:c="3"/>כִּֽי־שָׁ֝כַ֗חְתִּי מֵֽאֲכֹ֥ל לַחְמִֽי׃</text:p>
      <text:p text:style-name="Shemoneh_20_Esreh_20_Addition">מִקּ֥וֹל אַנְחָתִ֑י <text:s text:c="3"/>דָּֽבְקָ֥ה עַ֝צְמִ֗י לִבְשָׂרִֽי׃</text:p>
      <text:p text:style-name="Shemoneh_20_Esreh_20_Addition">דָּ֭מִיתִי לִקְאַ֣ת מִדְבָּ֑ר <text:s text:c="3"/>הָ֝יִ֗יתִי כְּכ֣וֹס חֳרָבֽוֹת׃</text:p>
      <text:p text:style-name="Shemoneh_20_Esreh_20_Addition">שָׁקַ֥דְתִּי וָאֶֽהְיֶ֑ה <text:s text:c="3"/>כְּ֝צִפּ֗וֹר בּוֹדֵ֥ד עַל־גָּֽג׃</text:p>
      <text:p text:style-name="Shemoneh_20_Esreh_20_Addition">כָּל־הַ֭יּוֹם חֵֽרְפ֣וּנִי אֽוֹיְבָ֑י <text:s text:c="3"/>מְ֝הֽוֹלָלַ֗י בִּ֣י נִשְׁבָּֽעוּ׃</text:p>
      <text:p text:style-name="Shemoneh_20_Esreh_20_Addition">כִּי־אֵ֭פֶר כַּלֶּ֣חֶם אָכָ֑לְתִּי <text:s text:c="3"/>וְ֝שִׁקֻּוַ֗י בִּבְכִ֥י מָסָֽכְתִּי׃</text:p>
      <text:p text:style-name="Shemoneh_20_Esreh_20_Addition">מִפְּנֵֽי־זַעַמְךָ֥ וְקִצְפֶּ֑ךָ <text:s text:c="3"/>כִּ֥י נְ֝שָׂאתַ֗נִי וַתַּשְׁלִיכֵֽנִי׃</text:p>
      <text:p text:style-name="Shemoneh_20_Esreh_20_Addition">יָ֭מַי כְּצֵ֣ל נָט֑וּי <text:s text:c="3"/>וַֽ֝אֲנִ֗י כָּעֵ֥שֶׂב אִיבָֽשׁ׃</text:p>
      <text:p text:style-name="Shemoneh_20_Esreh_20_Addition">וְאַתָּ֣ה יְ֭הוָה לְעוֹלָ֣ם תֵּשֵׁ֑ב <text:s text:c="3"/>וְ֝זִכְרְךָ֗ לְדֹ֣ר וָדֹֽר׃</text:p>
      <text:p text:style-name="Shemoneh_20_Esreh_20_Addition">אַתָּ֣ה תָ֭קוּם תְּרַחֵ֣ם צִיּ֑וֹן <text:s text:c="3"/>כִּי־עֵ֥ת לְ֝חֶֽנְנָ֗הּ כִּי־בָ֥א מוֹעֵֽד׃</text:p>
      <text:p text:style-name="Shemoneh_20_Esreh_20_Addition">כִּֽי־רָצ֣וּ עֲ֭בָדֶיךָ אֶת־אֲבָנֶ֑יהָ <text:s text:c="3"/>וְֽאֶת־עֲפָרָ֥הּ יְחֹנֵֽנוּ׃</text:p>
      <text:p text:style-name="Shemoneh_20_Esreh_20_Addition">וְיִֽירְא֣וּ ג֭וֹיִם אֶת־שֵׁ֣ם יְהוָ֑ה <text:s text:c="3"/>וְֽכָל־מַלְכֵ֥י הָ֝אָ֗רֶץ אֶת־כְּבוֹדֶֽךָ׃</text:p>
      <text:p text:style-name="Shemoneh_20_Esreh_20_Addition">כִּֽי־בָנָ֣ה יְהוָ֣ה צִיּ֑וֹן <text:s text:c="3"/>נִ֝רְאָ֗ה בִּכְבוֹדֽוֹ׃</text:p>
      <text:p text:style-name="Shemoneh_20_Esreh_20_Addition">פָּ֭נָה אֶל־תְּפִלַּ֣ת הָֽעַרְעָ֑ר <text:s text:c="3"/>וְלֹֽא־בָ֝זָ֗ה אֶת־תְּפִלָּתָֽם׃</text:p>
      <text:p text:style-name="Shemoneh_20_Esreh_20_Addition">תִּכָּ֣תֶב זֹ֭את לְד֣וֹר אַֽחֲר֑וֹן <text:s text:c="3"/>וְעַ֥ם נִ֝בְרָ֗א יְהַלֶּל־יָֽהּ׃</text:p>
      <text:p text:style-name="Shemoneh_20_Esreh_20_Addition">כִּֽי־הִ֭שְׁקִיף מִמְּר֣וֹם קָדְשׁ֑וֹ <text:s text:c="3"/>יְ֝הוָ֗ה מִשָּׁמַ֤יִם ׀ אֶל־אֶ֬רֶץ הִבִּֽיט׃</text:p>
      <text:p text:style-name="Shemoneh_20_Esreh_20_Addition">לִ֭שְׁמֹעַ אֶנְקַ֣ת אָסִ֑יר <text:s text:c="3"/>לְ֝פַתֵּ֗חַ בְּנֵ֣י תְמוּתָֽה׃</text:p>
      <text:p text:style-name="Shemoneh_20_Esreh_20_Addition">לְסַפֵּ֣ר בְּ֭צִיּוֹן שֵׁ֣ם יְהוָ֑ה <text:s text:c="3"/>וּ֝תְהִלָּת֗וֹ בִּירֽוּשָׁלִָֽם׃</text:p>
      <text:p text:style-name="Shemoneh_20_Esreh_20_Addition">בְּהִקָּבֵ֣ץ עַמִּ֣ים יַחְדָּ֑ו <text:s text:c="3"/>וּ֝מַמְלָכ֗וֹת לַֽעֲבֹ֥ד אֶת־יְהוָֽה׃</text:p>
      <text:p text:style-name="Shemoneh_20_Esreh_20_Addition">עִנָּ֖ה בַדֶּ֥רֶךְ כחו (כֹּחִ֗י) <text:s text:c="3"/>קִצַּ֥ר יָמָֽי׃</text:p>
      <text:p text:style-name="Shemoneh_20_Esreh_20_Addition">אֹמַ֗ר אֵלִ֗י אַֽל־תַּ֭עֲלֵנִי בַּֽחֲצִ֣י יָמָ֑י <text:s text:c="3"/>בְּד֖וֹר דּוֹרִ֣ים שְׁנוֹתֶֽיךָ׃</text:p>
      <text:p text:style-name="Shemoneh_20_Esreh_20_Addition">לְ֭פָנִים הָאָ֣רֶץ יָסַ֑דְתָּ <text:s text:c="3"/>וּֽמַעֲשֵׂ֖ה יָדֶ֣יךָ שָׁמָֽיִם׃</text:p>
      <text:p text:style-name="Shemoneh_20_Esreh_20_Addition">הֵ֤מָּה ׀ יֹאבֵדוּ֮ <text:s text:c="3"/>וְאַתָּ֪ה תַֽ֫עֲמֹ֥ד</text:p>
      <text:p text:style-name="Shemoneh_20_Esreh_20_Addition">וְ֭כֻלָּם כַּבֶּ֣גֶד יִבְל֑וּ <text:s text:c="3"/>כַּלְּב֖וּשׁ תַּֽחֲלִיפֵ֣ם וְֽיַחֲלֹֽפוּ׃</text:p>
      <text:p text:style-name="Shemoneh_20_Esreh_20_Addition">וְאַתָּה־ה֑וּא <text:s text:c="3"/>וּ֝שְׁנוֹתֶ֗יךָ לֹ֣א יִתָּֽמּוּ׃</text:p>
      <text:p text:style-name="Shemoneh_20_Esreh_20_Addition">בְּנֵֽי־עֲבָדֶ֥יךָ יִשְׁכּ֑וֹנוּ <text:s text:c="3"/>וְ֝זַרְעָ֗ם לְפָנֶ֥יךָ יִכּֽוֹן׃</text:p>
      <text:p text:style-name="Shemoneh_20_Esreh_20_Addition"/>
      <text:p text:style-name="P81"/>
      <text:p text:style-name="P111">יִתְגַּדַּל וְיִתְקַדַּשׁ שְׁמֵהּ רַבָּא. [אָמֵן]</text:p>
      <text:p text:style-name="P81">בְּעָלְמָא דִּי בְרָא, כִּרְעוּתֵה, וְיַמְלִיךְ מַלְכוּתֵה,</text:p>
      <text:p text:style-name="P81">וְיַצְמַח פֻּרְקָנֵה, וִיקָרֵב מְשִׁיחֵהּ. [אָמֵן]</text:p>
      <text:p text:style-name="P81">בְּחַיֵּיכוֹן וּבְיוֹמֵיכוֹן וּבְחַיֵּי דְכָל בֵּית יִשְׂרָאֵל,</text:p>
      <text:p text:style-name="P81">בַּעֲגָלָא וּבִזְמַן קָרִיב, וְאִמְרוּ אָמֵן. [אָמֵן] </text:p>
      <text:p text:style-name="P81"/>
      <text:p text:style-name="P81">יְהֵא שְׁמֵיהּ רַבָּא מְבָרַךְ לְעָלַם וּלְעָלְמֵי עָלְמַיָּא יִתְבָּרַךְ.</text:p>
      <text:p text:style-name="P81">וְיִשְׁתַּבַּח. וְיִתְפָּאַר. וְיִתְרוֹמַם. וְיִתְנַשֵּׂא.</text:p>
      <text:p text:style-name="P81">וְיִתְהַדָּר. וְיִתְעַלֶּה. וְיִתְהַלָּל שְׁמֵהּ דְּקֻדְשָׁא, בְּרִיךְ הוּא. [אָמֵן]</text:p>
      <text:p text:style-name="P81">לְעֵלָּא מִן כָּל בִּרְכָתָא שִׁירָתָא,</text:p>
      <text:p text:style-name="P81">תֻּשְׁבְּחָתָא וְנֶחֱמָתָא, דַּאֲמִירָן בְּעָלְמָא, וְאִמְרוּ אָמֵן. [אָמֵן]</text:p>
      <text:p text:style-name="P81"/>
      <text:p text:style-name="P81">יְהֵא שְׁלָמָא רַבָּא מִן שְׁמַיָּא.</text:p>
      <text:p text:style-name="P81">חַיִּים וְשָׂבָע וִישׁוּעָה וְנֶחָמָה. וְשֵׁיזָבָא</text:p>
      <text:p text:style-name="P81">וּרְפוּאָה וּגְאוּלָה וּסְלִיחָה וְכַפָּרָה</text:p>
      <text:p text:style-name="P81">וְרֶוַח וְהַצָּלָה לָנוּ וּלְכָל עַמּוֹ יִשְׂרָאֵל. וְאִמְרוּ אָמֵן. [אָמֵן]</text:p>
      <text:p text:style-name="P81"/>
      <text:p text:style-name="P81">עוֹשֶׂה שָׁלוֹם בִּמְרוֹמָיו.</text:p>
      <text:p text:style-name="P81">הוּא בְּרַחֲמָיו יַעֲשֶׂה שָׁלוֹם עָלֵינוּ</text:p>
      <text:p text:style-name="P81">וְעַל כָּל עַמּוֹ יִשְׂרָאֵל. וְאִמְרוּ אָמֵן. [אָמֵן]</text:p>
      <text:p text:style-name="P81"/>
      <text:p text:style-name="P35"/>
      <text:p text:style-name="P109">עָלֵֽינוּ לְשַׁבֵּֽחַ לַֽאֲדוֹן הַכֹּל<text:tab/>לָתֵת גְּדֻלָּה לְיוֹצֵר בְּרֵאשִׁית,</text:p>
      <text:p text:style-name="P65">שֶׁלֹּא עָשָֽׂנוּ כְּגוֹיֵי הָֽאֲרָצוֹת,<text:tab/>וְלֹא שָׂמָֽנוּ כְּמִשְׁפְּחוֹת הָֽאֲדָמָה,</text:p>
      <text:p text:style-name="P65">שֶׁלֹּא שָׂם חֶלְקֵֽנוּ כָּהֶם<text:tab/>וְגוֹרָלֵֽנוּ כְּכָל-הֲמוֹנָם,</text:p>
      <text:p text:style-name="P65">שֶׁהֵם מִשְׁתַּֽחֲוִים לָהֶֽבֶל וָרִיק,<text:tab/>וּמִתְפַּלְּלִים אֶל-אֵל לֹֽא יוֹשִׁיעַ.</text:p>
      <text:p text:style-name="P65">וַֽאֲנַֽחְנוּ מִשְׁתַּחֲוִים לִפְנֵי מֶֽלֶךְ מַלְכֵי הַֽמְּלָכִים הַקָּדוֹשׁ בָּרוּךְ הוּא,</text:p>
      <text:p text:style-name="P65">שֶׁהוּא נוֹטֶה שָׁמַֽיִם וְיוֹסֵד אָֽרֶץ,<text:tab/>וּמוֹשַׁב יְקָרוֹ בַּשָּׁמַֽיִם מִמַּֽעַל,</text:p>
      <text:p text:style-name="P65">וּשְׁכִינַת עֻזּוֹ בְּגָבְהֵי מְרוֹמִים.<text:tab/>הוּא אֱלֹהֵֽינוּ, וְאֵין עוֹד אַחֵר,</text:p>
      <text:p text:style-name="P65">אֱמֶת מַלְכֵּֽנוּ וְאֶֽפֶס זוּלָתוֹ<text:tab/>כַּכָּתוּב בַּתּוֹרָה.</text:p>
      <text:p text:style-name="P35"><text:tab/>וְיָדַעְתָּ֣ הַיּ֗וֹם וַהֲשֵׁבֹתָ֮ אֶל־לְבָבֶךָ֒</text:p>
      <text:p text:style-name="P35"><text:tab/>כִּ֤י יְהֹוָה֙ ה֣וּא הָֽאֱלֹהִ֔ים בַּשָּׁמַ֣יִם מִמַּ֔עַל וְעַל־הָאָ֖רֶץ מִתָּ֑חַת</text:p>
      <text:p text:style-name="P35"><text:tab/>אֵ֖ין עֽוֹד:</text:p>
      <text:p text:style-name="P35"/>
      <text:p text:style-name="P67">עַל כֵּן נְקַוֶּה לָךְ, יְהֹוָה אֱלֹהֵֽינוּ,<text:tab/>לִרְאוֹת מְהֵרָה בְּתִפְאֶֽרֶת עֻזָּךְ,</text:p>
      <text:p text:style-name="P67">לְהַֽעֲבִיר גִּלּוּלִים מִן הָאָֽרֶץ,<text:tab/>וְהָֽאֱלִילִים כָּרוֹת יִכָּֽרֵתוּן,</text:p>
      <text:p text:style-name="P67">לְתַקֵּן עוֹלָם בְּמַלְכוּת שַׁדַּי,<text:tab/>וְכָל-בְּנֵי בָשָׂר יִקְרְאוּ בִשְׁמֶֽךָ,</text:p>
      <text:p text:style-name="P68">לְהַפְנוֹת אֵלֶֽיךָ כָּל-רִשְׁעֵי אָֽרֶץ.<text:tab/>יַכִּֽירוּ וְיֵֽדְעוּ כָּל-יֽוֹשְׁבֵי תֵבֵֽל,</text:p>
      <text:p text:style-name="P68">כִּי לְךָ תִכְרַע כָּל-בֶּֽרֶךְ,<text:tab/>תִּשָּׁבַע כָּל-לָשׁוֹן.</text:p>
      <text:p text:style-name="P67"><text:span text:style-name="T16">לְפָנֶֽיךָ</text:span><text:span text:style-name="T15">, יְהֹוָה אֱלֹהֵֽינוּ יִכְרְעוּ וְיִפֹּֽלוּ</text:span><text:tab/>וְלִכְבוֹד שִׁמְךָ יְקָר יִתֵּֽנוּ,</text:p>
      <text:p text:style-name="P67">וִיקַבְּלוּ כֻלָּם אֶת-עֹל מַלְכוּתֶֽךָ,<text:tab/><text:span text:style-name="T15">וְתִמְלוֹךְ עֲלֵיהֶם מְהֵרָה לְעוֹלָם וָעֶד</text:span>.</text:p>
      <text:p text:style-name="P67">כִּי הַמַּלְכוּת שֶׁלְּךָ הִיא,<text:tab/>וּלְעֽוֹלְמֵי עַד תִּמְלוֹךְ בְּכָבוֹד.</text:p>
      <text:p text:style-name="P35">כַּכָּתוּב בְּתוֹרָתָךְ:</text:p>
      <text:p text:style-name="P35"><text:tab/>יְהֹוָ֥ה ׀ יִמְלֹ֖ךְ לְעֹלָ֥ם וָעֶֽד׃</text:p>
      <text:p text:style-name="P35">וְנֶאֱמַר.</text:p>
      <text:p text:style-name="P35"><text:tab/>וְהָיָ֧ה יְהֹוָ֛ה לְמֶ֖לֶךְ עַל־כָּל־הָאָ֑רֶץ</text:p>
      <text:p text:style-name="P35"><text:tab/>בַּיּ֣וֹם הַה֗וּא יִהְיֶ֧ה יְהֹוָ֛ה אֶחָ֖ד וּשְׁמ֥וֹ אֶחָֽד׃</text:p>
      <text:p text:style-name="P35"/>
      <text:p text:style-name="P103">קריאת התורה לתענית ציבור</text:p>
      <text:p text:style-name="P35"/>
      <text:p text:style-name="Instruction">ביום שיש בו תחנון, לפני הוצאת ספר תורה אומרים:</text:p>
      <text:p text:style-name="P50">אֶל אֶרֶךְ אַפַּיִם וְרַב חֶסֶד וֶאֱמֶת, אֶל בְּאַפְּךָ תוֹכִיחֵנוּ, </text:p>
      <text:p text:style-name="P50"><text:tab/>חוּסָה יְהֹוָה עַל יִשְׂרָאֵל עַמֶּךָ, וְהוֹשִׁיעֵנוּ מִכָּל רָע, </text:p>
      <text:p text:style-name="P50"><text:tab/>חָטָאנוּ לְךָ, אָדוֹן סְלַח נָא, כְּרֹב רַחֲמֶיךָ אֶל:</text:p>
      <text:p text:style-name="P50">אֶל אֶרֶךְ אַפַּיִם וּמַלֵּא רַחֲמִים, אֶל תַּסְתֵּר פָּנֶיךָ מִמֶּנּוּ,</text:p>
      <text:p text:style-name="P50"><text:tab/> חוּסָה יְהֹוָה עַל שְׁאֵרִית יִשְׂרָאֵל עַמֶּךָ, וְהַצִּילֵנוּ מִכָּל רָע,</text:p>
      <text:p text:style-name="P50"><text:tab/> חָטָאנוּ לְךָ, אֲדוֹן סְלַח נָא, כְּרֹב רַחֲמֶיךָ אֶל:</text:p>
      <text:p text:style-name="P35"/>
      <text:p text:style-name="Instruction">ביום שאין בו תחנון אומרים:</text:p>
      <text:p text:style-name="P50">יְהִ֨י יְהֹוָ֤ה אֱלֹהֵ֙ינוּ֙ עִמָּ֔נוּ כַּאֲשֶׁ֥ר הָיָ֖ה עִם־אֲבֹתֵ֑ינוּ אַל־יַעַזְבֵ֖נוּ וְאַֽל־יִטְּשֵֽׁנוּ׃</text:p>
      <text:p text:style-name="P50">הוֹשִׁ֤יעָה ׀ אֶת־עַמֶּ֗ךָ וּבָרֵ֥ךְ אֶת־נַחֲלָתֶ֑ךָ וּֽרְעֵ֥ם וְ֝נַשְּׂאֵ֗ם עַד־הָעוֹלָֽם׃</text:p>
      <text:p text:style-name="P50">בַּֽ֭עֲבוּר דָּוִ֣ד עַבְדֶּ֑ךָ אַל־תָּ֝שֵׁ֗ב פְּנֵ֣י מְשִׁיחֶֽךָ׃</text:p>
      <text:p text:style-name="P35"/>
      <text:p text:style-name="Instruction">כשמוציאים ספר תורה אומרים</text:p>
      <text:p text:style-name="P50">בָּרוּךְ הַמָּקוֹם שֶׁנָּתַן תּוֹרָה לְעַמּוֹ יִשְׂרָאֵל, בָּרוּךְ הוּא: </text:p>
      <text:p text:style-name="P50">אַשְׁרֵ֣י הָ֭עָם שֶׁכָּ֣כָה לּ֑וֹ אַֽשְׁרֵ֥י הָ֝עָ֗ם שֱׁיְהֹוָ֥ה אֱלֹהָֽיו׃ </text:p>
      <text:p text:style-name="P51"><text:tab/>גַּדְּל֣וּ לַיהֹוָ֣ה אִתִּ֑י וּנְרוֹמְמָ֖ה שְׁמ֣וֹ יַחְדָּֽו׃</text:p>
      <text:p text:style-name="P51">רוֹמְמ֡וּ יְהֹ֘וָ֤ה אֱלֹהֵ֗ינוּ וְֽ֭הִשְׁתַּחֲווּ לַהֲדֹ֥ם רַגְלָ֗יו קָד֥וֹשׁ הֽוּא׃ </text:p>
      <text:p text:style-name="P51">רוֹמְמ֡וּ יְהֹ֘וָ֤ה אֱלֹהֵ֗ינוּ וְֽ֭הִשְׁתַּחֲווּ לְהַ֣ר קׇדְשׁ֑וֹ כִּי־קָ֝ד֗וֹשׁ יְהֹוָ֥ה אֱלֹהֵֽינוּ׃ </text:p>
      <text:p text:style-name="P51">אֵין־קָד֥וֹשׁ כַּיהֹוָ֖ה כִּ֣י אֵ֣ין בִּלְתֶּ֑ךָ וְאֵ֥ין צ֖וּר כֵּאלֹהֵֽינוּ׃ </text:p>
      <text:p text:style-name="P51">כִּ֤י מִ֣י אֱ֭לוֹהַּ מִבַּלְעֲדֵ֣י יְהֹוָ֑ה וּמִ֥י צ֝֗וּר זוּלָתִ֥י אֱלֹהֵֽינוּ׃</text:p>
      <text:p text:style-name="P51">תּוֹרָ֥ה צִוָּה־לָ֖נוּ מֹשֶׁ֑ה מוֹרָשָׁ֖ה קְהִלַּ֥ת יַעֲקֹֽב׃ </text:p>
      <text:p text:style-name="P51">עֵץ־חַיִּ֣ים הִ֭יא לַמַּחֲזִיקִ֣ים בָּ֑הּ וְֽתֹמְכֶ֥יהָ מְאֻשָּֽׁר׃ </text:p>
      <text:p text:style-name="P51">דְּרָכֶ֥יהָ דַרְכֵי־נֹ֑עַם וְֽכׇל־נְתִ֖יבוֹתֶ֣יהָ שָׁלֽוֹם׃ </text:p>
      <text:p text:style-name="P51">שָׁל֣וֹם רָ֭ב לְאֹהֲבֵ֣י תוֹרָתֶ֑ךָ וְאֵֽין־לָ֥מוֹ מִכְשֽׁוֹל׃</text:p>
      <text:p text:style-name="P51">יְֽהֹוָ֗ה עֹ֭ז לְעַמּ֣וֹ יִתֵּ֑ן יְהֹוָ֓ה ׀ יְבָרֵ֖ךְ אֶת־עַמּ֣וֹ בַשָּׁלֽוֹם׃</text:p>
      <text:p text:style-name="P51"/>
      <text:p text:style-name="P51">כִּ֛י שֵׁ֥ם יְהֹוָ֖ה אֶקְרָ֑א הָב֥וּ גֹ֖דֶל לֵאלֹהֵֽינוּ׃ </text:p>
      <text:p text:style-name="P51">הַכֹּל תְּנוּ עֹז לֵאלֹהִים, וּתְנוּ כָבוֹד לַתּוֹרָה:</text:p>
      <text:p text:style-name="P51"/>
      <text:p text:style-name="Instruction">ומגביה ספר תורה ומראה הכתב לקהל ומשתחוים ואומרים</text:p>
      <text:p text:style-name="P48">וְזֹ֖את הַתּוֹרָ֑ה אֲשֶׁר־שָׂ֣ם מֹשֶׁ֔ה לִפְנֵ֖י בְּנֵ֥י יִשְׂרָאֵֽל׃ </text:p>
      <text:p text:style-name="P48">תּוֹרָ֥ה צִוָּה־לָ֖נוּ מֹשֶׁ֑ה מוֹרָשָׁ֖ה קְהִלַּ֥ת יַעֲקֹֽב׃</text:p>
      <text:p text:style-name="P48">הָאֵל֮ תָּמִ֢ים דַּ֫רְכּ֥וֹ אִמְרַֽת־יְהֹוָ֥ה צְרוּפָ֑ה מָגֵ֥ן ה֝֗וּא לְכֹ֤ל ׀ הַחֹסִ֬ים בּֽוֹ׃</text:p>
      <text:p text:style-name="P53"/>
      <text:p text:style-name="P103"><text:span text:style-name="T12">ואומר העולה:</text:span> הַשֵּׁם עִמָּכֶם:</text:p>
      <text:p text:style-name="P35"><text:span text:style-name="T12">ועונים הקהל:</text:span> יְבָרֶכְךָ הַשֵּׁם:</text:p>
      <text:p text:style-name="P35"><text:span text:style-name="T12">ואומר העולה:</text:span> בָּרְכוּ אֶת יְהֹוָה הַמְּבֹרָךְ:</text:p>
      <text:p text:style-name="P35"><text:span text:style-name="T12">ועונים הקהל</text:span>: בָּרוּךְ יְהֹוָה הַמְּבֹרָךְ לְעוֹלָם וָעֶד:</text:p>
      <text:p text:style-name="P35"><text:span text:style-name="T12">וחוזר העולה:</text:span> בָּרוּךְ יְהֹוָה הַמְּבֹרָךְ לְעוֹלָם וָעֶד:</text:p>
      <text:p text:style-name="P35"/>
      <text:p text:style-name="P48">בָּרוּךְ אַתָּה יְהֹוָה, אֱלֹהֵינוּ מֶלֶךְ הָעוֹלָם,</text:p>
      <text:p text:style-name="P48">אֲשֶׁר בָּחַר בָּנוּ מִכָּל הָעַמִּים וְנָתַן לָנוּ אֶת תּוֹרָתוֹ.</text:p>
      <text:p text:style-name="P48">בָּרוּךְ אַתָּה יְהֹוָה, נוֹתֵן הַתּוֹרָה: [אמן]</text:p>
      <text:p text:style-name="P35"/>
      <text:p text:style-name="P48">בָּרוּךְ אַתָּה יְהֹוָה, אֱלֹהֵינוּ מֶלֶךְ הָעוֹלָם,</text:p>
      <text:p text:style-name="P48">אֲשֶׁר נָתַן לָנוּ אֶת תּוֹרָתוֹ תּוֹרַת אֱמֶת, וְחַיֵּי עוֹלָם נָטַע בְּתוֹכֵנוּ.</text:p>
      <text:p text:style-name="P48">בָּרוּךְ אַתָּה יְהֹוָה, נוֹתֵן הַתּוֹרָה: [אמן]</text:p>
      <text:p text:style-name="P119"/>
      <text:p text:style-name="P122">וַיְחַ֣ל מֹשֶׁ֔ה אֶת־פְּנֵ֖י יְהוָ֣ה אֱלֹהָ֑יו וַיֹּ֗אמֶר לָמָ֤ה יְהוָה֙ יֶֽחֱרֶ֤ה אַפְּךָ֙ בְּעַמֶּ֔ךָ אֲשֶׁ֤ר הוֹצֵ֨אתָ֙ מֵאֶ֣רֶץ מִצְרַ֔יִם בְּכֹ֥חַ גָּד֖וֹל וּבְיָ֥ד חֲזָקָֽה׃ לָמָּה֩ יֹֽאמְר֨וּ מִצְרַ֜יִם לֵאמֹ֗ר בְּרָעָ֤ה הֽוֹצִיאָם֙ לַֽהֲרֹ֤ג אֹתָם֙ בֶּֽהָרִ֔ים וּ֨לְכַלֹּתָ֔ם מֵעַ֖ל פְּנֵ֣י הָֽאֲדָמָ֑ה שׁ֚וּב מֵֽחֲר֣וֹן אַפֶּ֔ךָ וְהִנָּחֵ֥ם עַל־הָֽרָעָ֖ה לְעַמֶּֽךָ׃ זְכֹ֡ר לְאַבְרָהָם֩ לְיִצְחָ֨ק וּלְיִשְׂרָאֵ֜ל עֲבָדֶ֗יךָ אֲשֶׁ֨ר נִשְׁבַּ֣עְתָּ לָהֶם֮ בָּךְ֒ וַתְּדַבֵּ֣ר אֲלֵהֶ֔ם אַרְבֶּה֙ אֶֽת־זַרְעֲכֶ֔ם כְּכֽוֹכְבֵ֖י הַשָּׁמָ֑יִם וְכָל־הָאָ֨רֶץ הַזֹּ֜את אֲשֶׁ֣ר אָמַ֗רְתִּי אֶתֵּן֙ לְזַרְעֲכֶ֔ם וְנָֽחֲל֖וּ לְעֹלָֽם׃ וַיִּנָּ֖חֶם יְהוָ֑ה עַל־הָ֣רָעָ֔ה אֲשֶׁ֥ר דִּבֶּ֖ר לַֽעֲשׂ֥וֹת לְעַמּֽוֹ׃</text:p>
      <text:p text:style-name="P120"/>
      <text:p text:style-name="P123">וַיֹּ֤אמֶר יְהוָה֙ אֶל־מֹשֶׁ֔ה פְּסָל־לְךָ֛ שְׁנֵֽי־לֻחֹ֥ת אֲבָנִ֖ים כָּרִֽאשֹׁנִ֑ים וְכָֽתַבְתִּי֙ עַל־הַלֻּחֹ֔ת אֶ֨ת־הַדְּבָרִ֔ים אֲשֶׁ֥ר הָי֛וּ עַל־הַלֻּחֹ֥ת הָרִֽאשֹׁנִ֖ים אֲשֶׁ֥ר שִׁבַּֽרְתָּ׃ וֶֽהְיֵ֥ה נָכ֖וֹן לַבֹּ֑קֶר וְעָלִ֤יתָ בַבֹּ֨קֶר֙ אֶל־הַ֣ר סִינַ֔י וְנִצַּבְתָּ֥ לִ֛י שָׁ֖ם עַל־רֹ֥אשׁ הָהָֽר׃ וְאִישׁ֙ לֹֽא־יַעֲלֶ֣ה עִמָּ֔ךְ וְגַם־אִ֥ישׁ אַל־יֵרָ֖א בְּכָל־הָהָ֑ר גַּם־הַצֹּ֤אן וְהַבָּקָר֙ אַל־יִרְע֔וּ אֶל־מ֖וּל הָהָ֥ר הַהֽוּא׃</text:p>
      <text:p text:style-name="P121"/>
      <text:p text:style-name="P121"/>
      <text:p text:style-name="P124">וַיִּפְסֹ֡ל שְׁנֵֽי־לֻחֹ֨ת אֲבָנִ֜ים כָּרִֽאשֹׁנִ֗ים וַיַּשְׁכֵּ֨ם מֹשֶׁ֤ה בַבֹּ֨קֶר֙ וַיַּ֨עַל֙ אֶל־הַ֣ר סִינַ֔י כַּֽאֲשֶׁ֛ר צִוָּ֥ה יְהוָ֖ה אֹת֑וֹ וַיִּקַּ֣ח בְּיָד֔וֹ שְׁנֵ֖י לֻחֹ֥ת אֲבָנִֽים׃ וַיֵּ֤רֶד יְהוָה֙ בֶּֽעָנָ֔ן וַיִּתְיַצֵּ֥ב עִמּ֖וֹ שָׁ֑ם וַיִּקְרָ֥א בְשֵׁ֖ם יְהוָֽה׃ וַיַּֽעֲבֹ֨ר יְהוָ֥ה ׀ עַל־פָּנָיו֮ וַיִּקְרָא֒ יְהוָ֣ה ׀ יְהוָ֔ה אֵ֥ל רַח֖וּם וְחַנּ֑וּן אֶ֥רֶךְ אַפַּ֖יִם וְרַב־חֶ֥סֶד וֶֽאֱמֶֽת׃ נֹצֵ֥ר חֶ֨סֶד֙ לָֽאֲלָפִ֔ים נֹשֵׂ֥א עָוֺ֛ן וָפֶ֖שַׁע וְחַטָּאָ֑ה וְנַקֵּה֙ לֹ֣א יְנַקֶּ֔ה פֹּקֵ֣ד ׀ עֲוֺ֣ן אָב֗וֹת עַל־בָּנִים֙ וְעַל־בְּנֵ֣י בָנִ֔ים עַל־שִׁלֵּשִׁ֖ים וְעַל־רִבֵּעִֽים׃ וַיְמַהֵ֖ר מֹשֶׁ֑ה וַיִּקֹּ֥ד אַ֖רְצָה וַיִּשְׁתָּֽחוּ׃ וַיֹּ֡אמֶר אִם־נָא֩ מָצָ֨אתִי חֵ֤ן בְּעֵינֶ֨יךָ֙ אֲדֹנָ֔י יֵֽלֶךְ־נָ֥א אֲדֹנָ֖י בְּקִרְבֵּ֑נוּ כִּ֤י עַם־קְשֵׁה־עֹ֨רֶף֙ ה֔וּא וְסָֽלַחְתָּ֛ לַֽעֲוֺנֵ֥נוּ וּלְחַטָּאתֵ֖נוּ וּנְחַלְתָּֽנוּ׃ וַיֹּ֗אמֶר הִנֵּ֣ה אָֽנֹכִי֮ כֹּרֵ֣ת בְּרִית֒ נֶ֤גֶד כָּֽל־עַמְּךָ֙ אֶֽעֱשֶׂ֣ה נִפְלָאֹ֔ת אֲשֶׁ֛ר לֹֽא־נִבְרְא֥וּ בְכָל־הָאָ֖רֶץ וּבְכָל־הַגּוֹיִ֑ם וְרָאָ֣ה כָל־הָ֠עָם אֲשֶׁר־אַתָּ֨ה בְקִרְבּ֜וֹ אֶת־מַֽעֲשֵׂ֤ה יְהוָה֙ כִּֽי־נוֹרָ֣א ה֔וּא אֲשֶׁ֥ר אֲנִ֖י עֹשֶׂ֥ה עִמָּֽךְ׃</text:p>
      <text:p text:style-name="P52"/>
      <text:p text:style-name="P49">יְהַלְל֤וּ ׀ אֶת־שֵׁ֬ם יְהֹוָ֗ה כִּֽי־נִשְׂגָּ֣ב שְׁמ֣וֹ לְבַדּ֑וֹ ה֝וֹד֗וֹ עַל־אֶ֥רֶץ וְשָׁמָֽיִם׃</text:p>
      <text:p text:style-name="P49">וַיָּ֤רֶם קֶ֨רֶן ׀ לְעַמּ֡וֹ תְּהִלָּ֤ה לְֽכׇל־חֲסִידָ֗יו לִבְנֵ֣י יִ֭שְׂרָאֵל עַ֥ם קְרֹב֗וֹ הַֽלְלוּיָֽהּ׃</text:p>
      <text:p text:style-name="P52">יְהֹוָה הוּא הָאֱלֹהִים, יְהֹוָה֙ ה֣וּא הָֽאֱלֹהִ֔ים</text:p>
      <text:p text:style-name="P52">בַּשָּׁמַ֣יִם מִמַּ֔עַל וְעַל־הָאָ֖רֶץ מִתָּ֑חַת אֵ֖ין עֽוֹד</text:p>
      <text:p text:style-name="P52">אֵין־כָּמ֖וֹךָ בָאֱלֹהִ֥ים ׀ אֲדֹנָ֗י וְאֵ֣ין כְּֽמַעֲשֶֽׂיךָ׃</text:p>
      <text:p text:style-name="P52">הֲשִׁיבֵ֨נוּ יְהֹוָ֤ה ׀ אֵלֶ֙יךָ֙ וְֽנָשׁ֔וּבָה חַדֵּ֥שׁ יָמֵ֖ינוּ כְּקֶֽדֶם׃</text:p>
      <text:p text:style-name="P97">ערבית לימי החול</text:p>
      <text:p text:style-name="P16"/>
      <text:p text:style-name="P16">לְשֵׁם יִחוּד קֻדְשָׁא בְּרִיךְ הוּא וּשְׁכִינְתֵּהּ,</text:p>
      <text:p text:style-name="P16">בִּדְחִילוּ וּרְחִימוּ, וּרְחִימוּ וּדְחִילוּ,</text:p>
      <text:p text:style-name="P16">לְיַחֲדָא שֵׁם יוֹד קֵ"י בְּוָא"ו קֵ"י</text:p>
      <text:p text:style-name="P16">בְּיִחוּדָא שְׁלִים בְּשֵׁם כָּל־יִשְׂרָאֵל.</text:p>
      <text:p text:style-name="P16">הִנֵּה אֲנַחְנוּ בָּאִים לְהִתְפַּלֵּל תְּפִלַּת עַרְבִית,</text:p>
      <text:p text:style-name="P16">שֶׁתִּקֵּן יַעֲקֹב אָבִינוּ עָלָיו הַשָּׁלוֹם,</text:p>
      <text:p text:style-name="P16">עִם כָּל־הַמִּצְוֹת הַכְּלוּלוֹת בָּהּ,</text:p>
      <text:p text:style-name="P16">לְתַקֵּן אֶת־שָׁרְשָׁהּ בְּמָקוֹם עֶלְיוֹן,</text:p>
      <text:p text:style-name="P16">לַעֲשׂוֹת נַחַת רוּחַ לְיוֹצְרֵנוּ וְלַעֲשׂוֹת רְצוֹן בּוֹרְאֵנוּ.</text:p>
      <text:p text:style-name="P16">וִיהִ֤י ׀ נֹ֤עַם אֲדֹנָ֥י אֱלֹהֵ֗ינוּ עָ֫לֵ֥ינוּ</text:p>
      <text:p text:style-name="P16">וּמַעֲשֵׂ֣ה יָ֭דֵינוּ כּוֹנְנָ֥ה עָלֵ֑ינוּ וּֽמַעֲשֵׂ֥ה יָ֝דֵ֗ינוּ כּוֹנְנֵֽהוּ׃</text:p>
      <text:p text:style-name="P44"/>
      <text:p text:style-name="P44">יְהֹוָ֣ה צְבָא֣וֹת עִמָּ֑נוּ מִשְׂגָּֽב־לָ֨נוּ אֱלֹהֵ֖י יַֽעֲקֹ֣ב סֶֽלָה׃</text:p>
      <text:p text:style-name="P44">יְהֹוָ֥ה צְבָא֑וֹת אַֽשְׁרֵ֥י אָ֝דָ֗ם בֹּטֵ֥חַ בָּֽךְ׃</text:p>
      <text:p text:style-name="P44">יְהֹוָ֥ה הוֹשִׁ֑יעָה הַ֝מֶּ֗לֶךְ יַעֲנֵ֥נוּ בְיוֹם־קׇרְאֵֽנוּ:</text:p>
      <text:p text:style-name="P44"/>
      <text:p text:style-name="P88">יִתְגַּדַּל וְיִתְקַדַּשׁ שְׁמֵהּ רַבָּא. [אָמֵן]</text:p>
      <text:p text:style-name="P88">בְּעָלְמָא דִּי בְרָא, כִּרְעוּתֵה, וְיַמְלִיךְ מַלְכוּתֵה,</text:p>
      <text:p text:style-name="P88">וְיַצְמַח פֻּרְקָנֵה, וִיקָרֵב מְשִׁיחֵהּ. [אָמֵן]</text:p>
      <text:p text:style-name="P88">בְּחַיֵּיכוֹן וּבְיוֹמֵיכוֹן וּבְחַיֵּי דְכָל בֵּית יִשְׂרָאֵל,</text:p>
      <text:p text:style-name="P88">בַּעֲגָלָא וּבִזְמַן קָרִיב, וְאִמְרוּ אָמֵן. [אָמֵן] </text:p>
      <text:p text:style-name="P88"/>
      <text:p text:style-name="P88">יְהֵא שְׁמֵיהּ רַבָּא מְבָרַךְ לְעָלַם וּלְעָלְמֵי עָלְמַיָּא יִתְבָּרַךְ.</text:p>
      <text:p text:style-name="P88">וְיִשְׁתַּבַּח. וְיִתְפָּאַר. וְיִתְרוֹמַם. וְיִתְנַשֵּׂא.</text:p>
      <text:p text:style-name="P88">וְיִתְהַדָּר. וְיִתְעַלֶּה. וְיִתְהַלָּל שְׁמֵהּ דְּקֻדְשָׁא, בְּרִיךְ הוּא. [אָמֵן]</text:p>
      <text:p text:style-name="P88">לְעֵלָּא מִן כָּל בִּרְכָתָא שִׁירָתָא,</text:p>
      <text:p text:style-name="P88">תֻּשְׁבְּחָתָא וְנֶחֱמָתָא, דַּאֲמִירָן בְּעָלְמָא, וְאִמְרוּ אָמֵן. [אָמֵן]</text:p>
      <text:p text:style-name="P88"/>
      <text:p text:style-name="P44">וְה֤וּא רַח֨וּם ׀ יְכַפֵּ֥ר עָוֺן֮ וְֽלֹא־יַֽ֫שְׁחִ֥ית</text:p>
      <text:p text:style-name="P44">וְ֭הִרְבָּה לְהָשִׁ֣יב אַפּ֑וֹ וְלֹא־יָ֝עִ֗יר כׇּל־חֲמָתֽוֹ׃</text:p>
      <text:p text:style-name="P44">יְהֹוָ֥ה הוֹשִׁ֑יעָה הַ֝מֶּ֗לֶךְ יַעֲנֵ֥נוּ בְיוֹם־קׇרְאֵֽנוּ:</text:p>
      <text:p text:style-name="Standard"/>
      <text:p text:style-name="Instruction"/>
      <text:p text:style-name="P112">ואומר החזן</text:p>
      <text:p text:style-name="P44">בָּרְכוּ אֶת יְהֹוָה הַמְּבֹרָךְ:</text:p>
      <text:p text:style-name="Instruction">ועונים הקהל:</text:p>
      <text:p text:style-name="P44">בָּרוּךְ יְהֹוָה הַמְּבֹרָךְ לְעוֹלָם וָעֵד:</text:p>
      <text:p text:style-name="Instruction">ואומר החזן:</text:p>
      <text:p text:style-name="P44">בָּרוּךְ יְהֹוָה הַמְּבֹרָךְ לְעוֹלָם וָעֵד:</text:p>
      <text:p text:style-name="P44"/>
      <text:p text:style-name="P44">בָּרוּךְ אַתָּה יְהֹוָה, אֱלֹהֵֽינוּ מֶֽלֶךְ הָֽעוֹלָם, </text:p>
      <text:p text:style-name="P44">אֲשֶׁר בִּדְבָרוֹ מַֽעֲרִיב עֲרָבִים בְּחָכְמָה, פּוֹתֵֽחַ שְׁעָרִים בִּתְבוּנָה, מְשַׁנֶּה עִתִּים, וּמַֽחֲלִיף אֶת־הַזְּמַנִּים, </text:p>
      <text:p text:style-name="P44">וּמְסַדֵּר אֶת־הַכּֽוֹכָבִים בְּמִשְׁמְרוֹתֵיהֶם בָּרָקִֽיעַ, כִּרְצוֹנוֹ. </text:p>
      <text:p text:style-name="P44">בּוֹרֵא יוֹמָם וָלָֽיְלָה, גּוֹלֵל אוֹר מִפְּנֵי חֹֽשֶׁךְ וְחֹֽשֶׁךְ מִפְּנֵי אוֹר. </text:p>
      <text:p text:style-name="P44">הַמַּֽעֲבִיר יוֹם וּמֵבִיא לָֽיְלָה, וּמַבְדִּיל בֵּין יוֹם וּבֵין לָֽיְלָה, </text:p>
      <text:p text:style-name="P44">יְהֹוָה צְבָאוֹת שְׁמוֹ: </text:p>
      <text:p text:style-name="P44">בָּרוּךְ אַתָּה יְהֹוָה, הַמַּֽעֲרִיב עֲרָבִים:</text:p>
      <text:p text:style-name="P44"/>
      <text:p text:style-name="P44">אַהֲבַת עוֹלָם בֵּית יִשְׂרָאֵל עַמְּךָ אָהָבְתָּ, </text:p>
      <text:p text:style-name="P44">תּוֹרָה וּמִצְוֹת חֻקִּים וּמִשְׁפָּטִים אוֹתָֽנוּ לִמַּֽדְתָּ, </text:p>
      <text:p text:style-name="P44">עַל־כֵּן יְהֹוָה אֱלֹהֵֽינוּ, בְּשָׁכְבֵֽנוּ וּבְקוּמֵֽנוּ נָשִֽׂיחַ בְּחֻקֶּֽיךָ, </text:p>
      <text:p text:style-name="P44"><text:span text:style-name="T15">וְנִשְׂמַח וְנַֽעֲלוֹז בְּדִבְרֵי תַלְמוּד תּֽוֹרָתֶֽךָ וּמִצְוֹתֶֽיךָ וְחֻקּוֹתֶֽיךָ לְעוֹלָם וָעֶד,</text:span> </text:p>
      <text:p text:style-name="P44">כִּי־הֵם חַיֵּֽינוּ וְאֹֽרֶךְ יָמֵֽינוּ, וּבָהֶם נֶהְגֶּה יוֹמָם וָלָֽיְלָה, </text:p>
      <text:p text:style-name="P44">וְאַֽהֲבָֽתְךָ לֹא תָסוּר מִמֶּֽנּוּ לְעֽוֹלָמִים: </text:p>
      <text:p text:style-name="P44">בָּרוּךְ אַתָּה יְהֹוָה, אוֹהֵב אֶת־עַמּוֹ יִשְׂרָאֵל:</text:p>
      <text:p text:style-name="P44"/>
      <text:p text:style-name="P45">שְׁמַ֖ע יִשְׂרָאֵ֑ל יְהֹוָ֥ה אֱלֹהֵ֖ינוּ יְהֹוָ֥ה ׀ אֶחָֽד</text:p>
      <text:p text:style-name="Instruction"/>
      <text:p text:style-name="Shemoneh_20_Esreh_20_Addition">בָּרוּךְ, שֵּׁם כְּבוֹד מַלְכוּתוֹ, לְעוֹלָם וָעֶד:</text:p>
      <text:p text:style-name="Instruction"/>
      <text:p text:style-name="P46">וְאָ֣הַבְתָּ֔ אֵ֖ת יְהֹוָ֣ה אֱלֹהֶ֑יךָ בְּכׇל־לְבָבְךָ֥ וּבְכׇל־נַפְשְׁךָ֖ וּבְכׇל־מְאֹדֶֽךָ׃ וְהָי֞וּ הַדְּבָרִ֣ים הָאֵ֗לֶּה אֲשֶׁ֨ר אָנֹכִ֧י מְצַוְּךָ֛ הַיּ֖וֹם עַל־לְבָבֶֽךָ׃ וְשִׁנַּנְתָּ֣ם לְבָנֶ֔יךָ וְדִבַּרְתָּ֖ בָּ֑ם בְּשִׁבְתְּךָ֤ בְּבֵיתֶ֙ךָ֙ וּבְלֶכְתְּךָ֣ בַדֶּ֔רֶךְ וּֽבְשׇׁכְבְּךָ֖ וּבְקוּמֶֽךָ׃ וּקְשַׁרְתָּ֥ם לְא֖וֹת עַל־יָדֶ֑ךָ וְהָי֥וּ לְטֹטָפֹ֖ת בֵּ֥ין עֵינֶֽיךָ׃ וּכְתַבְתָּ֛ם עַל־מְזֻז֥וֹת בֵּיתֶ֖ךָ וּבִשְׁעָרֶֽיךָ׃</text:p>
      <text:p text:style-name="P46"><text:soft-page-break/>וְהָיָ֗ה אִם־שָׁמֹ֤עַ תִּשְׁמְעוּ֙ אֶל־מִצְוֺתַ֔י אֲשֶׁ֧ר אָנֹכִ֛י מְצַוֶּ֥ה אֶתְכֶ֖ם הַיּ֑וֹם לְאַהֲבָ֞ה אֶת־יְהֹוָ֤ה אֱלֹֽהֵיכֶם֙ וּלְעׇבְד֔וֹ בְּכׇל־לְבַבְכֶ֖ם וּבְכׇל־נַפְשְׁכֶֽם׃ וְנָתַתִּ֧י מְטַֽר־אַרְצְכֶ֛ם בְּעִתּ֖וֹ יוֹרֶ֣ה וּמַלְק֑וֹשׁ וְאָסַפְתָּ֣ דְגָנֶ֔ךָ וְתִֽירֹשְׁךָ֖ וְיִצְהָרֶֽךָ׃ וְנָתַתִּ֛י עֵ֥שֶׂב בְּשָׂדְךָ֖ לִבְהֶמְתֶּ֑ךָ וְאָכַלְתָּ֖ וְשָׂבָֽעְתָּ׃ הִשָּֽׁמְר֣וּ לָכֶ֔ם פֶּ֥ן יִפְתֶּ֖ה לְבַבְכֶ֑ם וְסַרְתֶּ֗ם וַעֲבַדְתֶּם֙ אֱלֹהִ֣ים אֲחֵרִ֔ים וְהִשְׁתַּחֲוִיתֶ֖ם לָהֶֽם׃ וְחָרָ֨ה אַף־יְהֹוָ֜ה בָּכֶ֗ם וְעָצַ֤ר אֶת־הַשָּׁמַ֙יִם֙ וְלֹֽא־יִהְיֶ֣ה מָטָ֔ר וְהָ֣אֲדָמָ֔ה לֹ֥א תִתֵּ֖ן אֶת־יְבוּלָ֑הּ וַאֲבַדְתֶּ֣ם מְהֵרָ֗ה מֵעַל֙ הָאָ֣רֶץ הַטֹּבָ֔ה אֲשֶׁ֥ר יְהֹוָ֖ה נֹתֵ֥ן לָכֶֽם׃ וְשַׂמְתֶּם֙ אֶת־דְּבָרַ֣י אֵ֔לֶּה עַל־לְבַבְכֶ֖ם וְעַֽל־נַפְשְׁכֶ֑ם וּקְשַׁרְתֶּ֨ם אֹתָ֤ם לְאוֹת֙ עַל־יֶדְכֶ֔ם וְהָי֥וּ לְטוֹטָפֹ֖ת בֵּ֥ין עֵינֵיכֶֽם׃ וְלִמַּדְתֶּ֥ם אֹתָ֛ם אֶת־בְּנֵיכֶ֖ם לְדַבֵּ֣ר בָּ֑ם בְּשִׁבְתְּךָ֤ בְּבֵיתֶ֙ךָ֙ וּבְלֶכְתְּךָ֣ בַדֶּ֔רֶךְ וּֽבְשׇׁכְבְּךָ֖ וּבְקוּמֶֽךָ׃ וּכְתַבְתָּ֛ם עַל־מְזוּז֥וֹת בֵּיתֶ֖ךָ וּבִשְׁעָרֶֽיךָ׃ לְמַ֨עַן יִרְבּ֤וּ יְמֵיכֶם֙ וִימֵ֣י בְנֵיכֶ֔ם עַ֚ל הָֽאֲדָמָ֔ה אֲשֶׁ֨ר נִשְׁבַּ֧ע יְהֹוָ֛ה לַאֲבֹתֵיכֶ֖ם לָתֵ֣ת לָהֶ֑ם כִּימֵ֥י הַשָּׁמַ֖יִם עַל־הָאָֽרֶץ׃</text:p>
      <text:p text:style-name="P46"/>
      <text:p text:style-name="P46">וַיֹּ֥אמֶר יְהֹוָ֖ה אֶל־מֹשֶׁ֥ה לֵּאמֹֽר׃ דַּבֵּ֞ר אֶל־בְּנֵ֤י יִשְׂרָאֵל֙ וְאָמַרְתָּ֣ אֲלֵהֶ֔ם וְעָשׂ֨וּ לָהֶ֥ם צִיצִ֛ת עַל־כַּנְפֵ֥י בִגְדֵיהֶ֖ם לְדֹרֹתָ֑ם וְנָ֥תְנ֛וּ עַל־צִיצִ֥ת הַכָּנָ֖ף פְּתִ֥יל תְּכֵֽלֶת׃ וְהָיָ֣ה לָכֶם֮ לְצִיצִת֒ וּרְאִיתֶ֣ם אֹת֗וֹ וּזְכַרְתֶּם֙ אֶת־כׇּל־מִצְוֺ֣ת יְהֹוָ֔ה וַעֲשִׂיתֶ֖ם אֹתָ֑ם וְלֹֽא־תָת֜וּרוּ אַחֲרֵ֤י לְבַבְכֶם֙ וְאַחֲרֵ֣י עֵֽינֵיכֶ֔ם אֲשֶׁר־אַתֶּ֥ם זֹנִ֖ים אַחֲרֵיהֶֽם׃ לְמַ֣עַן תִּזְכְּר֔וּ וַעֲשִׂיתֶ֖ם אֶת־כׇּל־מִצְוֺתָ֑י וִהְיִיתֶ֥ם קְדֹשִׁ֖ים לֵאלֹֽהֵיכֶֽם׃ אֲנִ֞י יְהֹוָ֣ה אֱלֹֽהֵיכֶ֗ם אֲשֶׁ֨ר הוֹצֵ֤אתִי אֶתְכֶם֙ מֵאֶ֣רֶץ מִצְרַ֔יִם לִהְי֥וֹת לָכֶ֖ם לֵאלֹהִ֑ים אֲנִ֖י יְהֹוָ֥ה אֱלֹהֵיכֶֽם׃</text:p>
      <text:p text:style-name="P46"/>
      <text:p text:style-name="P46"><text:span text:style-name="T24">אֱמֶת</text:span>:</text:p>
      <text:p text:style-name="P46"/>
      <text:p text:style-name="Instruction">וחוזר החזן:</text:p>
      <text:p text:style-name="P44">יְהֹוָה אֱלֹהֵיכֶם אֱמֶת:</text:p>
      <text:p text:style-name="P44"/>
      <text:p text:style-name="P44"/>
      <text:p text:style-name="P104">וֶֽאֱמוּנָה כָּל־זֹאת וְקַיָּם עָלֵֽינוּ, </text:p>
      <text:p text:style-name="P44">כִּי הוּא יְהֹוָה אֱלֹהֵֽינוּ וְאֵין זוּלָתוֹ, </text:p>
      <text:p text:style-name="P44">וַֽאֲנַֽחְנוּ יִשְׂרָאֵל עַמּוֹ. </text:p>
      <text:p text:style-name="P44">הַפּוֹדֵֽנוּ מִיַּד מְלָכִים, הַגֹּֽאֲלֵֽנוּ מַלְכֵּֽנוּ מִכַּף כָּל־עָֽרִיצִים, </text:p>
      <text:p text:style-name="P44">הָאֵל הַנִּפְרָע לָֽנוּ מִצָּרֵֽינוּ, הַֽמְשַׁלֵּם גְּמוּל לְכָל־אֽוֹיְבֵי נַפְשֵֽׁנוּ. </text:p>
      <text:p text:style-name="P44">הַשָּׂם נַפְשֵֽׁנוּ בַּֽחַיִּים, וְלֹא נָתַן לַמּוֹט רַגְלֵֽנוּ, </text:p>
      <text:p text:style-name="P44">הַמַּדְרִיכֵֽנוּ עַל בָּמוֹת אֽוֹיְבֵֽינוּ, וַיָּֽרֶם קַרְנֵֽנוּ עַל־כָּל־שֽׂוֹנְאֵֽינוּ. </text:p>
      <text:p text:style-name="P44">הָאֵל הָעֹשֶׂה לָֽנוּ נְקָמָה בְּפַרְעֹה, </text:p>
      <text:p text:style-name="P44">בְּאוֹתוֹת וּבְמֽוֹפְתִים בְּאַדְמַת בְּנֵי חָם. </text:p>
      <text:p text:style-name="P44">הַמַּכֶּה בְעֶבְרָתוֹ כָּל־בְּכוֹרֵי מִצְרָֽיִם, </text:p>
      <text:p text:style-name="P44">וַיּוֹצִיא אֶת־עַמּוֹ יִשְׂרָאֵל מִתּוֹכָם לְחֵרוּת עוֹלָם. </text:p>
      <text:p text:style-name="P44">הַמַּֽעֲבִיר בָּנָיו בֵּין גִּזְרֵי יַם־סוּף, </text:p>
      <text:p text:style-name="P44">וְאֶת־רוֹדְפֵיהֶם וְאֶת־שׂוֹנְאֵיהֶם בִּתְהוֹמוֹת טִבַּע. </text:p>
      <text:p text:style-name="P44">רָאוּ בָנִים אֶת־גְּבוּרָתוֹ, </text:p>
      <text:p text:style-name="P44">שִׁבְּחוּ וְהוֹדוּ לִשְׁמוֹ, </text:p>
      <text:p text:style-name="P44">וּמַלְכוּתוֹ בְרָצוֹן קִבְּלוּ עֲלֵיהֶם. </text:p>
      <text:p text:style-name="P44">מֹשֶׁה וּבְנֵי יִשְׂרָאֵל לְךָ עָנוּ שִׁירָה בְּשִׂמְחָה רַבָּה, </text:p>
      <text:p text:style-name="P44">וְאָֽמְרוּ כֻלָּם. </text:p>
      <text:p text:style-name="P44"><text:tab/>מִֽי־כָמֹ֤כָה בָּֽאֵלִם֙ יְהֹוָ֔ה </text:p>
      <text:p text:style-name="P44"><text:tab/>מִ֥י כָּמֹ֖כָה נֶאְדָּ֣ר בַּקֹּ֑דֶשׁ </text:p>
      <text:p text:style-name="P44"><text:tab/>נוֹרָ֥א תְהִלֹּ֖ת עֹ֥שֵׂה פֶֽלֶא׃ </text:p>
      <text:p text:style-name="P44">מַלְכֽוּתְךָ יְהֹוָה אֱלֹהֵֽינוּ רָאוּ בָנֶֽיךָ עַל הַיָּם, </text:p>
      <text:p text:style-name="P44">יַֽחַד כֻּלָּם הוֹדוּ וְהִמְלִֽיכוּ וְאָמְרוּ. </text:p>
      <text:p text:style-name="P44"><text:tab/>יְהֹוָ֥ה ׀ יִמְלֹ֖ךְ לְעֹלָ֥ם וָעֶֽד׃ </text:p>
      <text:p text:style-name="P44">וְנֶֽאֱמַר. כִּֽי־פָדָ֥ה יְהֹוָ֖ה אֶֽת־יַעֲקֹ֑ב וּגְאָל֕וֹ מִיַּ֖ד חָזָ֥ק מִמֶּֽנּוּ׃</text:p>
      <text:p text:style-name="P44">בָּרוּךְ אַתָּה יְהֹוָה, גָּאַל יִשְׂרָאֵל:</text:p>
      <text:p text:style-name="P44"/>
      <text:p text:style-name="P47"/>
      <text:p text:style-name="P105">הַשְׁכִּיבֵֽנוּ אָבִֽינוּ לְשָׁלוֹם, </text:p>
      <text:p text:style-name="P47">וְהַֽעֲמִידֵֽנוּ מַלְכֵּֽנוּ לְחַיִּים טוֹבִים וּלְשָׁלוֹם. </text:p>
      <text:p text:style-name="P47">וּפְרוֹשׂ עָלֵֽינוּ סֻכַּת שְׁלוֹמֶֽךָ, </text:p>
      <text:p text:style-name="P47">וְתַקְּנֵֽנוּ מַלְכֵּֽנוּ בְּעֵצָה טוֹבָה מִלְּפָנֶֽיךָ, </text:p>
      <text:p text:style-name="P47">וְהוֹשִׁיעֵֽנוּ מְהֵרָה לְמַֽעַן שְׁמֶֽךָ. </text:p>
      <text:p text:style-name="P47">וְהָגֵן בַּֽעֲדֵֽנוּ, וְהָסֵר מֵעָלֵֽינוּ מַכַּת אוֹיֵב, </text:p>
      <text:p text:style-name="P47">דֶּֽבֶר, חֶֽרֶב, חֽוֹלִי, צָרָה, רָעָה, </text:p>
      <text:p text:style-name="P47">רָעָב, וְיָגוֹן, וּמַשְׁחִית, וּמַגֵּפָה. </text:p>
      <text:p text:style-name="P47">שְׁבוֹר וְהָסֵר הַשָּׂטָן מִלְּפָנֵֽינוּ וּמֵאַֽחֲרֵֽינוּ, וּבְצֵל כְּנָפֶֽיךָ תַּסְתִּירֵֽנוּ,</text:p>
      <text:p text:style-name="P47">וּשְׁמוֹר צֵאתֵֽנוּ וּבוֹאֵֽנוּ לְחַיִּים טוֹבִים וּלְשָׁלוֹם מֵעַתָּה וְעַד עוֹלָם. </text:p>
      <text:p text:style-name="P47">כִּי אֵל שֽׁוֹמְרֵֽנוּ וּמַצִּילֵֽנוּ אָֽתָּה מִכָּל־דָּבָר רָע וּמִפַּֽחַד לָֽיְלָה. </text:p>
      <text:p text:style-name="P47">בָּרוּךְ אַתָּה יְהֹוָה, שׁוֹמֵר אֶת־עַמּוֹ יִשְׂרָאֵל לָעַד אָמֵן:</text:p>
      <text:p text:style-name="P20"/>
      <text:p text:style-name="Shemoneh_20_Esreh_20_Addition">יִתְגַּדַּל וְיִתְקַדַּשׁ שְׁמֵהּ רַבָּא. [אָמֵן]</text:p>
      <text:p text:style-name="P89">בְּעָלְמָא דִּי בְרָא, כִּרְעוּתֵה, וְיַמְלִיךְ מַלְכוּתֵה,</text:p>
      <text:p text:style-name="P89">וְיַצְמַח פֻּרְקָנֵה, וִיקָרֵב מְשִׁיחֵהּ. [אָמֵן]</text:p>
      <text:p text:style-name="P89">בְּחַיֵּיכוֹן וּבְיוֹמֵיכוֹן וּבְחַיֵּי דְכָל בֵּית יִשְׂרָאֵל,</text:p>
      <text:p text:style-name="P89">בַּעֲגָלָא וּבִזְמַן קָרִיב, וְאִמְרוּ אָמֵן. [אָמֵן] </text:p>
      <text:p text:style-name="P89"/>
      <text:p text:style-name="P89">יְהֵא שְׁמֵיהּ רַבָּא מְבָרַךְ לְעָלַם וּלְעָלְמֵי עָלְמַיָּא יִתְבָּרַךְ.</text:p>
      <text:p text:style-name="P89">וְיִשְׁתַּבַּח. וְיִתְפָּאַר. וְיִתְרוֹמַם. וְיִתְנַשֵּׂא.</text:p>
      <text:p text:style-name="P89">וְיִתְהַדָּר. וְיִתְעַלֶּה. וְיִתְהַלָּל שְׁמֵהּ דְּקֻדְשָׁא, בְּרִיךְ הוּא. [אָמֵן]</text:p>
      <text:p text:style-name="P89">לְעֵלָּא מִן כָּל בִּרְכָתָא שִׁירָתָא,</text:p>
      <text:p text:style-name="P89">תֻּשְׁבְּחָתָא וְנֶחֱמָתָא, דַּאֲמִירָן בְּעָלְמָא, וְאִמְרוּ אָמֵן. [אָמֵן]</text:p>
      <text:p text:style-name="P89"/>
      <text:p text:style-name="P47">אֲ֭דֹנָי שְׂפָתַ֣י תִּפְתָּ֑ח וּ֝פִ֗י יַגִּ֥יד תְּהִלָּתֶֽךָ׃</text:p>
      <text:p text:style-name="P47"/>
      <text:p text:style-name="P47">בָּרוּךְ אַתָּה יְהֹוָה, אֱלֹהֵֽינוּ וֵֽאלֹהֵי אֲבוֹתֵֽינוּ, </text:p>
      <text:p text:style-name="P47">אֱלֹהֵי אַבְרָהָם, אֱלֹהֵי יִצְחָק, וֵֽאלֹהֵי יַעֲקֹב.</text:p>
      <text:p text:style-name="P47">הָאֵל הַגָּדוֹל הַגִּבּוֹר וְהַנּוֹרָא, אֵל עֶלְיוֹן,</text:p>
      <text:p text:style-name="P47">גּוֹמֵל חֲסָדִים טוֹבִים, קוֹנֵה הַכֹּל,</text:p>
      <text:p text:style-name="P47">וְזוֹכֵר חַסְדֵּי אָבוֹת, </text:p>
      <text:p text:style-name="P47">וּמֵבִיא גוֹאֵל לִבְנֵי בְנֵיהֶם לְמַֽעַן שְׁמוֹ בְּאַֽהֲבָה: </text:p>
      <text:p text:style-name="P47"/>
      <text:p text:style-name="P117"><text:soft-page-break/>בעשרת ימי תשובה אומרים:</text:p>
      <text:p text:style-name="P89">זָכְרֵנוּ לְחַיִּים, מֶלֶךְ חָפֵץ בַּחַיִּים,</text:p>
      <text:p text:style-name="P89">כָּתְבֵנוּ בְּסֵפֶר חַיִּים, לְמַעַנָךְ אֱלֹהִים חַיִּים.</text:p>
      <text:p text:style-name="P47"/>
      <text:p text:style-name="P47">מֶֽלֶךְ עוֹזֵר וּמוֹשִֽׁיעַ וּמָגֵן:</text:p>
      <text:p text:style-name="P47">בָּרוּךְ אַתָּה יַהַוַהַ, מָגֵן אַבְרָהָם:</text:p>
      <text:p text:style-name="P47"/>
      <text:p text:style-name="P47">אַתָּה גִבּוֹר לְעוֹלָם אֲדֹנָי,</text:p>
      <text:p text:style-name="P47">מְחַיֶּה מֵתִים אַתָּה, רַב לְהוֹשִֽׁיעַ.</text:p>
      <text:p text:style-name="P47"/>
      <text:p text:style-name="P47">מוֹרִיד הַטָּל. / מַשִּׁיב הָרֽוּחַ וּמוֹרִיד הַגֶּֽשֶׁם.</text:p>
      <text:p text:style-name="P47"/>
      <text:p text:style-name="P47">מְכַלְכֵּל חַיִּים בְּחֶֽסֶד, מְחַיֵּה מֵתִים בְּרַֽחֲמִים רַבִּים,</text:p>
      <text:p text:style-name="P47">סוֹמֵךְ נֽוֹפְלִים, וְרוֹפֵא חוֹלִים, וּמַתִּיר אֲסוּרִים, </text:p>
      <text:p text:style-name="P47">וּמְקַיֵּם אֱמֽוּנָתוֹ לִֽישֵׁנֵי עָפָר.</text:p>
      <text:p text:style-name="P47">מִי כָמֽוֹךָ בַּֽעַל גְּבוּרוֹת, וּמִי דֽוֹמֶה לָךְ,</text:p>
      <text:p text:style-name="P47">מֶֽלֶךְ מֵמִית וּמְחַיֶּה וּמַצְמִֽיחַ יְשׁוּעָה. </text:p>
      <text:p text:style-name="P47"/>
      <text:p text:style-name="P117">בעשרת ימי תשובה אומרים:</text:p>
      <text:p text:style-name="P89">מִי כָמוֹךָ אָב הָרַחֲמָן, זוֹכֵר יְצוּרָיו בְּרַחֲמִים לְחַיִּים.</text:p>
      <text:p text:style-name="P47"/>
      <text:p text:style-name="P47">וְנֶֽאֱמָן אַתָּה לְהַֽחֲיוֹת מֵתִים:</text:p>
      <text:p text:style-name="P47">בָּרוּךְ אַתָּה יֵהֵוֵהֵ, מְחַיֵּה הַמֵּתִים:</text:p>
      <text:p text:style-name="P47"/>
      <text:p text:style-name="P47">אַתָּה קָדוֹשׁ וְשִׁמְךָ קָדוֹשׁ, וּקְדוֹשִׁים בְּכָל־יוֹם יְהַֽלְלֽוּךָ סֶּֽלָה:</text:p>
      <text:p text:style-name="P47">בָּרוּךְ אַתָּה יֹהֵוָהֵ, הָאֵל הַקָּדוֹשׁ: </text:p>
      <text:p text:style-name="P89"><text:span text:style-name="T12">בעשרת ימי תשובה אומרים: </text:span>הַמֶּלֶךְ הַקָּדוֹשׁ:</text:p>
      <text:p text:style-name="P47"/>
      <text:p text:style-name="P47">אַתָּה חוֹנֵן לְאָדָם דַּֽעַת וּמְלַמֵּד לֶאֱנוֹשׁ בִּינָה.</text:p>
      <text:p text:style-name="P47">וְחָנֵּֽנוּ מֵאִתְּךָ חָכְמָה בִּינָה וָדָֽעַת:</text:p>
      <text:p text:style-name="P47">בָּרוּךְ אַתָּה יַהַוַהַ, חוֹנֵן הַדָּֽעַת:</text:p>
      <text:p text:style-name="P47"/>
      <text:p text:style-name="P47"/>
      <text:p text:style-name="P105">הֲשִׁיבֵֽנוּ אָבִֽינוּ לְתֽוֹרָתֶֽךָ, וְקָֽרְבֵֽנוּ מַלְכֵּֽנוּ לַֽעֲבֽוֹדָתֶֽךָ,</text:p>
      <text:p text:style-name="P47">וְהַֽחֲזִירֵֽנוּ בִּתְשׁוּבָה שְׁלֵמָה לְפָנֶֽיךָ:</text:p>
      <text:p text:style-name="P47">בָּרוּךְ אַתָּה יֵהֵוֵהֵ, הָרוֹצֶה בִּתְשׁוּבָה:</text:p>
      <text:p text:style-name="P47"/>
      <text:p text:style-name="P47">סְלַח לָֽנוּ אָבִֽינוּ כִּי חָטָֽאנוּ,</text:p>
      <text:p text:style-name="P47">מְחוֹל לָֽנוּ מַלְכֵּֽנוּ כִּי פָשָֽׁעְנוּ,</text:p>
      <text:p text:style-name="P47">כִּי אֵל טוֹב וְסַלָּח אָֽתָּה:</text:p>
      <text:p text:style-name="P47">בָּרוּךְ אַתָּה יֶהֶוֶהֶ, חַנּוּן הַמַּרְבֶּה לִסְלֹחַ:</text:p>
      <text:p text:style-name="P47"/>
      <text:p text:style-name="P47">רְאֵה נָא בְעָנְיֵֽנוּ, וְרִיבָֽה רִיבֵֽנוּ,</text:p>
      <text:p text:style-name="P47">וּמַהֵר לְגָאֳלֵֽנוּ גְאוּלָּה שְׁלֵמָה לְמַֽעַן שְׁמֶֽךָ,</text:p>
      <text:p text:style-name="P47">כִּי אֵל גּוֹאֵל חָזָק אָֽתָּה:</text:p>
      <text:p text:style-name="P47">בָּרוּךְ אַתָּה יְהְוְהְ, גּוֹאֵל יִשְׂרָאֵל:</text:p>
      <text:p text:style-name="P47"/>
      <text:p text:style-name="P47">רְפָאֵֽנוּ יְהֹוָה וְנֵֽרָפֵא, הֽוֹשִׁיעֵֽנוּ וְנִוָּשֵֽׁעָה, כִּי תְהִלָּתֵֽנוּ אָֽתָּה,</text:p>
      <text:p text:style-name="P47">וְהַֽעֲלֵה אֲרוּכָה וּמַרְפֵּא</text:p>
      <text:p text:style-name="P47">לְכָל־תַּֽחֲלוּאֵֽינוּ וּלְכָל־מַכְאוֹבֵֽינוּ וּלְכָל־מַכּוֹתֵֽינוּ.</text:p>
      <text:p text:style-name="P47">כִּי אֵל רוֹפֵא רַחְמָן וְנֶֽאֱמָן אָֽתָּה:</text:p>
      <text:p text:style-name="P47">בָּרוּךְ אַתָּה יֹהֹוֹהֹ, רוֹפֵא חוֹלֵי עַמּוֹ יִשְׂרָאֵל:</text:p>
      <text:p text:style-name="P47"/>
      <text:p text:style-name="P105"/>
      <text:p text:style-name="Instruction">בקיץ:</text:p>
      <text:p text:style-name="P47">בָּֽרְכֵֽנוּ יְהֹוָה אֱלֹהֵֽינוּ בְּכָל־מַֽעֲשֵׂי יָדֵֽינוּ,</text:p>
      <text:p text:style-name="P47">וּבָרֵךְ שְׁנָתֵֽנוּ בְּטַֽלְלֵי רָצוֹן בְּרָכָה וּנְדָבָה,</text:p>
      <text:p text:style-name="P47">וּתְהִי אַֽחֲרִיתָהּ חַיִּים וְשָׂבָע וְשָׁלוֹם</text:p>
      <text:p text:style-name="P47">כַּשָּׁנִים הַטּוֹבוֹת לִבְרָכָה</text:p>
      <text:p text:style-name="P47">כִּי אֵל טוֹב וּמֵטִיב אַתָּה וּמְבָרֵךְ הַשָּׁנִים:</text:p>
      <text:p text:style-name="P47">בָּרוּךְ אַתָּה יִהִוִהִ, מְבָרֵךְ הַשָּׁנִים:</text:p>
      <text:p text:style-name="P47"/>
      <text:p text:style-name="P47"/>
      <text:p text:style-name="P47"/>
      <text:p text:style-name="P89">בחורף:</text:p>
      <text:p text:style-name="P47">בָּרֵךְ עָלֵֽינוּ יְהֹוָה אֱלֹהֵֽינוּ אֶת־הַשָּׁנָה הַזֹּאת</text:p>
      <text:p text:style-name="P47">וְאֶת־כָּל־מִינֵי תְּבוּאָתָהּ לְטוֹבָה</text:p>
      <text:p text:style-name="P47">וְתֵן טַל וּמָטָר לִבְרָכָה עַל כָּל־פְּנֵי הָאֲדָמָה,</text:p>
      <text:p text:style-name="P47">וְרַוֵּה פְּנֵי תֵבֵל</text:p>
      <text:p text:style-name="P47">וְשַׁבַּע אֶת־הָעוֹלָם כֻּלּוֹ מִטּוּבָךְ,</text:p>
      <text:p text:style-name="P47">וּמַלֵּא יָדֵֽינוּ מִבִּרְכוֹתֶֽיךָ וּמֵעֹֽשֶׁר מַתְּנוֹת יָדֶֽיךָ.</text:p>
      <text:p text:style-name="P47">שָׁמְרָה וְהַצִּֽילָה שָׁנָה זוֹ מִכָּל־דָּבָר רָע,</text:p>
      <text:p text:style-name="P47">וּמִכָּל־מִינֵי מַשְׁחִית וּמִכָּל־מִינֵי פֻרְעָנוּת,</text:p>
      <text:p text:style-name="P47">וַעֲשֵׂה לָהּ תִּקְוָה טוֹבָה וְאַחֲרִית שָׁלוֹם.</text:p>
      <text:p text:style-name="P47">חוּס וְרַחֵם עָלֶֽיהָ וְעַל כָּל־תְּבוּאָתָהּ וּפֵירוֹתֶיהָ,</text:p>
      <text:p text:style-name="P47">וּבָֽרְכָֽהּ בְּגִשְׁמֵי רָצוֹן בְּרָכָה וּנְדָבָה,</text:p>
      <text:p text:style-name="P47">וּתְהִי אַחֲרִיתָהּ חַיִּים וְשָׂבָע וְשָׁלוֹם.</text:p>
      <text:p text:style-name="P47">כַּשָּׁנִים הַטּוֹבוֹת לִבְרָכָה</text:p>
      <text:p text:style-name="P47">כִּי אֵל טוֹב וּמֵטִיב אַתָּה וּמְבָרֵךְ הַשָּׁנִים.</text:p>
      <text:p text:style-name="P47">בָּרוּךְ אַתָּה יִהִוִהִ, מְבָרֵךְ הַשָּׁנִים:</text:p>
      <text:p text:style-name="P47"/>
      <text:p text:style-name="P47"/>
      <text:p text:style-name="P105">תְּקַע בְּשׁוֹפָר גָּדוֹל לְחֵֽרוּתֵֽנוּ,</text:p>
      <text:p text:style-name="P47">וְשָׂא נֵס לְקַבֵּץ גָּֽלֻיּוֹתֵֽינוּ,</text:p>
      <text:p text:style-name="P47">וְקַבְּצֵֽנוּ יַֽחַד מֵאַרְבַּע כַּנְפוֹת הָאָֽרֶץ לְאַרְצֵֽנוּ:</text:p>
      <text:p text:style-name="P47">בָּרוּךְ אַתָּה יֻהֻוֻהֻ, מְקַבֵּץ נִדְחֵי עַמּוֹ יִשְׂרָאֵל:</text:p>
      <text:p text:style-name="P47"/>
      <text:p text:style-name="P47">הָשִֽׁיבָה שֽׁוֹפְטֵֽינוּ כְּבָרִֽאשׁוֹנָה,וְיֽוֹעֲצֵֽינוּ כְּבַתְּחִלָּה,</text:p>
      <text:p text:style-name="P47">וְהָסֵר מִמֶּֽנּוּ יָגוֹן וַֽאֲנָחָה</text:p>
      <text:p text:style-name="P47">וּמְלוֹךְ עָלֵֽינוּ מְהֵרָה אַתָּה יְהֹוָה לְבַדְּךָ,</text:p>
      <text:p text:style-name="P47">בְּחֶֽסֶד וּבְרַֽחֲמִים, בְּצֶֽדֶק וּבְמִשְׁפָּט:</text:p>
      <text:p text:style-name="P47">בָּרוּךְ אַתָּה יוּהוּווּהוּ, מֶֽלֶךְ אוֹהֵב צְדָקָה וּמִשְׁפָּט:</text:p>
      <text:p text:style-name="P89"><text:span text:style-name="T12">בעשרת ימי תשובה אומרים:</text:span> הַמֶּלֶךְ הַמִּשְׁפָּט:</text:p>
      <text:p text:style-name="P89"/>
      <text:p text:style-name="P47">לַמִּינִים וְלַמַּלְשִׁינִים אַל־תְּהִי תִקְוָה,</text:p>
      <text:p text:style-name="P47">וְכָל־הַזֵּדִים כְּרֶֽגַע יֹאבֵֽדוּ,</text:p>
      <text:p text:style-name="P47">וְכָל־אֽוֹיְבֶֽיךָ וְכָל־שֽׂוֹנְאֶֽיךָ מְהֵרָה יִכָּרֵֽתוּ,</text:p>
      <text:p text:style-name="P47">וּמַלְכוּת הָֽרִשְׁעָה מְהֵרָה תְעַקֵּר וּתְשַׁבֵּר</text:p>
      <text:p text:style-name="P47">וּתְכַלֵּם וְתַכְנִיעֵם בִּמְהֵרָה בְיָמֵֽינוּ:</text:p>
      <text:p text:style-name="P47">בָּרוּךְ אַתָּה יָהָוָהָ, שׁוֹבֵר אוֹיְבִים וּמַכְנִֽיעַ מִינִים:</text:p>
      <text:p text:style-name="P47"/>
      <text:p text:style-name="P47">עַל הַצַּדִּיקִים וְעַל הַֽחֲסִידִים,</text:p>
      <text:p text:style-name="P47">וְעַל שְׁאֵרִית עַמְּךָ בֵּית יִשְׂרָאֵל, וְעַל פְּלֵיטַת בֵּית סֽוֹפְרֵיהֶם,</text:p>
      <text:p text:style-name="P47">וְעַל גֵּרֵי הַצֶּֽדֶק וְעָלֵֽינוּ,</text:p>
      <text:p text:style-name="P47">יֶֽהֱמוּ נָא רַֽחֲמֶֽיךָ, יְהֹוָה אֱלֹהֵֽינוּ,</text:p>
      <text:p text:style-name="P47">וְתֵן שָׂכָר טוֹב לְכָל־הַבּֽוֹטְחִים בְּשִׁמְךָ בֶּֽאֱמֶת,</text:p>
      <text:p text:style-name="P47">וְשִׂים חֶלְקֵֽנוּ עִמָּהֶם.</text:p>
      <text:p text:style-name="P47">וּלְעוֹלָם לֹא נֵבוֹשׁ כִּי בְךָ בָטָֽחְנוּ,</text:p>
      <text:p text:style-name="P47">וְעַל חַסְדְּךָ הַגָּדוֹל בֶּֽאֱמֶת נִשְׁעָֽנְנוּ:</text:p>
      <text:p text:style-name="P47">בָּרוּךְ אַתָּה יוּהוּווּהוּ, מִשְׁעָן וּמִבְטָח לַצַּדִּיקִים:</text:p>
      <text:p text:style-name="P47"/>
      <text:p text:style-name="P47"/>
      <text:p text:style-name="P105">תִּשְׁכּוֹן בְּתוֹךְ יְרוּשָׁלַֽיִם עִֽירְךָ כַּאֲשֶׁר דִּבַּֽרְתָּ,</text:p>
      <text:p text:style-name="P47">וְכִסֵּא דָוִד עַבְדְּךָ מְהֵרָה בְּתוֹכָהּ תָּכִין,</text:p>
      <text:p text:style-name="P47">וּבְנֵה אוֹתָהּ בִּנְיַן עוֹלָם בִּמְהֵרָה בְיָמֵֽינוּ:</text:p>
      <text:p text:style-name="P47">בָּרוּךְ אַתָּה יֻהֻוֻהֻ, בּוֹנֵה יְרוּשָׁלָיִם:</text:p>
      <text:p text:style-name="P47"/>
      <text:p text:style-name="P47">אֶת צֶֽמַח דָּוִד עַבְדְּךָ מְהֵרָה תַצְמִֽיחַ,</text:p>
      <text:p text:style-name="P47">וְקַרְנוֹ תָּרוּם בִּישֽׁוּעָתֶֽךָ,</text:p>
      <text:p text:style-name="P47">כִּי לִֽישׁוּעָֽתְךָ קִוִּֽינוּ כָּל־הַיּוֹם:</text:p>
      <text:p text:style-name="P47">בָּרוּךְ אַתָּה יִהִוִהִ, מַצְמִֽיחַ קֶֽרֶן יְשׁוּעָה:</text:p>
      <text:p text:style-name="P47"/>
      <text:p text:style-name="P47">שְׁמַע קוֹלֵֽנוּ, יְהֹוָה אֱלֹהֵֽינוּ,</text:p>
      <text:p text:style-name="P47">אָב הָרַֽחֲמָן, רַחֵם עָלֵֽינוּ,</text:p>
      <text:p text:style-name="P47">וְקַבֵּל בְּרַֽחֲמִים וּבְרָצוֹן אֶת־תְּפִלָּתֵֽנוּ,</text:p>
      <text:p text:style-name="P47">כִּי אֵל שׁוֹמֵֽעַ תְּפִלּוֹת וְתַֽחֲנוּנִים אָֽתָּה.</text:p>
      <text:p text:style-name="P47">וּמִלְּפָנֶֽיךָ מַלְכֵּֽנוּ, רֵיקָם אַל־תְּשִׁיבֵֽנוּ,</text:p>
      <text:p text:style-name="P47">חָנֵּֽנוּ וַֽעֲנֵֽנוּ וּשְׁמַע תְּפִלָּתֵֽנוּ.</text:p>
      <text:p text:style-name="P47">כִּי אַתָּה שׁוֹמֵעַ תְּפִלַּת כָּל־פֶּה:</text:p>
      <text:p text:style-name="P47">בָּרוּךְ אַתָּה יֹהְוָה, שׁוֹמֵֽעַ תְּפִלָּה:</text:p>
      <text:p text:style-name="P47"/>
      <text:p text:style-name="P47">רְצֵה יְהֹוָה אֱלֹהֵֽינוּ בְּעַמְּךָ יִשְׂרָאֵל</text:p>
      <text:p text:style-name="P47">וְלִתְפִלָּתָם שְׁעֵה,</text:p>
      <text:p text:style-name="P47">וְהָשֵׁב הָֽעֲבוֹדָה לִדְבִיר בֵּיתֶֽךָ,</text:p>
      <text:p text:style-name="P47">וְאִשֵּׁי יִשְׂרָאֵל וּתְפִלָּתָם, מְהֵרָה בְּאַֽהֲבָה תְקַבֵּל בְּרָצוֹן,</text:p>
      <text:p text:style-name="P47">וּתְהִי לְרָצוֹן תָּמִיד עֲבוֹדַת יִשְׂרָאֵל עַמֶּֽךָ:</text:p>
      <text:p text:style-name="P47"/>
      <text:p text:style-name="P117">בראש חודש ובחול המועד מוסיפים:</text:p>
      <text:p text:style-name="P89">אֱלֹהֵֽינוּ וֵאלֹהֵי אֲבוֹתֵֽינוּ,</text:p>
      <text:p text:style-name="P89">יַעֲלֶה וְיָבֹא, וְיַגִּֽיעַ וְיֵרָאֶה,</text:p>
      <text:p text:style-name="P89">וְיֵרָצֶה וְיִשָּׁמַע, וְיִפָּקֵד וְיִזָּכֵר, זִכְרוֹנֵֽנוּ</text:p>
      <text:p text:style-name="P89">וְזִכְרוֹן אֲבוֹתֵֽינוּ, זִכְרוֹן יְרוּשָׁלַֽיִם עִירָךְ,</text:p>
      <text:p text:style-name="P89">וְזִכְרוֹן מָשִֽׁיחַ בֶּן־דָּוִד עַבְדָּךְ,</text:p>
      <text:p text:style-name="P89">וְזִכְרוֹן כָּל־עַמְּךָ בֵּית יִשְׂרָאֵל לְפָנֶֽיךָ, לִפְלֵיטָה,</text:p>
      <text:p text:style-name="P89">לְטוֹבָה, לְחֵן, לְחֶֽסֶד וּלְרַחֲמִים,</text:p>
      <text:p text:style-name="P89">לְחַיִּים טוֹבִים וּלְשָׁלוֹם, </text:p>
      <text:p text:style-name="P89"><text:soft-page-break/></text:p>
      <text:p text:style-name="P89"><text:span text:style-name="T13">בראש חדש:</text:span> בְּיוֹם רֹאשׁ חֹֽדֶשׁ הַזֶּה,</text:p>
      <text:p text:style-name="P89"><text:span text:style-name="T13">בחוה"מ פסח:</text:span> בְּיוֹם חַג הַמַּצּוֹת הַזֶּה בְּיוֹם מִקְרָא קֹֽדֶשׁ הַזֶּה,</text:p>
      <text:p text:style-name="P89"><text:span text:style-name="T13">בחוה"מ סוכות:</text:span> בְּיוֹם חַג הַסֻּכּוֹת הַזֶּה, בְּיוֹם מִקְרָא קֹֽדֶשׁ הַזֶּה,</text:p>
      <text:p text:style-name="P89"/>
      <text:p text:style-name="P89">לְרַחֵם בּוֹ עָלֵֽינוּ וּלְהוֹשִׁיעֵֽנוּ.</text:p>
      <text:p text:style-name="P89">זָכְרֵֽנוּ יְהֹוָה אֱלֹהֵֽינוּ בּוֹ לְטוֹבָה,</text:p>
      <text:p text:style-name="P89">וּפָקְדֵֽנוּ בוֹ לִבְרָכָה, וְהוֹשִׁיעֵֽנוּ בוֹ לְחַיִּים טוֹבִים,</text:p>
      <text:p text:style-name="P89">בִּדְבַר יְשׁוּעָה וְרַחֲמִים.</text:p>
      <text:p text:style-name="P89">חוּס וְחָנֵּֽנוּ, וַחֲמוֹל וְרַחֵם עָלֵֽינוּ, וְהוֹשִׁיעֵֽנוּ </text:p>
      <text:p text:style-name="P89">כִּי אֵלֶֽיךָ עֵינֵֽינוּ, כִּי אֵל מֶֽלֶךְ חַנּוּן וְרַחוּם אָֽתָּה:</text:p>
      <text:p text:style-name="P89"/>
      <text:p text:style-name="P47">וְאַתָּה בְּרַֽחֲמֶֽיךָ הָרַבִּים, תַּחְפֹּץ בָּֽנוּ וְתִרְצֵֽנוּ,</text:p>
      <text:p text:style-name="P47">וְתֶֽחֱזֶֽינָה עֵינֵֽינוּ בְּשֽׁוּבְךָ לְצִיּוֹן בְּרַֽחֲמִים:</text:p>
      <text:p text:style-name="P47">בָּרוּךְ אַתָּה יִהִוִהִ, הַמַּֽחֲזִיר שְׁכִֽינָתוֹ לְצִיּוֹן:</text:p>
      <text:p text:style-name="P47"/>
      <text:p text:style-name="P47">מוֹדִים אֲנַֽחְנוּ לָךְ,שֶׁאַתָּה הוּא</text:p>
      <text:p text:style-name="P47">יְהֹוָה אֱלֹהֵֽינוּ וֵֽאלֹהֵי אֲבוֹתֵֽינוּ לְעוֹלָם וָעֶד,</text:p>
      <text:p text:style-name="P47">צוּרֵֽנוּ צוּר חַיֵּֽינוּ וּמָגֵן יִשְׁעֵֽנוּ אַתָּה הוּא,</text:p>
      <text:p text:style-name="P47">לְדוֹר וָדוֹר נוֹדֶה לְךָ וּנְסַפֵּר תְּהִלָּתֶֽךָ,</text:p>
      <text:p text:style-name="P47">עַל חַיֵּֽינוּ הַמְּסוּרִים בְּיָדֶֽךָ,</text:p>
      <text:p text:style-name="P47">וְעַל נִשְׁמוֹתֵֽינוּ הַפְּקוּדוֹת לָךְ,</text:p>
      <text:p text:style-name="P47">וְעַל נִסֶּֽיךָ שֶׁבְּכָל־יוֹם עִמָּֽנוּ,</text:p>
      <text:p text:style-name="P47">וְעַל נִפְלְאוֹתֶֽיךָ וְטֽוֹבוֹתֶֽיךָ שֶׁבְּכָל־עֵת,</text:p>
      <text:p text:style-name="P47">עֶֽרֶב וָבֹֽקֶר וְצָֽהֳרָֽיִם.</text:p>
      <text:p text:style-name="P47">הַטּוֹב, כִּי לֹא כָלוּ רַחֲמֶֽיךָ,</text:p>
      <text:p text:style-name="P47">הַמְּרַחֵם, כִּי לֹא תַֽמּוּ חֲסָדֶֽיךָ,</text:p>
      <text:p text:style-name="P47">כִּי מֵֽעוֹלָם קִוִּֽינוּ לָךְ:</text:p>
      <text:p text:style-name="P47"/>
      <text:p text:style-name="P105"/>
      <text:p text:style-name="P117">בחנוכה ופורים אומרים כאן על הניסים:</text:p>
      <text:p text:style-name="P89">עַל הַנִּסִּים וְעַל הַפֻּרְקָן וְעַל הַגְּבוּרוֹת וְעַל הַתְּשׁוּעוֹת וְעַל הַנִּפְלָאוֹת וְעַל הַנֶּחָמוֹת שֶׁעָשִֽׂיתָ לַאֲבוֹתֵֽינוּ בַּיָּמִים הָהֵם בַּזְּמַן הַזֶּה:</text:p>
      <text:p text:style-name="P47"/>
      <text:p text:style-name="P117">בחנוכה אומרים:</text:p>
      <text:p text:style-name="P89">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P89"/>
      <text:p text:style-name="P117">בפורים אומרים:</text:p>
      <text:p text:style-name="P89">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P89"/>
      <text:p text:style-name="P47">וְעַל כֻּלָּם יִתְבָּרַךְ, וְיִתְרוֹמָם, וְיִתְנַשֵּׂא,</text:p>
      <text:p text:style-name="P47">תָּמִיד, שִׁמְךָ מַלְכֵּֽנוּ, לְעוֹלָם וָעֶד.</text:p>
      <text:p text:style-name="P47">וְכָל־הַחַיִּים יוֹדֽוּךָ סֶּֽלָה:</text:p>
      <text:p text:style-name="P117"/>
      <text:p text:style-name="P117">בעשרת ימי תשובה:</text:p>
      <text:p text:style-name="P89">וּכְתֹב לְחַיִּים טוֹבִים כָּל בְּנֵי בְרִיתֶךָ.</text:p>
      <text:p text:style-name="P117"/>
      <text:p text:style-name="P47">וִֽיהַֽלְלוּ וִֽיבָֽרְכוּ אֶת־שִׁמְךָ הַגָּדוֹל בֶּֽאֱמֶת לְעוֹלָם כִּי טוֹב,</text:p>
      <text:p text:style-name="P47">הָאֵל יְשֽׁוּעָתֵֽנוּ וְעֶזְרָתֵֽנוּ סֶֽלָה, הָאֵל הַטּוֹב:</text:p>
      <text:p text:style-name="P47">בָּרוּךְ אַתָּה יֻהֻוֻהֻ, הַטּוֹב שִׁמְךָ וּלְךָ נָאֶה לְהוֹדוֹת:</text:p>
      <text:p text:style-name="P47"/>
      <text:p text:style-name="P47"/>
      <text:p text:style-name="P105">שִׂים שָׁלוֹם טוֹבָה וּבְרָכָה, חַיִּים חֵן וָחֶֽסֶד וְרַֽחֲמִים,</text:p>
      <text:p text:style-name="P42">עָלֵֽינוּ וְעַל כָּל־יִשְׂרָאֵל עַמֶּֽךָ.</text:p>
      <text:p text:style-name="P42">וּבָֽרְכֵֽנוּ אָבִֽינוּ כֻּלָּֽנוּ כְּאֶחָד בְּאוֹר פָּנֶֽיךָ,</text:p>
      <text:p text:style-name="P42">כִּי בְאוֹר פָּנֶֽיךָ נָתַֽתָּ לָּֽנוּ יְהֹוָה אֱלֹהֵֽינוּ</text:p>
      <text:p text:style-name="P40"><text:tab/>תּוֹרָה וְחַיִּים,<text:tab/>אַֽהֲבָה וָחֶֽסֶד,</text:p>
      <text:p text:style-name="P40"><text:tab/>צְדָקָה וְרַֽחֲמִים,<text:tab/>בְּרָכָה וְשָׁלוֹם.</text:p>
      <text:p text:style-name="P42">וְטוֹב בְּעֵינֶֽיךָ לְבָֽרְכֵֽנוּ וּלְבָרֵךְ אֶת־כָּל־עַמְּךָ יִשְׂרָאֵל,</text:p>
      <text:p text:style-name="P42">בְּרֹב עֹז וְשָׁלוֹם:</text:p>
      <text:p text:style-name="P116"/>
      <text:p text:style-name="P116">בעשרת ימי תשובה:</text:p>
      <text:p text:style-name="P91">וּבְסֵפֶר חַיִּים, בְּרָכָה וְשָׁלוֹם, וּפַרְנָסָה טוֹבָה וִישׁוּעָה וְנֶחָמָה, וּגְזֵרוֹת טוֹבוֹת,</text:p>
      <text:p text:style-name="P91">נִזָּכֵר וְנִכָּתֵב לְפָנֶיךָ, אֲנַחְנוּ וְכָל עַמְּךָ בֵּית יִשְׂרָאֵל, לְחַיִּים טוֹבִים וּלְשָׁלוֹם.</text:p>
      <text:p text:style-name="P116"/>
      <text:p text:style-name="P42">בָּרוּךְ אַתָּה יוּהוּווּהוּ,</text:p>
      <text:p text:style-name="P42">הַמְּבָרֵךְ אֶת עַמּוֹ יִשְׂרָאֵל בַּשָּׁלוֹם. אָמֵן:</text:p>
      <text:p text:style-name="P42"/>
      <text:p text:style-name="P42">יִֽהְי֥וּ לְרָצ֨וֹן ׀ אִמְרֵי־פִ֡י וְהֶגְי֣וֹן לִבִּ֣י לְפָנֶ֑יךָ יְ֝הֹוָ֗ה צוּרִ֥י וְגֹאֲלִֽי׃</text:p>
      <text:p text:style-name="P42"/>
      <text:p text:style-name="P58">אֱלֹהַי,</text:p>
      <text:p text:style-name="P58">נְצֹר לְשׁוֹנִי מֵרָע וְשִׂפְתוֹתַי מִדַּבֵּר מִרְמָה,</text:p>
      <text:p text:style-name="P58">וְלִמְקַלְלַי נַפְשִׁי תִדֹּם, וְנַפְשִׁי כֶּֽעָפָר לַכֹּל תִּֽהְיֶה,</text:p>
      <text:p text:style-name="P58">פְּתַח לִבִּי בְּתוֹרָתֶֽךָ, וְאַחֲרֵי מִצְוֹתֶֽיךָ תִּרְדֹּף נַפְשִׁי.</text:p>
      <text:p text:style-name="P58">וְכָל־הַקָּמִים עָלַי לְרָעָה, מְהֵרָה הָפֵר עֲצָתָם וְקַלְקֵל מַחְשְׁבוֹתָם. </text:p>
      <text:p text:style-name="P58"><text:tab/>עֲשֵׂה לְמַֽעַן שְׁמָךְ,<text:tab/>עֲשֵׂה לְמַֽעַן יְמִינָךְ,</text:p>
      <text:p text:style-name="P58"><text:tab/>עֲשֵׂה לְמַֽעַן תּֽוֹרָתָךְ,<text:tab/>עֲשֵׂה לְמַֽעַן קְדֻשָּׁתָךְ.</text:p>
      <text:p text:style-name="P58"/>
      <text:p text:style-name="P58">לְ֭מַעַן יֵחָלְצ֣וּן יְדִידֶ֑יךָ הוֹשִׁ֖יעָה יְמִֽינְךָ֣ וַעֲנֵֽנִי:</text:p>
      <text:p text:style-name="P58">יִֽהְי֥וּ לְרָצ֨וֹן ׀ אִמְרֵי־פִ֡י וְהֶגְי֣וֹן לִבִּ֣י לְפָנֶ֑יךָ יְ֝הֹוָ֗ה צוּרִ֥י וְגֹאֲלִֽי׃</text:p>
      <text:p text:style-name="P58"/>
      <text:p text:style-name="P58">עֹשֶׂה שָׁלוֹם <text:span text:style-name="T20">[</text:span>הַשָּׁלוֹם<text:span text:style-name="T20">] </text:span>בִּמְרוֹמָיו,</text:p>
      <text:p text:style-name="P58">הוּא בְּרַחֲמָיו יַעֲשֶׂה שָׁלוֹם עָלֵֽינוּ,</text:p>
      <text:p text:style-name="P58">וְעַל כָּל־עַמּוֹ יִשְׂרָאֵל, וְאִמְרוּ אָמֵן:</text:p>
      <text:p text:style-name="P58"/>
      <text:p text:style-name="P58">יְהִי רָצוֹן מִלְּפָנֶֽיךָ, יְהֹוָה אֱלֹהֵֽינוּ וֵֽאלֹהֵי אֲבוֹתֵֽינוּ,</text:p>
      <text:p text:style-name="P58">שֶׁתִּבְנֶה בֵּית הַמִּקְדָשׁ בִּמְהֵרָה בְיָמֵֽינוּ, וְתֵן חֶלְקֵֽנוּ בְתוֹרָתָךְ</text:p>
      <text:p text:style-name="P58">לַעֲשׂוֹת חֻקֵּי רְצוֹנָךְ וּלְעָבְדָךְ בְּלֵבָב שָׁלֵם:</text:p>
      <text:p text:style-name="P105">יְהִ֤י שֵׁ֣ם יְהֹוָ֣ה מְבֹרָ֑ךְ מֵ֝עַתָּ֗ה וְעַד־עוֹלָֽם׃ </text:p>
      <text:p text:style-name="P47">מִמִּזְרַח־שֶׁ֥מֶשׁ עַד־מְבוֹא֑וֹ מְ֝הֻלָּ֗ל שֵׁ֣ם יְהֹוָֽה׃</text:p>
      <text:p text:style-name="P47">רָ֖ם עַל־כׇּל־גּוֹיִ֥ם ׀ יְהֹוָ֑ה עַ֖ל הַשָּׁמַ֣יִם כְּבוֹדֽוֹ׃</text:p>
      <text:p text:style-name="P47">יְהֹוָ֥ה אֲדֹנֵ֑ינוּ מָה־אַדִּ֥יר שִׁ֝מְךָ֗ בְּכׇל־הָאָֽרֶץ׃</text:p>
      <text:p text:style-name="P47"/>
      <text:p text:style-name="P47"/>
      <text:p text:style-name="P47"/>
      <text:p text:style-name="P89">יִתְגַּדַּל וְיִתְקַדַּשׁ שְׁמֵהּ רַבָּא. [אָמֵן]</text:p>
      <text:p text:style-name="P89">בְּעָלְמָא דִּי בְרָא, כִּרְעוּתֵה, וְיַמְלִיךְ מַלְכוּתֵה,</text:p>
      <text:p text:style-name="P89">וְיַצְמַח פֻּרְקָנֵה, וִיקָרֵב מְשִׁיחֵהּ. [אָמֵן]</text:p>
      <text:p text:style-name="P89">בְּחַיֵּיכוֹן וּבְיוֹמֵיכוֹן וּבְחַיֵּי דְכָל בֵּית יִשְׂרָאֵל,</text:p>
      <text:p text:style-name="P89">בַּעֲגָלָא וּבִזְמַן קָרִיב, וְאִמְרוּ אָמֵן. [אָמֵן] </text:p>
      <text:p text:style-name="P89"/>
      <text:p text:style-name="P89">יְהֵא שְׁמֵיהּ רַבָּא מְבָרַךְ לְעָלַם וּלְעָלְמֵי עָלְמַיָּא יִתְבָּרַךְ.</text:p>
      <text:p text:style-name="P89">וְיִשְׁתַּבַּח. וְיִתְפָּאַר. וְיִתְרוֹמַם. וְיִתְנַשֵּׂא.</text:p>
      <text:p text:style-name="P89">וְיִתְהַדָּר. וְיִתְעַלֶּה. וְיִתְהַלָּל שְׁמֵהּ דְּקֻדְשָׁא, בְּרִיךְ הוּא. [אָמֵן]</text:p>
      <text:p text:style-name="P89">לְעֵלָּא מִן כָּל בִּרְכָתָא שִׁירָתָא,</text:p>
      <text:p text:style-name="P89">תֻּשְׁבְּחָתָא וְנֶחֱמָתָא, דַּאֲמִירָן בְּעָלְמָא, וְאִמְרוּ אָמֵן. [אָמֵן]</text:p>
      <text:p text:style-name="P89"/>
      <text:p text:style-name="P89">תִּתְקַבַּל צְלוֹתָֽנָא וּבָֽעוּתָֽנָא,</text:p>
      <text:p text:style-name="P89">עִם צְלֽוֹתְהוֹן וּבָעֽוּתְהוֹן דְּכָל־בֵּית יִשְׂרָאֵל,</text:p>
      <text:p text:style-name="P89">קֳדָם אֲבוּנָא דְּבִשְׁמַיָּא וְאַרְעָא, וְאִמְרוּ אָמֵן. [אָמֵן]</text:p>
      <text:p text:style-name="P89"/>
      <text:p text:style-name="P89">יְהֵא שְׁלָמָא רַבָּא מִן שְׁמַיָּא.</text:p>
      <text:p text:style-name="P89">חַיִּים וְשָׂבָע וִישׁוּעָה וְנֶחָמָה. וְשֵׁיזָבָא</text:p>
      <text:p text:style-name="P89">וּרְפוּאָה וּגְאוּלָה וּסְלִיחָה וְכַפָּרָה</text:p>
      <text:p text:style-name="P89">וְרֶוַח וְהַצָּלָה לָנוּ וּלְכָל עַמּוֹ יִשְׂרָאֵל. וְאִמְרוּ אָמֵן. [אָמֵן]</text:p>
      <text:p text:style-name="P89"/>
      <text:p text:style-name="P89">עוֹשֶׂה שָׁלוֹם בִּמְרוֹמָיו.</text:p>
      <text:p text:style-name="P89">הוּא בְּרַחֲמָיו יַעֲשֶׂה שָׁלוֹם עָלֵינוּ</text:p>
      <text:p text:style-name="P89">וְעַל כָּל עַמּוֹ יִשְׂרָאֵל. וְאִמְרוּ אָמֵן. [אָמֵן]</text:p>
      <text:p text:style-name="P89"/>
      <text:p text:style-name="P47"/>
      <text:p text:style-name="P105">שִׁ֗יר לַֽמַּ֫עֲל֥וֹת</text:p>
      <text:p text:style-name="P47">אֶשָּׂ֣א עֵ֭ינַי אֶל־הֶהָרִ֑ים מֵ֝אַ֗יִן יָבֹ֥א עֶזְרִֽי׃</text:p>
      <text:p text:style-name="P47">עֶ֭זְרִי מֵעִ֣ם יְהֹוָ֑ה עֹ֝שֵׂ֗ה שָׁמַ֥יִם וָאָֽרֶץ׃ </text:p>
      <text:p text:style-name="P47">אַל־יִתֵּ֣ן לַמּ֣וֹט רַגְלֶ֑ךָ אַל־יָ֝נ֗וּם שֹׁמְרֶֽךָ׃ </text:p>
      <text:p text:style-name="P47">הִנֵּ֣ה לֹֽא־יָ֭נוּם וְלֹ֣א יִישָׁ֑ן שׁ֝וֹמֵ֗ר יִשְׂרָאֵֽל׃ </text:p>
      <text:p text:style-name="P47">יְהֹוָ֥ה שֹׁמְרֶ֑ךָ יְהֹוָ֥ה צִ֝לְּךָ֗ עַל־יַ֥ד יְמִינֶֽךָ׃ </text:p>
      <text:p text:style-name="P47">יוֹמָ֗ם הַשֶּׁ֥מֶשׁ לֹֽא־יַכֶּ֗כָּה וְיָרֵ֥חַ בַּלָּֽיְלָה׃ </text:p>
      <text:p text:style-name="P47">יְֽהֹוָ֗ה יִשְׁמׇרְךָ֥ מִכָּל־רָ֑ע יִ֝שְׁמֹ֗ר אֶת־נַפְשֶֽׁךָ׃ </text:p>
      <text:p text:style-name="P47">יְֽהֹוָ֗ה יִשְׁמׇר־צֵאתְךָ֥ וּבוֹאֶ֑ךָ מֵ֝עַתָּ֗ה וְעַד־עוֹלָֽם׃</text:p>
      <text:p text:style-name="P20"/>
      <text:p text:style-name="Shemoneh_20_Esreh_20_Addition">יִתְגַּדַּל וְיִתְקַדַּשׁ שְׁמֵהּ רַבָּא. [אָמֵן]</text:p>
      <text:p text:style-name="P89">בְּעָלְמָא דִּי בְרָא, כִּרְעוּתֵה, וְיַמְלִיךְ מַלְכוּתֵה,</text:p>
      <text:p text:style-name="P89">וְיַצְמַח פֻּרְקָנֵה, וִיקָרֵב מְשִׁיחֵהּ. [אָמֵן]</text:p>
      <text:p text:style-name="P89">בְּחַיֵּיכוֹן וּבְיוֹמֵיכוֹן וּבְחַיֵּי דְכָל בֵּית יִשְׂרָאֵל,</text:p>
      <text:p text:style-name="P89">בַּעֲגָלָא וּבִזְמַן קָרִיב, וְאִמְרוּ אָמֵן. [אָמֵן] </text:p>
      <text:p text:style-name="P89"/>
      <text:p text:style-name="P89">יְהֵא שְׁמֵיהּ רַבָּא מְבָרַךְ לְעָלַם וּלְעָלְמֵי עָלְמַיָּא יִתְבָּרַךְ.</text:p>
      <text:p text:style-name="P89">וְיִשְׁתַּבַּח. וְיִתְפָּאַר. וְיִתְרוֹמַם. וְיִתְנַשֵּׂא.</text:p>
      <text:p text:style-name="P89">וְיִתְהַדָּר. וְיִתְעַלֶּה. וְיִתְהַלָּל שְׁמֵהּ דְּקֻדְשָׁא, בְּרִיךְ הוּא. [אָמֵן]</text:p>
      <text:p text:style-name="P89">לְעֵלָּא מִן כָּל בִּרְכָתָא שִׁירָתָא,</text:p>
      <text:p text:style-name="P89">תֻּשְׁבְּחָתָא וְנֶחֱמָתָא, דַּאֲמִירָן בְּעָלְמָא, וְאִמְרוּ אָמֵן. [אָמֵן]</text:p>
      <text:p text:style-name="P89"/>
      <text:p text:style-name="P89">יְהֵא שְׁלָמָא רַבָּא מִן שְׁמַיָּא.</text:p>
      <text:p text:style-name="P89">חַיִּים וְשָׂבָע וִישׁוּעָה וְנֶחָמָה. וְשֵׁיזָבָא</text:p>
      <text:p text:style-name="P89">וּרְפוּאָה וּגְאוּלָה וּסְלִיחָה וְכַפָּרָה</text:p>
      <text:p text:style-name="P89">וְרֶוַח וְהַצָּלָה לָנוּ וּלְכָל עַמּוֹ יִשְׂרָאֵל. וְאִמְרוּ אָמֵן. [אָמֵן]</text:p>
      <text:p text:style-name="P89"/>
      <text:p text:style-name="P89">עוֹשֶׂה שָׁלוֹם בִּמְרוֹמָיו.</text:p>
      <text:p text:style-name="P89">הוּא בְּרַחֲמָיו יַעֲשֶׂה שָׁלוֹם עָלֵינוּ</text:p>
      <text:p text:style-name="P89">וְעַל כָּל עַמּוֹ יִשְׂרָאֵל. וְאִמְרוּ אָמֵן. [אָמֵן]</text:p>
      <text:p text:style-name="P21"/>
      <text:p text:style-name="P54"/>
      <text:p text:style-name="P106"><text:span text:style-name="T12">ואומר החזן:<text:tab/></text:span>בָּרְכוּ אֶת יְהֹוָה הַמְּבֹרָךְ:</text:p>
      <text:p text:style-name="P55"><text:span text:style-name="T12">ועונים הקהל:<text:tab/></text:span>בָּרוּךְ יְהֹוָה הַמְּבֹרָךְ לְעוֹלָם וָעֵד:</text:p>
      <text:p text:style-name="P55"><text:span text:style-name="T12">ואומר החזן:<text:tab/></text:span>בָּרוּךְ יְהֹוָה הַמְּבֹרָךְ לְעוֹלָם וָעֵד:</text:p>
      <text:p text:style-name="P56"/>
      <text:p text:style-name="P66">עָלֵֽינוּ לְשַׁבֵּֽחַ לַֽאֲדוֹן הַכֹּל<text:tab/>לָתֵת גְּדֻלָּה לְיוֹצֵר בְּרֵאשִׁית,</text:p>
      <text:p text:style-name="P66">שֶׁלֹּא עָשָֽׂנוּ כְּגוֹיֵי הָֽאֲרָצוֹת,<text:tab/>וְלֹא שָׂמָֽנוּ כְּמִשְׁפְּחוֹת הָֽאֲדָמָה,</text:p>
      <text:p text:style-name="P66">שֶׁלֹּא שָׂם חֶלְקֵֽנוּ כָּהֶם<text:tab/>וְגוֹרָלֵֽנוּ כְּכָל-הֲמוֹנָם,</text:p>
      <text:p text:style-name="P66">שֶׁהֵם מִשְׁתַּֽחֲוִים לָהֶֽבֶל וָרִיק,<text:tab/>וּמִתְפַּלְּלִים אֶל-אֵל לֹֽא יוֹשִׁיעַ.</text:p>
      <text:p text:style-name="P66">וַֽאֲנַֽחְנוּ מִשְׁתַּחֲוִים לִפְנֵי מֶֽלֶךְ מַלְכֵי הַֽמְּלָכִים הַקָּדוֹשׁ בָּרוּךְ הוּא,</text:p>
      <text:p text:style-name="P66">שֶׁהוּא נוֹטֶה שָׁמַֽיִם וְיוֹסֵד אָֽרֶץ,<text:tab/>וּמוֹשַׁב יְקָרוֹ בַּשָּׁמַֽיִם מִמַּֽעַל,</text:p>
      <text:p text:style-name="P66">וּשְׁכִינַת עֻזּוֹ בְּגָבְהֵי מְרוֹמִים.<text:tab/>הוּא אֱלֹהֵֽינוּ, וְאֵין עוֹד אַחֵר,</text:p>
      <text:p text:style-name="P66">אֱמֶת מַלְכֵּֽנוּ וְאֶֽפֶס זוּלָתוֹ<text:tab/>כַּכָּתוּב בַּתּוֹרָה.</text:p>
      <text:p text:style-name="P70"><text:tab/>וְיָדַעְתָּ֣ הַיּ֗וֹם וַהֲשֵׁבֹתָ֮ אֶל־לְבָבֶךָ֒</text:p>
      <text:p text:style-name="P70"><text:tab/>כִּ֤י יְהֹוָה֙ ה֣וּא הָֽאֱלֹהִ֔ים בַּשָּׁמַ֣יִם מִמַּ֔עַל וְעַל־הָאָ֖רֶץ מִתָּ֑חַת</text:p>
      <text:p text:style-name="P70"><text:tab/>אֵ֖ין עֽוֹד:</text:p>
      <text:p text:style-name="P70"/>
      <text:p text:style-name="P69">עַל כֵּן נְקַוֶּה לָךְ, יְהֹוָה אֱלֹהֵֽינוּ,<text:tab/>לִרְאוֹת מְהֵרָה בְּתִפְאֶֽרֶת עֻזָּךְ,</text:p>
      <text:p text:style-name="P69">לְהַֽעֲבִיר גִּלּוּלִים מִן הָאָֽרֶץ,<text:tab/>וְהָֽאֱלִילִים כָּרוֹת יִכָּֽרֵתוּן,</text:p>
      <text:p text:style-name="P69">לְתַקֵּן עוֹלָם בְּמַלְכוּת שַׁדַּי,<text:tab/>וְכָל-בְּנֵי בָשָׂר יִקְרְאוּ בִשְׁמֶֽךָ,</text:p>
      <text:p text:style-name="P69">לְהַפְנוֹת אֵלֶֽיךָ כָּל-רִשְׁעֵי אָֽרֶץ.<text:tab/>יַכִּֽירוּ וְיֵֽדְעוּ כָּל-יֽוֹשְׁבֵי תֵבֵֽל,</text:p>
      <text:p text:style-name="P69">כִּי לְךָ תִכְרַע כָּל-בֶּֽרֶךְ,<text:tab/>תִּשָּׁבַע כָּל-לָשׁוֹן.</text:p>
      <text:p text:style-name="P69"><text:span text:style-name="T16">לְפָנֶֽיךָ</text:span><text:span text:style-name="T15">, יְהֹוָה אֱלֹהֵֽינוּ יִכְרְעוּ וְיִפֹּֽלוּ</text:span><text:tab/>וְלִכְבוֹד שִׁמְךָ יְקָר יִתֵּֽנוּ,</text:p>
      <text:p text:style-name="P69">וִיקַבְּלוּ כֻלָּם אֶת-עֹל מַלְכוּתֶֽךָ,<text:tab/><text:span text:style-name="T15">וְתִמְלוֹךְ עֲלֵיהֶם מְהֵרָה לְעוֹלָם וָעֶד</text:span>.</text:p>
      <text:p text:style-name="P69">כִּי הַמַּלְכוּת שֶׁלְּךָ הִיא,<text:tab/>וּלְעֽוֹלְמֵי עַד תִּמְלוֹךְ בְּכָבוֹד.</text:p>
      <text:p text:style-name="P70">כַּכָּתוּב בְּתוֹרָתָךְ:</text:p>
      <text:p text:style-name="P70"><text:tab/>יְהֹוָ֥ה ׀ יִמְלֹ֖ךְ לְעֹלָ֥ם וָעֶֽד׃</text:p>
      <text:p text:style-name="P70">וְנֶאֱמַר.</text:p>
      <text:p text:style-name="P70"><text:tab/>וְהָיָ֧ה יְהֹוָ֛ה לְמֶ֖לֶךְ עַל־כָּל־הָאָ֑רֶץ</text:p>
      <text:p text:style-name="P64"><text:tab/>בַּיּ֣וֹם הַה֗וּא יִהְיֶ֧ה יְהֹוָ֛ה אֶחָ֖ד וּשְׁמ֥וֹ אֶחָֽד׃</text:p>
      <text:p text:style-name="P57"/>
      <text:p text:style-name="P61"/>
      <text:p text:style-name="P110">לְשֵׁם יִחוּד קֻדְשָׁא בְּרִיךְ הוּא וּשְׁכִינְתֵּיהּ,</text:p>
      <text:p text:style-name="Shemoneh_20_Esreh_20_Addition">בִּדְחִֽילוּ וּרְחִֽימוּ, וּרְחִֽימוּ וּדְחִֽילוּ, </text:p>
      <text:p text:style-name="P92">לְיַחֲדָא שֵׁם יוֹ"ד קֵ"א בְּוָא"ו קֵ"א </text:p>
      <text:p text:style-name="P92">בְּיִחוּדָא שְׁלִים, בְּשֵׁם כָּל־יִשְׂרָאֵל. </text:p>
      <text:p text:style-name="Shemoneh_20_Esreh_20_Addition">הִנֵּה אֲנַֽחְנוּ בָּאִים לְקַיֵּם מִצְוַת עֲשֵׂה שֶׁל סְפִירַת הָעֹֽמֶר </text:p>
      <text:p text:style-name="Shemoneh_20_Esreh_20_Addition">לַעֲשׂוֹת נַֽחַת רֽוּחַ לְיֽוֹצְרֵֽנוּ וְלַעֲשׂוֹת רְצוֹן בּֽוֹרְאֵֽנוּ. </text:p>
      <text:p text:style-name="P92">וִיהִ֤י ׀ נֹ֤עַם אֲדֹנָ֥י אֱלֹהֵ֗ינוּ עָ֫לֵ֥ינוּ וּמַעֲשֵׂ֣ה יָ֭דֵינוּ כּוֹנְנָ֥ה עָלֵ֑ינוּ</text:p>
      <text:p text:style-name="P92">וּֽמַעֲשֵׂ֥ה יָ֝דֵ֗ינוּ כּוֹנְנֵֽהוּ: </text:p>
      <text:p text:style-name="Shemoneh_20_Esreh_20_Addition"/>
      <text:p text:style-name="P92">יְהֹוָה֮ יִגְמֹ֢ר בַּ֫עֲדִ֥י יְ֭הֹוָה חַסְדְּךָ֣ לְעוֹלָ֑ם מַעֲשֵׂ֖י יָדֶ֣יךָ אַל־תֶּֽרֶף: </text:p>
      <text:p text:style-name="P92">אֶ֭קְרָא לֵֽאלֹהִ֣ים עֶלְי֑וֹן לָ֝אֵ֗ל גֹּמֵ֥ר עָלָֽי: </text:p>
      <text:p text:style-name="P92">וְנֶאֱמַר: </text:p>
      <text:p text:style-name="P92">וָאֶעֱבֹ֤ר עָלַ֙יִךְ֙ וָֽאֶרְאֵ֔ךְ מִתְבּוֹסֶ֖סֶת בְּדָמָ֑יִךְ </text:p>
      <text:p text:style-name="P92">וָאֹ֤מַר לָךְ֙ בְּדָמַ֣יִךְ חֲיִ֔י וָאֹ֥מַר לָ֖ךְ בְּדָמַ֥יִךְ חֲיִֽי: </text:p>
      <text:p text:style-name="P92">בָּרְכִ֥י נַפְשִׁ֗י אֶת־יְהֹ֫וָ֥ה יְהֹוָ֣ה אֱ֭לֹהַי גָּדַ֣לְתָּ מְּאֹ֑ד ה֖וֹד וְהָדָ֣ר לָבָֽשְׁתָּ:</text:p>
      <text:p text:style-name="P92">עֹֽטֶה־א֭וֹר כַּשַּׂלְמָ֑ה נוֹטֶ֥ה שָׁ֝מַ֗יִם כַּיְרִיעָֽה:</text:p>
      <text:p text:style-name="P92"/>
      <text:p text:style-name="P92"><text:span text:style-name="T12">הש"ץ אומר:</text:span> בִּרְשׁוּת מוֹרַי וְרַבּוֹתַי. </text:p>
      <text:p text:style-name="P92"><text:span text:style-name="T12">והקהל עונים:</text:span> שָׁמַיִם</text:p>
      <text:p text:style-name="P92"/>
      <text:p text:style-name="P59">בָּרוּךְ אַתָּה יְהֹוָה, אֱלֹהֵֽינוּ מֶֽלֶךְ הָעוֹלָם,</text:p>
      <text:p text:style-name="P59">אֲשֶׁר קִדְּשָֽׁנוּ בְּמִצְוֹתָיו וְצִוָּֽנוּ עַל סְפִירַת הָעֹֽמֶר:</text:p>
      <text:p text:style-name="P59"/>
      <text:p text:style-name="P59">הַיּוֹם … לָעֹֽמֶר, שֶׁהֵם … :</text:p>
      <text:p text:style-name="P59"/>
      <text:p text:style-name="P60">הָרַחֲמָן הוּא יַחֲזִיר עֲבוֹדַת בֵּית הַמִּקְדָּשׁ לִמְקוֹמָהּ </text:p>
      <text:p text:style-name="P60">בִּמְהֵרָה בְיָמֵֽינוּ אָמֵן:</text:p>
      <text:p text:style-name="P59"/>
      <text:p text:style-name="P59"/>
      <text:p text:style-name="P107">לַמְנַצֵּ֥חַ בִּנְגִינֹ֗ת מִזְמ֥וֹר שִֽׁיר׃ </text:p>
      <text:p text:style-name="P59">אֱֽלֹהִ֗ים יְחׇנֵּ֥נוּ וִיבָרְכֵ֑נוּ יָ֤אֵֽר פָּנָ֖יו אִתָּ֣נוּ סֶֽלָה׃ </text:p>
      <text:p text:style-name="P59">לָדַ֣עַת בָּאָ֣רֶץ דַּרְכֶּ֑ךָ בְּכׇל־גּ֝וֹיִ֗ם יְשׁוּעָתֶֽךָ׃ </text:p>
      <text:p text:style-name="P59">יוֹד֖וּךָ עַמִּ֥ים ׀ אֱלֹהִ֑ים י֝וֹד֗וּךָ עַמִּ֥ים כֻּלָּֽם׃ </text:p>
      <text:p text:style-name="P59">יִ֥שְׂמְח֥וּ וִירַנְּנ֗וּ לְאֻ֫מִּ֥ים כִּֽי־תִשְׁפֹּ֣ט עַמִּ֣ים מִישֹׁ֑ר</text:p>
      <text:p text:style-name="P59">וּלְאֻמִּ֓ים ׀ בָּאָ֖רֶץ תַּנְחֵ֣ם סֶֽלָה׃ </text:p>
      <text:p text:style-name="P59">יוֹד֖וּךָ עַמִּ֥ים ׀ אֱלֹהִ֑ים י֝וֹד֗וּךָ עַמִּ֥ים כֻּלָּֽם׃ </text:p>
      <text:p text:style-name="P59">אֶ֭רֶץ נָתְנָ֣ה יְבוּלָ֑הּ יְ֝בָרְכֵ֗נוּ אֱלֹהִ֥ים אֱלֹהֵֽינוּ׃ </text:p>
      <text:p text:style-name="P59">יְבָרְכֵ֥נוּ אֱלֹהִ֑ים וְיִֽירְא֥וּ א֝וֹת֗וֹ כׇּל־אַפְסֵי־אָֽרֶץ׃</text:p>
      <text:p text:style-name="P59"/>
      <text:p text:style-name="P62">אָֽנָּֽא בְּכֹֽחַ.<text:tab/>גְּדוּלַת יְמִינֶֽךָ.<text:tab/>תַּתִּיר צְרוּרָה:<text:tab/>(אב"ג ית"ץ)</text:p>
      <text:p text:style-name="P62">קַבֵּל רִנַּת.<text:tab/>עַמֶּֽךָ שַׂגְּבֵֽנוּ.<text:tab/>טַהֲרֵֽנוּ נוֹרָא:<text:tab/>(קר"ע שט"ן)</text:p>
      <text:p text:style-name="P62">נָא גִבּוֹר.<text:tab/>דּֽוֹרְשֵֽׁי יִחוּדֶֽךָ.<text:tab/>כְּבָבַת שָׁמְרֵם:<text:tab/>(נג"ד יכ"ש)</text:p>
      <text:p text:style-name="P62">בָּֽרְכֵֽם טַהֲרֵם.<text:tab/>רַחֲמֵי צִדְקָתֶֽךָ.<text:tab/>תָּמִיד גָּמְלֵם:<text:tab/>(בט"ר צת"ג)</text:p>
      <text:p text:style-name="P62">חֲסִין קָדוֹשׁ.<text:tab/>בְּרֹב טֽוּבְךָֽ.<text:tab/>נַהֵל עֲדָתֶֽךָ:<text:tab/>(חק"ב טנ"ע)</text:p>
      <text:p text:style-name="P62">יָחִיד גֵּאֶה.<text:tab/>לְעַמְּךָ פְנֵה.<text:tab/>זֽוֹכְרֵֽי קְדֻשָּׁתֶֽךָ:<text:tab/>(יג"ל פז"ק)</text:p>
      <text:p text:style-name="P62">שַׁוְעָתֵֽנוּ קַבֵּל.<text:tab/>וּשְׁמַע צַעֲקָתֵֽנוּ.<text:tab/>יוֹדֵֽעַ תַּעֲלוּמוֹת:<text:tab/>(שק"ו צי"ת)</text:p>
      <text:p text:style-name="Shemoneh_20_Esreh_20_Addition"><text:span text:style-name="T12">ואומר בלחש:</text:span> בָּרוּךְ שֵׁם כְּבוֹד מַלְכוּתוֹ לְעוֹלָם וָעֶ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end" style:justify-single-word="false" fo:text-indent="0in" style:auto-text-indent="false" style:writing-mode="rl-tb"/>
      <style:text-properties fo:font-variant="normal" fo:text-transform="none" fo:color="#000000" style:font-name="Shofar" fo:font-family="Shofar" style:font-pitch="variable" fo:font-size="14pt" fo:letter-spacing="normal" style:font-size-asian="14pt" style:font-name-complex="Shofar" style:font-family-complex="Shofar" style:font-pitch-complex="variable" style:font-size-complex="14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hemoneh_20_Esreh_20_Addition" style:display-name="Shemoneh Esreh Addition" style:family="paragraph" style:parent-style-name="Standard">
      <loext:graphic-properties draw:fill="none" draw:fill-color="#729fcf"/>
      <style:paragraph-properties fo:margin-left="0.3752in" fo:margin-right="0in" fo:margin-top="0in" fo:margin-bottom="0in" loext:contextual-spacing="false" fo:line-height="100%" fo:text-align="end" style:justify-single-word="false" fo:text-indent="0in" style:auto-text-indent="false" fo:background-color="transparent" style:writing-mode="rl-tb"/>
      <style:text-properties fo:font-size="12pt" style:font-size-asian="12pt" style:font-size-complex="12pt"/>
    </style:style>
    <style:style style:name="Instruction" style:family="paragraph" style:parent-style-name="Shemoneh_20_Esreh_20_Addition">
      <style:text-properties fo:font-size="10pt" style:font-size-asian="10pt" style:font-name-complex="Frank Ruehl CLM" style:font-family-complex="'Frank Ruehl CLM'" style:font-pitch-complex="variable" style:font-size-complex="10pt"/>
    </style:style>
    <style:style style:name="Header" style:family="paragraph" style:parent-style-name="Standard" style:class="extra">
      <style:paragraph-properties text:number-lines="false" text:line-number="0">
        <style:tab-stops>
          <style:tab-stop style:position="2.3417in" style:type="center"/>
          <style:tab-stop style:position="4.68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3543in" fo:margin-right="0.4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09:20:51.705233561</meta:creation-date>
    <dc:date>2019-09-12T09:08:04.855454558</dc:date>
    <meta:editing-duration>PT4H27M26S</meta:editing-duration>
    <meta:editing-cycles>43</meta:editing-cycles>
    <meta:generator>LibreOffice/6.1.5.2$Linux_X86_64 LibreOffice_project/10$Build-2</meta:generator>
    <meta:document-statistic meta:table-count="0" meta:image-count="0" meta:object-count="0" meta:page-count="46" meta:paragraph-count="1033" meta:word-count="6824" meta:character-count="38489" meta:non-whitespace-character-count="32376"/>
  </office:meta>
</office:document-meta>
</file>